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552085" calcext:value-type="float">
            <text:p>0.365520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2854265" calcext:value-type="float">
            <text:p>0.7285426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101033" calcext:value-type="float">
            <text:p>1.11010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927081" calcext:value-type="float">
            <text:p>1.492708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8313504" calcext:value-type="float">
            <text:p>1.83135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10487405" calcext:value-type="float">
            <text:p>2.1048740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38388675" calcext:value-type="float">
            <text:p>2.383886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72941765" calcext:value-type="float">
            <text:p>2.7294176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111949" calcext:value-type="float">
            <text:p>3.1119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4900164" calcext:value-type="float">
            <text:p>3.490016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.8668202" calcext:value-type="float">
            <text:p>3.86682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.23026605" calcext:value-type="float">
            <text:p>4.2302660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.61380905" calcext:value-type="float">
            <text:p>4.6138090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98319935" calcext:value-type="float">
            <text:p>4.983199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.289699" calcext:value-type="float">
            <text:p>5.28969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55144655" calcext:value-type="float">
            <text:p>5.5514465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8593031" calcext:value-type="float">
            <text:p>5.859303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.22915275" calcext:value-type="float">
            <text:p>6.2291527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61203485" calcext:value-type="float">
            <text:p>6.6120348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310417" calcext:value-type="float">
            <text:p>7.310417</text:p>
          </table:table-cell>
          <table:table-cell office:value-type="float" office:value="6.9734508" calcext:value-type="float">
            <text:p>6.9734508</text:p>
          </table:table-cell>
          <table:table-cell table:formula="of:=POWER([.C21]-6.75;2)" office:value-type="float" office:value="0.0499302600206401" calcext:value-type="float">
            <text:p>0.04993026</text:p>
          </table:table-cell>
          <table:table-cell table:formula="of:=SQRT(SUM([.D21:.D120])/100)" office:value-type="float" office:value="0.183430055368667" calcext:value-type="float">
            <text:p>0.18343005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260436" calcext:value-type="float">
            <text:p>7.260436</text:p>
          </table:table-cell>
          <table:table-cell office:value-type="float" office:value="6.985639" calcext:value-type="float">
            <text:p>6.985639</text:p>
          </table:table-cell>
          <table:table-cell table:formula="of:=POWER([.C22]-6.75;2)" office:value-type="float" office:value="0.055525738321" calcext:value-type="float">
            <text:p>0.055525738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631213" calcext:value-type="float">
            <text:p>7.631213</text:p>
          </table:table-cell>
          <table:table-cell office:value-type="float" office:value="7.00008015" calcext:value-type="float">
            <text:p>7.00008015</text:p>
          </table:table-cell>
          <table:table-cell table:formula="of:=POWER([.C23]-6.75;2)" office:value-type="float" office:value="0.0625400814240223" calcext:value-type="float">
            <text:p>0.062540081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652096" calcext:value-type="float">
            <text:p>7.652096</text:p>
          </table:table-cell>
          <table:table-cell office:value-type="float" office:value="6.99980915" calcext:value-type="float">
            <text:p>6.99980915</text:p>
          </table:table-cell>
          <table:table-cell table:formula="of:=POWER([.C24]-6.75;2)" office:value-type="float" office:value="0.0624046114237225" calcext:value-type="float">
            <text:p>0.062404611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772846" calcext:value-type="float">
            <text:p>6.772846</text:p>
          </table:table-cell>
          <table:table-cell office:value-type="float" office:value="6.961138" calcext:value-type="float">
            <text:p>6.961138</text:p>
          </table:table-cell>
          <table:table-cell table:formula="of:=POWER([.C25]-6.75;2)" office:value-type="float" office:value="0.044579255044" calcext:value-type="float">
            <text:p>0.04457925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470473" calcext:value-type="float">
            <text:p>5.470473</text:p>
          </table:table-cell>
          <table:table-cell office:value-type="float" office:value="6.90153015" calcext:value-type="float">
            <text:p>6.90153015</text:p>
          </table:table-cell>
          <table:table-cell table:formula="of:=POWER([.C26]-6.75;2)" office:value-type="float" office:value="0.0229613863590225" calcext:value-type="float">
            <text:p>0.022961386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580254" calcext:value-type="float">
            <text:p>5.580254</text:p>
          </table:table-cell>
          <table:table-cell office:value-type="float" office:value="6.90490445" calcext:value-type="float">
            <text:p>6.90490445</text:p>
          </table:table-cell>
          <table:table-cell table:formula="of:=POWER([.C27]-6.75;2)" office:value-type="float" office:value="0.0239953886298025" calcext:value-type="float">
            <text:p>0.023995388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910618" calcext:value-type="float">
            <text:p>6.910618</text:p>
          </table:table-cell>
          <table:table-cell office:value-type="float" office:value="6.9667772" calcext:value-type="float">
            <text:p>6.9667772</text:p>
          </table:table-cell>
          <table:table-cell table:formula="of:=POWER([.C28]-6.75;2)" office:value-type="float" office:value="0.0469923544398401" calcext:value-type="float">
            <text:p>0.046992354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650627" calcext:value-type="float">
            <text:p>7.650627</text:p>
          </table:table-cell>
          <table:table-cell office:value-type="float" office:value="7.00146265" calcext:value-type="float">
            <text:p>7.00146265</text:p>
          </table:table-cell>
          <table:table-cell table:formula="of:=POWER([.C29]-6.75;2)" office:value-type="float" office:value="0.0632334643450223" calcext:value-type="float">
            <text:p>0.063233464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561348" calcext:value-type="float">
            <text:p>7.561348</text:p>
          </table:table-cell>
          <table:table-cell office:value-type="float" office:value="6.99644385" calcext:value-type="float">
            <text:p>6.99644385</text:p>
          </table:table-cell>
          <table:table-cell table:formula="of:=POWER([.C30]-6.75;2)" office:value-type="float" office:value="0.0607345712028227" calcext:value-type="float">
            <text:p>0.060734571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536076" calcext:value-type="float">
            <text:p>7.536076</text:p>
          </table:table-cell>
          <table:table-cell office:value-type="float" office:value="6.98869585" calcext:value-type="float">
            <text:p>6.98869585</text:p>
          </table:table-cell>
          <table:table-cell table:formula="of:=POWER([.C31]-6.75;2)" office:value-type="float" office:value="0.0569757088072225" calcext:value-type="float">
            <text:p>0.056975708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268917" calcext:value-type="float">
            <text:p>7.268917</text:p>
          </table:table-cell>
          <table:table-cell office:value-type="float" office:value="6.97494635" calcext:value-type="float">
            <text:p>6.97494635</text:p>
          </table:table-cell>
          <table:table-cell table:formula="of:=POWER([.C32]-6.75;2)" office:value-type="float" office:value="0.0506008603783224" calcext:value-type="float">
            <text:p>0.050600860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67086" calcext:value-type="float">
            <text:p>7.67086</text:p>
          </table:table-cell>
          <table:table-cell office:value-type="float" office:value="6.99305295" calcext:value-type="float">
            <text:p>6.99305295</text:p>
          </table:table-cell>
          <table:table-cell table:formula="of:=POWER([.C33]-6.75;2)" office:value-type="float" office:value="0.0590747365037025" calcext:value-type="float">
            <text:p>0.059074736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387806" calcext:value-type="float">
            <text:p>7.387806</text:p>
          </table:table-cell>
          <table:table-cell office:value-type="float" office:value="6.97886165" calcext:value-type="float">
            <text:p>6.97886165</text:p>
          </table:table-cell>
          <table:table-cell table:formula="of:=POWER([.C34]-6.75;2)" office:value-type="float" office:value="0.0523776548407224" calcext:value-type="float">
            <text:p>0.05237765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129993" calcext:value-type="float">
            <text:p>6.129993</text:p>
          </table:table-cell>
          <table:table-cell office:value-type="float" office:value="6.9202776" calcext:value-type="float">
            <text:p>6.9202776</text:p>
          </table:table-cell>
          <table:table-cell table:formula="of:=POWER([.C35]-6.75;2)" office:value-type="float" office:value="0.0289944610617601" calcext:value-type="float">
            <text:p>0.028994461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234951" calcext:value-type="float">
            <text:p>5.234951</text:p>
          </table:table-cell>
          <table:table-cell office:value-type="float" office:value="6.87855035" calcext:value-type="float">
            <text:p>6.87855035</text:p>
          </table:table-cell>
          <table:table-cell table:formula="of:=POWER([.C36]-6.75;2)" office:value-type="float" office:value="0.0165251924851226" calcext:value-type="float">
            <text:p>0.01652519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157131" calcext:value-type="float">
            <text:p>6.157131</text:p>
          </table:table-cell>
          <table:table-cell office:value-type="float" office:value="6.92241685" calcext:value-type="float">
            <text:p>6.92241685</text:p>
          </table:table-cell>
          <table:table-cell table:formula="of:=POWER([.C37]-6.75;2)" office:value-type="float" office:value="0.0297275701639226" calcext:value-type="float">
            <text:p>0.029727570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396993" calcext:value-type="float">
            <text:p>7.396993</text:p>
          </table:table-cell>
          <table:table-cell office:value-type="float" office:value="6.98180245" calcext:value-type="float">
            <text:p>6.98180245</text:p>
          </table:table-cell>
          <table:table-cell table:formula="of:=POWER([.C38]-6.75;2)" office:value-type="float" office:value="0.0537323758260025" calcext:value-type="float">
            <text:p>0.053732375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657642" calcext:value-type="float">
            <text:p>7.657642</text:p>
          </table:table-cell>
          <table:table-cell office:value-type="float" office:value="6.99351075" calcext:value-type="float">
            <text:p>6.99351075</text:p>
          </table:table-cell>
          <table:table-cell table:formula="of:=POWER([.C39]-6.75;2)" office:value-type="float" office:value="0.0592974853655627" calcext:value-type="float">
            <text:p>0.059297485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228319" calcext:value-type="float">
            <text:p>7.228319</text:p>
          </table:table-cell>
          <table:table-cell office:value-type="float" office:value="6.97135705" calcext:value-type="float">
            <text:p>6.97135705</text:p>
          </table:table-cell>
          <table:table-cell table:formula="of:=POWER([.C40]-6.75;2)" office:value-type="float" office:value="0.0489989435847025" calcext:value-type="float">
            <text:p>0.04899894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54181" calcext:value-type="float">
            <text:p>7.554181</text:p>
          </table:table-cell>
          <table:table-cell office:value-type="float" office:value="6.98626945" calcext:value-type="float">
            <text:p>6.98626945</text:p>
          </table:table-cell>
          <table:table-cell table:formula="of:=POWER([.C41]-6.75;2)" office:value-type="float" office:value="0.0558232530033025" calcext:value-type="float">
            <text:p>0.05582325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549259" calcext:value-type="float">
            <text:p>7.549259</text:p>
          </table:table-cell>
          <table:table-cell office:value-type="float" office:value="6.9814918" calcext:value-type="float">
            <text:p>6.9814918</text:p>
          </table:table-cell>
          <table:table-cell table:formula="of:=POWER([.C42]-6.75;2)" office:value-type="float" office:value="0.0535884534672399" calcext:value-type="float">
            <text:p>0.053588453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625793" calcext:value-type="float">
            <text:p>7.625793</text:p>
          </table:table-cell>
          <table:table-cell office:value-type="float" office:value="6.984956" calcext:value-type="float">
            <text:p>6.984956</text:p>
          </table:table-cell>
          <table:table-cell table:formula="of:=POWER([.C43]-6.75;2)" office:value-type="float" office:value="0.0552043219360002" calcext:value-type="float">
            <text:p>0.055204321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878673" calcext:value-type="float">
            <text:p>6.878673</text:p>
          </table:table-cell>
          <table:table-cell office:value-type="float" office:value="6.952802" calcext:value-type="float">
            <text:p>6.952802</text:p>
          </table:table-cell>
          <table:table-cell table:formula="of:=POWER([.C44]-6.75;2)" office:value-type="float" office:value="0.0411286512040001" calcext:value-type="float">
            <text:p>0.041128651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580689" calcext:value-type="float">
            <text:p>5.580689</text:p>
          </table:table-cell>
          <table:table-cell office:value-type="float" office:value="6.8938273" calcext:value-type="float">
            <text:p>6.8938273</text:p>
          </table:table-cell>
          <table:table-cell table:formula="of:=POWER([.C45]-6.75;2)" office:value-type="float" office:value="0.02068629222529" calcext:value-type="float">
            <text:p>0.020686292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537959" calcext:value-type="float">
            <text:p>5.537959</text:p>
          </table:table-cell>
          <table:table-cell office:value-type="float" office:value="6.892314" calcext:value-type="float">
            <text:p>6.892314</text:p>
          </table:table-cell>
          <table:table-cell table:formula="of:=POWER([.C46]-6.75;2)" office:value-type="float" office:value="0.020253274596" calcext:value-type="float">
            <text:p>0.020253274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817709" calcext:value-type="float">
            <text:p>6.817709</text:p>
          </table:table-cell>
          <table:table-cell office:value-type="float" office:value="6.9539586" calcext:value-type="float">
            <text:p>6.9539586</text:p>
          </table:table-cell>
          <table:table-cell table:formula="of:=POWER([.C47]-6.75;2)" office:value-type="float" office:value="0.04159911051396" calcext:value-type="float">
            <text:p>0.041599110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604327" calcext:value-type="float">
            <text:p>7.604327</text:p>
          </table:table-cell>
          <table:table-cell office:value-type="float" office:value="6.99104915" calcext:value-type="float">
            <text:p>6.99104915</text:p>
          </table:table-cell>
          <table:table-cell table:formula="of:=POWER([.C48]-6.75;2)" office:value-type="float" office:value="0.0581046927157226" calcext:value-type="float">
            <text:p>0.058104692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550251" calcext:value-type="float">
            <text:p>7.550251</text:p>
          </table:table-cell>
          <table:table-cell office:value-type="float" office:value="6.98693785" calcext:value-type="float">
            <text:p>6.98693785</text:p>
          </table:table-cell>
          <table:table-cell table:formula="of:=POWER([.C49]-6.75;2)" office:value-type="float" office:value="0.0561395447626227" calcext:value-type="float">
            <text:p>0.05613954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406388" calcext:value-type="float">
            <text:p>7.406388</text:p>
          </table:table-cell>
          <table:table-cell office:value-type="float" office:value="6.9767394" calcext:value-type="float">
            <text:p>6.9767394</text:p>
          </table:table-cell>
          <table:table-cell table:formula="of:=POWER([.C50]-6.75;2)" office:value-type="float" office:value="0.0514107555123598" calcext:value-type="float">
            <text:p>0.051410755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261086" calcext:value-type="float">
            <text:p>7.261086</text:p>
          </table:table-cell>
          <table:table-cell office:value-type="float" office:value="6.9682864" calcext:value-type="float">
            <text:p>6.9682864</text:p>
          </table:table-cell>
          <table:table-cell table:formula="of:=POWER([.C51]-6.75;2)" office:value-type="float" office:value="0.0476489524249601" calcext:value-type="float">
            <text:p>0.047648952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631049" calcext:value-type="float">
            <text:p>7.631049</text:p>
          </table:table-cell>
          <table:table-cell office:value-type="float" office:value="6.98452975" calcext:value-type="float">
            <text:p>6.98452975</text:p>
          </table:table-cell>
          <table:table-cell table:formula="of:=POWER([.C52]-6.75;2)" office:value-type="float" office:value="0.0550042036350625" calcext:value-type="float">
            <text:p>0.055004203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387034" calcext:value-type="float">
            <text:p>7.387034</text:p>
          </table:table-cell>
          <table:table-cell office:value-type="float" office:value="6.97173735" calcext:value-type="float">
            <text:p>6.97173735</text:p>
          </table:table-cell>
          <table:table-cell table:formula="of:=POWER([.C53]-6.75;2)" office:value-type="float" office:value="0.0491674523850224" calcext:value-type="float">
            <text:p>0.049167452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216125" calcext:value-type="float">
            <text:p>6.216125</text:p>
          </table:table-cell>
          <table:table-cell office:value-type="float" office:value="6.91607595" calcext:value-type="float">
            <text:p>6.91607595</text:p>
          </table:table-cell>
          <table:table-cell table:formula="of:=POWER([.C54]-6.75;2)" office:value-type="float" office:value="0.0275812211684024" calcext:value-type="float">
            <text:p>0.027581221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295448" calcext:value-type="float">
            <text:p>5.295448</text:p>
          </table:table-cell>
          <table:table-cell office:value-type="float" office:value="6.87308115" calcext:value-type="float">
            <text:p>6.87308115</text:p>
          </table:table-cell>
          <table:table-cell table:formula="of:=POWER([.C55]-6.75;2)" office:value-type="float" office:value="0.0151489694853225" calcext:value-type="float">
            <text:p>0.015148969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112281" calcext:value-type="float">
            <text:p>6.112281</text:p>
          </table:table-cell>
          <table:table-cell office:value-type="float" office:value="6.91348235" calcext:value-type="float">
            <text:p>6.91348235</text:p>
          </table:table-cell>
          <table:table-cell table:formula="of:=POWER([.C56]-6.75;2)" office:value-type="float" office:value="0.0267264787615224" calcext:value-type="float">
            <text:p>0.026726478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344843" calcext:value-type="float">
            <text:p>7.344843</text:p>
          </table:table-cell>
          <table:table-cell office:value-type="float" office:value="6.97327435" calcext:value-type="float">
            <text:p>6.97327435</text:p>
          </table:table-cell>
          <table:table-cell table:formula="of:=POWER([.C57]-6.75;2)" office:value-type="float" office:value="0.0498514353679227" calcext:value-type="float">
            <text:p>0.049851435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631159" calcext:value-type="float">
            <text:p>7.631159</text:p>
          </table:table-cell>
          <table:table-cell office:value-type="float" office:value="6.98581605" calcext:value-type="float">
            <text:p>6.98581605</text:p>
          </table:table-cell>
          <table:table-cell table:formula="of:=POWER([.C58]-6.75;2)" office:value-type="float" office:value="0.0556092094376027" calcext:value-type="float">
            <text:p>0.055609209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214568" calcext:value-type="float">
            <text:p>7.214568</text:p>
          </table:table-cell>
          <table:table-cell office:value-type="float" office:value="6.9641517" calcext:value-type="float">
            <text:p>6.9641517</text:p>
          </table:table-cell>
          <table:table-cell table:formula="of:=POWER([.C59]-6.75;2)" office:value-type="float" office:value="0.0458609506128902" calcext:value-type="float">
            <text:p>0.045860950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526567" calcext:value-type="float">
            <text:p>7.526567</text:p>
          </table:table-cell>
          <table:table-cell office:value-type="float" office:value="6.97282365" calcext:value-type="float">
            <text:p>6.97282365</text:p>
          </table:table-cell>
          <table:table-cell table:formula="of:=POWER([.C60]-6.75;2)" office:value-type="float" office:value="0.0496503789993227" calcext:value-type="float">
            <text:p>0.04965037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458628" calcext:value-type="float">
            <text:p>7.458628</text:p>
          </table:table-cell>
          <table:table-cell office:value-type="float" office:value="6.96556605" calcext:value-type="float">
            <text:p>6.96556605</text:p>
          </table:table-cell>
          <table:table-cell table:formula="of:=POWER([.C61]-6.75;2)" office:value-type="float" office:value="0.0464687219126023" calcext:value-type="float">
            <text:p>0.046468721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618543" calcext:value-type="float">
            <text:p>7.618543</text:p>
          </table:table-cell>
          <table:table-cell office:value-type="float" office:value="6.97275295" calcext:value-type="float">
            <text:p>6.97275295</text:p>
          </table:table-cell>
          <table:table-cell table:formula="of:=POWER([.C62]-6.75;2)" office:value-type="float" office:value="0.0496188767337026" calcext:value-type="float">
            <text:p>0.049618876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982713" calcext:value-type="float">
            <text:p>6.982713</text:p>
          </table:table-cell>
          <table:table-cell office:value-type="float" office:value="6.9435292" calcext:value-type="float">
            <text:p>6.9435292</text:p>
          </table:table-cell>
          <table:table-cell table:formula="of:=POWER([.C63]-6.75;2)" office:value-type="float" office:value="0.0374535512526402" calcext:value-type="float">
            <text:p>0.037453551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699179" calcext:value-type="float">
            <text:p>5.699179</text:p>
          </table:table-cell>
          <table:table-cell office:value-type="float" office:value="6.88180725" calcext:value-type="float">
            <text:p>6.88180725</text:p>
          </table:table-cell>
          <table:table-cell table:formula="of:=POWER([.C64]-6.75;2)" office:value-type="float" office:value="0.0173731511525624" calcext:value-type="float">
            <text:p>0.01737315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550423" calcext:value-type="float">
            <text:p>5.550423</text:p>
          </table:table-cell>
          <table:table-cell office:value-type="float" office:value="6.87263175" calcext:value-type="float">
            <text:p>6.87263175</text:p>
          </table:table-cell>
          <table:table-cell table:formula="of:=POWER([.C65]-6.75;2)" office:value-type="float" office:value="0.0150385461080625" calcext:value-type="float">
            <text:p>0.015038546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70851" calcext:value-type="float">
            <text:p>6.770851</text:p>
          </table:table-cell>
          <table:table-cell office:value-type="float" office:value="6.93042845" calcext:value-type="float">
            <text:p>6.93042845</text:p>
          </table:table-cell>
          <table:table-cell table:formula="of:=POWER([.C66]-6.75;2)" office:value-type="float" office:value="0.0325544255694025" calcext:value-type="float">
            <text:p>0.032554425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55952" calcext:value-type="float">
            <text:p>7.55952</text:p>
          </table:table-cell>
          <table:table-cell office:value-type="float" office:value="6.96805055" calcext:value-type="float">
            <text:p>6.96805055</text:p>
          </table:table-cell>
          <table:table-cell table:formula="of:=POWER([.C67]-6.75;2)" office:value-type="float" office:value="0.0475460423553025" calcext:value-type="float">
            <text:p>0.047546042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522101" calcext:value-type="float">
            <text:p>7.522101</text:p>
          </table:table-cell>
          <table:table-cell office:value-type="float" office:value="6.96541715" calcext:value-type="float">
            <text:p>6.96541715</text:p>
          </table:table-cell>
          <table:table-cell table:formula="of:=POWER([.C68]-6.75;2)" office:value-type="float" office:value="0.0464045485141227" calcext:value-type="float">
            <text:p>0.046404548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346282" calcext:value-type="float">
            <text:p>7.346282</text:p>
          </table:table-cell>
          <table:table-cell office:value-type="float" office:value="6.9536593" calcext:value-type="float">
            <text:p>6.9536593</text:p>
          </table:table-cell>
          <table:table-cell table:formula="of:=POWER([.C69]-6.75;2)" office:value-type="float" office:value="0.04147711047649" calcext:value-type="float">
            <text:p>0.041477110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237328" calcext:value-type="float">
            <text:p>7.237328</text:p>
          </table:table-cell>
          <table:table-cell office:value-type="float" office:value="6.9463973" calcext:value-type="float">
            <text:p>6.9463973</text:p>
          </table:table-cell>
          <table:table-cell table:formula="of:=POWER([.C70]-6.75;2)" office:value-type="float" office:value="0.03857189944729" calcext:value-type="float">
            <text:p>0.038571899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585953" calcext:value-type="float">
            <text:p>7.585953</text:p>
          </table:table-cell>
          <table:table-cell office:value-type="float" office:value="6.9616987" calcext:value-type="float">
            <text:p>6.9616987</text:p>
          </table:table-cell>
          <table:table-cell table:formula="of:=POWER([.C71]-6.75;2)" office:value-type="float" office:value="0.0448163395816898" calcext:value-type="float">
            <text:p>0.044816339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375201" calcext:value-type="float">
            <text:p>7.375201</text:p>
          </table:table-cell>
          <table:table-cell office:value-type="float" office:value="6.9513891" calcext:value-type="float">
            <text:p>6.9513891</text:p>
          </table:table-cell>
          <table:table-cell table:formula="of:=POWER([.C72]-6.75;2)" office:value-type="float" office:value="0.04055756959881" calcext:value-type="float">
            <text:p>0.040557569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273806" calcext:value-type="float">
            <text:p>6.273806</text:p>
          </table:table-cell>
          <table:table-cell office:value-type="float" office:value="6.9000669" calcext:value-type="float">
            <text:p>6.9000669</text:p>
          </table:table-cell>
          <table:table-cell table:formula="of:=POWER([.C73]-6.75;2)" office:value-type="float" office:value="0.0225200744756099" calcext:value-type="float">
            <text:p>0.022520074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356229" calcext:value-type="float">
            <text:p>5.356229</text:p>
          </table:table-cell>
          <table:table-cell office:value-type="float" office:value="6.85772355" calcext:value-type="float">
            <text:p>6.85772355</text:p>
          </table:table-cell>
          <table:table-cell table:formula="of:=POWER([.C74]-6.75;2)" office:value-type="float" office:value="0.0116043632246025" calcext:value-type="float">
            <text:p>0.011604363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103472" calcext:value-type="float">
            <text:p>6.103472</text:p>
          </table:table-cell>
          <table:table-cell office:value-type="float" office:value="6.8945145" calcext:value-type="float">
            <text:p>6.8945145</text:p>
          </table:table-cell>
          <table:table-cell table:formula="of:=POWER([.C75]-6.75;2)" office:value-type="float" office:value="0.0208844407102499" calcext:value-type="float">
            <text:p>0.020884440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308121" calcext:value-type="float">
            <text:p>7.308121</text:p>
          </table:table-cell>
          <table:table-cell office:value-type="float" office:value="6.95236425" calcext:value-type="float">
            <text:p>6.95236425</text:p>
          </table:table-cell>
          <table:table-cell table:formula="of:=POWER([.C76]-6.75;2)" office:value-type="float" office:value="0.0409512896780627" calcext:value-type="float">
            <text:p>0.040951289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595677" calcext:value-type="float">
            <text:p>7.595677</text:p>
          </table:table-cell>
          <table:table-cell office:value-type="float" office:value="6.96465085" calcext:value-type="float">
            <text:p>6.96465085</text:p>
          </table:table-cell>
          <table:table-cell table:formula="of:=POWER([.C77]-6.75;2)" office:value-type="float" office:value="0.0460749874057225" calcext:value-type="float">
            <text:p>0.046074987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197872" calcext:value-type="float">
            <text:p>7.197872</text:p>
          </table:table-cell>
          <table:table-cell office:value-type="float" office:value="6.94458495" calcext:value-type="float">
            <text:p>6.94458495</text:p>
          </table:table-cell>
          <table:table-cell table:formula="of:=POWER([.C78]-6.75;2)" office:value-type="float" office:value="0.0378633027665026" calcext:value-type="float">
            <text:p>0.037863302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388007" calcext:value-type="float">
            <text:p>7.388007</text:p>
          </table:table-cell>
          <table:table-cell office:value-type="float" office:value="6.936913" calcext:value-type="float">
            <text:p>6.936913</text:p>
          </table:table-cell>
          <table:table-cell table:formula="of:=POWER([.C79]-6.75;2)" office:value-type="float" office:value="0.0349364695689999" calcext:value-type="float">
            <text:p>0.034936469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381415" calcext:value-type="float">
            <text:p>7.381415</text:p>
          </table:table-cell>
          <table:table-cell office:value-type="float" office:value="6.9321132" calcext:value-type="float">
            <text:p>6.9321132</text:p>
          </table:table-cell>
          <table:table-cell table:formula="of:=POWER([.C80]-6.75;2)" office:value-type="float" office:value="0.0331652176142399" calcext:value-type="float">
            <text:p>0.033165217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602366" calcext:value-type="float">
            <text:p>7.602366</text:p>
          </table:table-cell>
          <table:table-cell office:value-type="float" office:value="6.94237065" calcext:value-type="float">
            <text:p>6.94237065</text:p>
          </table:table-cell>
          <table:table-cell table:formula="of:=POWER([.C81]-6.75;2)" office:value-type="float" office:value="0.0370064669814225" calcext:value-type="float">
            <text:p>0.03700646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034068" calcext:value-type="float">
            <text:p>7.034068</text:p>
          </table:table-cell>
          <table:table-cell office:value-type="float" office:value="6.9168569" calcext:value-type="float">
            <text:p>6.9168569</text:p>
          </table:table-cell>
          <table:table-cell table:formula="of:=POWER([.C82]-6.75;2)" office:value-type="float" office:value="0.02784122507761" calcext:value-type="float">
            <text:p>0.027841225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748274" calcext:value-type="float">
            <text:p>5.748274</text:p>
          </table:table-cell>
          <table:table-cell office:value-type="float" office:value="6.85604115" calcext:value-type="float">
            <text:p>6.85604115</text:p>
          </table:table-cell>
          <table:table-cell table:formula="of:=POWER([.C83]-6.75;2)" office:value-type="float" office:value="0.0112447254933226" calcext:value-type="float">
            <text:p>0.011244725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515669" calcext:value-type="float">
            <text:p>5.515669</text:p>
          </table:table-cell>
          <table:table-cell office:value-type="float" office:value="6.844802" calcext:value-type="float">
            <text:p>6.844802</text:p>
          </table:table-cell>
          <table:table-cell table:formula="of:=POWER([.C84]-6.75;2)" office:value-type="float" office:value="0.00898741920399993" calcext:value-type="float">
            <text:p>0.008987419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706357" calcext:value-type="float">
            <text:p>6.706357</text:p>
          </table:table-cell>
          <table:table-cell office:value-type="float" office:value="6.902704" calcext:value-type="float">
            <text:p>6.902704</text:p>
          </table:table-cell>
          <table:table-cell table:formula="of:=POWER([.C85]-6.75;2)" office:value-type="float" office:value="0.023318511616" calcext:value-type="float">
            <text:p>0.023318511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523293" calcext:value-type="float">
            <text:p>7.523293</text:p>
          </table:table-cell>
          <table:table-cell office:value-type="float" office:value="6.941244" calcext:value-type="float">
            <text:p>6.941244</text:p>
          </table:table-cell>
          <table:table-cell table:formula="of:=POWER([.C86]-6.75;2)" office:value-type="float" office:value="0.0365742675360001" calcext:value-type="float">
            <text:p>0.036574267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506852" calcext:value-type="float">
            <text:p>7.506852</text:p>
          </table:table-cell>
          <table:table-cell office:value-type="float" office:value="6.93714205" calcext:value-type="float">
            <text:p>6.93714205</text:p>
          </table:table-cell>
          <table:table-cell table:formula="of:=POWER([.C87]-6.75;2)" office:value-type="float" office:value="0.0350221468782026" calcext:value-type="float">
            <text:p>0.035022146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286944" calcext:value-type="float">
            <text:p>7.286944</text:p>
          </table:table-cell>
          <table:table-cell office:value-type="float" office:value="6.9194822" calcext:value-type="float">
            <text:p>6.9194822</text:p>
          </table:table-cell>
          <table:table-cell table:formula="of:=POWER([.C88]-6.75;2)" office:value-type="float" office:value="0.02872421611684" calcext:value-type="float">
            <text:p>0.028724216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201042" calcext:value-type="float">
            <text:p>7.201042</text:p>
          </table:table-cell>
          <table:table-cell office:value-type="float" office:value="6.9127074" calcext:value-type="float">
            <text:p>6.9127074</text:p>
          </table:table-cell>
          <table:table-cell table:formula="of:=POWER([.C89]-6.75;2)" office:value-type="float" office:value="0.0264736980147601" calcext:value-type="float">
            <text:p>0.02647369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543356" calcext:value-type="float">
            <text:p>7.543356</text:p>
          </table:table-cell>
          <table:table-cell office:value-type="float" office:value="6.9260387" calcext:value-type="float">
            <text:p>6.9260387</text:p>
          </table:table-cell>
          <table:table-cell table:formula="of:=POWER([.C90]-6.75;2)" office:value-type="float" office:value="0.0309896238976901" calcext:value-type="float">
            <text:p>0.030989623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379761" calcext:value-type="float">
            <text:p>7.379761</text:p>
          </table:table-cell>
          <table:table-cell office:value-type="float" office:value="6.9162973" calcext:value-type="float">
            <text:p>6.9162973</text:p>
          </table:table-cell>
          <table:table-cell table:formula="of:=POWER([.C91]-6.75;2)" office:value-type="float" office:value="0.02765479198729" calcext:value-type="float">
            <text:p>0.02765479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348757" calcext:value-type="float">
            <text:p>6.348757</text:p>
          </table:table-cell>
          <table:table-cell office:value-type="float" office:value="6.86748175" calcext:value-type="float">
            <text:p>6.86748175</text:p>
          </table:table-cell>
          <table:table-cell table:formula="of:=POWER([.C92]-6.75;2)" office:value-type="float" office:value="0.0138019615830624" calcext:value-type="float">
            <text:p>0.013801961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426939" calcext:value-type="float">
            <text:p>5.426939</text:p>
          </table:table-cell>
          <table:table-cell office:value-type="float" office:value="6.8249549" calcext:value-type="float">
            <text:p>6.8249549</text:p>
          </table:table-cell>
          <table:table-cell table:formula="of:=POWER([.C93]-6.75;2)" office:value-type="float" office:value="0.00561823703400997" calcext:value-type="float">
            <text:p>0.00561823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092048" calcext:value-type="float">
            <text:p>6.092048</text:p>
          </table:table-cell>
          <table:table-cell office:value-type="float" office:value="6.85814755" calcext:value-type="float">
            <text:p>6.85814755</text:p>
          </table:table-cell>
          <table:table-cell table:formula="of:=POWER([.C94]-6.75;2)" office:value-type="float" office:value="0.0116958925710025" calcext:value-type="float">
            <text:p>0.011695892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260467" calcext:value-type="float">
            <text:p>7.260467</text:p>
          </table:table-cell>
          <table:table-cell office:value-type="float" office:value="6.91465195" calcext:value-type="float">
            <text:p>6.91465195</text:p>
          </table:table-cell>
          <table:table-cell table:formula="of:=POWER([.C95]-6.75;2)" office:value-type="float" office:value="0.0271102646388024" calcext:value-type="float">
            <text:p>0.027110264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553853" calcext:value-type="float">
            <text:p>7.553853</text:p>
          </table:table-cell>
          <table:table-cell office:value-type="float" office:value="6.9274541" calcext:value-type="float">
            <text:p>6.9274541</text:p>
          </table:table-cell>
          <table:table-cell table:formula="of:=POWER([.C96]-6.75;2)" office:value-type="float" office:value="0.0314899576068101" calcext:value-type="float">
            <text:p>0.031489957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194359" calcext:value-type="float">
            <text:p>7.194359</text:p>
          </table:table-cell>
          <table:table-cell office:value-type="float" office:value="6.90802135" calcext:value-type="float">
            <text:p>6.90802135</text:p>
          </table:table-cell>
          <table:table-cell table:formula="of:=POWER([.C97]-6.75;2)" office:value-type="float" office:value="0.0249707470558226" calcext:value-type="float">
            <text:p>0.024970747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044433" calcext:value-type="float">
            <text:p>7.044433</text:p>
          </table:table-cell>
          <table:table-cell office:value-type="float" office:value="6.89424455" calcext:value-type="float">
            <text:p>6.89424455</text:p>
          </table:table-cell>
          <table:table-cell table:formula="of:=POWER([.C98]-6.75;2)" office:value-type="float" office:value="0.0208064902047024" calcext:value-type="float">
            <text:p>0.020806490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292011" calcext:value-type="float">
            <text:p>7.292011</text:p>
          </table:table-cell>
          <table:table-cell office:value-type="float" office:value="6.9015923" calcext:value-type="float">
            <text:p>6.9015923</text:p>
          </table:table-cell>
          <table:table-cell table:formula="of:=POWER([.C99]-6.75;2)" office:value-type="float" office:value="0.02298022541929" calcext:value-type="float">
            <text:p>0.022980225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586564" calcext:value-type="float">
            <text:p>7.586564</text:p>
          </table:table-cell>
          <table:table-cell office:value-type="float" office:value="6.91442475" calcext:value-type="float">
            <text:p>6.91442475</text:p>
          </table:table-cell>
          <table:table-cell table:formula="of:=POWER([.C100]-6.75;2)" office:value-type="float" office:value="0.0270354984125626" calcext:value-type="float">
            <text:p>0.02703549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092091" calcext:value-type="float">
            <text:p>7.092091</text:p>
          </table:table-cell>
          <table:table-cell office:value-type="float" office:value="6.89224265" calcext:value-type="float">
            <text:p>6.89224265</text:p>
          </table:table-cell>
          <table:table-cell table:formula="of:=POWER([.C101]-6.75;2)" office:value-type="float" office:value="0.0202329714790225" calcext:value-type="float">
            <text:p>0.020232971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817753" calcext:value-type="float">
            <text:p>5.817753</text:p>
          </table:table-cell>
          <table:table-cell office:value-type="float" office:value="6.83242045" calcext:value-type="float">
            <text:p>6.83242045</text:p>
          </table:table-cell>
          <table:table-cell table:formula="of:=POWER([.C102]-6.75;2)" office:value-type="float" office:value="0.00679313057820248" calcext:value-type="float">
            <text:p>0.006793130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523491" calcext:value-type="float">
            <text:p>5.523491</text:p>
          </table:table-cell>
          <table:table-cell office:value-type="float" office:value="6.81956295" calcext:value-type="float">
            <text:p>6.81956295</text:p>
          </table:table-cell>
          <table:table-cell table:formula="of:=POWER([.C103]-6.75;2)" office:value-type="float" office:value="0.00483900401270249" calcext:value-type="float">
            <text:p>0.00483900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673709" calcext:value-type="float">
            <text:p>6.673709</text:p>
          </table:table-cell>
          <table:table-cell office:value-type="float" office:value="6.8775834" calcext:value-type="float">
            <text:p>6.8775834</text:p>
          </table:table-cell>
          <table:table-cell table:formula="of:=POWER([.C104]-6.75;2)" office:value-type="float" office:value="0.0162775239555599" calcext:value-type="float">
            <text:p>0.01627752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477157" calcext:value-type="float">
            <text:p>7.477157</text:p>
          </table:table-cell>
          <table:table-cell office:value-type="float" office:value="6.9176106" calcext:value-type="float">
            <text:p>6.9176106</text:p>
          </table:table-cell>
          <table:table-cell table:formula="of:=POWER([.C105]-6.75;2)" office:value-type="float" office:value="0.0280933132323599" calcext:value-type="float">
            <text:p>0.028093313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441254" calcext:value-type="float">
            <text:p>7.441254</text:p>
          </table:table-cell>
          <table:table-cell office:value-type="float" office:value="6.91418035" calcext:value-type="float">
            <text:p>6.91418035</text:p>
          </table:table-cell>
          <table:table-cell table:formula="of:=POWER([.C106]-6.75;2)" office:value-type="float" office:value="0.0269551873261224" calcext:value-type="float">
            <text:p>0.026955187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153655" calcext:value-type="float">
            <text:p>7.153655</text:p>
          </table:table-cell>
          <table:table-cell office:value-type="float" office:value="6.89343685" calcext:value-type="float">
            <text:p>6.89343685</text:p>
          </table:table-cell>
          <table:table-cell table:formula="of:=POWER([.C107]-6.75;2)" office:value-type="float" office:value="0.0205741299379226" calcext:value-type="float">
            <text:p>0.020574129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151448" calcext:value-type="float">
            <text:p>7.151448</text:p>
          </table:table-cell>
          <table:table-cell office:value-type="float" office:value="6.8944018" calcext:value-type="float">
            <text:p>6.8944018</text:p>
          </table:table-cell>
          <table:table-cell table:formula="of:=POWER([.C108]-6.75;2)" office:value-type="float" office:value="0.0208518798432399" calcext:value-type="float">
            <text:p>0.020851879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467668" calcext:value-type="float">
            <text:p>7.467668</text:p>
          </table:table-cell>
          <table:table-cell office:value-type="float" office:value="6.9086187" calcext:value-type="float">
            <text:p>6.9086187</text:p>
          </table:table-cell>
          <table:table-cell table:formula="of:=POWER([.C109]-6.75;2)" office:value-type="float" office:value="0.02515989198969" calcext:value-type="float">
            <text:p>0.02515989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348528" calcext:value-type="float">
            <text:p>7.348528</text:p>
          </table:table-cell>
          <table:table-cell office:value-type="float" office:value="6.90131705" calcext:value-type="float">
            <text:p>6.90131705</text:p>
          </table:table-cell>
          <table:table-cell table:formula="of:=POWER([.C110]-6.75;2)" office:value-type="float" office:value="0.0228968496207026" calcext:value-type="float">
            <text:p>0.022896849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40345" calcext:value-type="float">
            <text:p>6.40345</text:p>
          </table:table-cell>
          <table:table-cell office:value-type="float" office:value="6.8550193" calcext:value-type="float">
            <text:p>6.8550193</text:p>
          </table:table-cell>
          <table:table-cell table:formula="of:=POWER([.C111]-6.75;2)" office:value-type="float" office:value="0.0110290533724901" calcext:value-type="float">
            <text:p>0.011029053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49822" calcext:value-type="float">
            <text:p>5.49822</text:p>
          </table:table-cell>
          <table:table-cell office:value-type="float" office:value="6.8126165" calcext:value-type="float">
            <text:p>6.8126165</text:p>
          </table:table-cell>
          <table:table-cell table:formula="of:=POWER([.C112]-6.75;2)" office:value-type="float" office:value="0.00392082607224998" calcext:value-type="float">
            <text:p>0.003920826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090792" calcext:value-type="float">
            <text:p>6.090792</text:p>
          </table:table-cell>
          <table:table-cell office:value-type="float" office:value="6.84341905" calcext:value-type="float">
            <text:p>6.84341905</text:p>
          </table:table-cell>
          <table:table-cell table:formula="of:=POWER([.C113]-6.75;2)" office:value-type="float" office:value="0.00872711890290243" calcext:value-type="float">
            <text:p>0.008727118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222136" calcext:value-type="float">
            <text:p>7.222136</text:p>
          </table:table-cell>
          <table:table-cell office:value-type="float" office:value="6.89875235" calcext:value-type="float">
            <text:p>6.89875235</text:p>
          </table:table-cell>
          <table:table-cell table:formula="of:=POWER([.C114]-6.75;2)" office:value-type="float" office:value="0.0221272616305224" calcext:value-type="float">
            <text:p>0.022127261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51651" calcext:value-type="float">
            <text:p>7.51651</text:p>
          </table:table-cell>
          <table:table-cell office:value-type="float" office:value="6.91161295" calcext:value-type="float">
            <text:p>6.91161295</text:p>
          </table:table-cell>
          <table:table-cell table:formula="of:=POWER([.C115]-6.75;2)" office:value-type="float" office:value="0.0261187456077026" calcext:value-type="float">
            <text:p>0.026118745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165198" calcext:value-type="float">
            <text:p>7.165198</text:p>
          </table:table-cell>
          <table:table-cell office:value-type="float" office:value="6.89306225" calcext:value-type="float">
            <text:p>6.89306225</text:p>
          </table:table-cell>
          <table:table-cell table:formula="of:=POWER([.C116]-6.75;2)" office:value-type="float" office:value="0.0204668073750625" calcext:value-type="float">
            <text:p>0.020466807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918823" calcext:value-type="float">
            <text:p>6.918823</text:p>
          </table:table-cell>
          <table:table-cell office:value-type="float" office:value="6.86911975" calcext:value-type="float">
            <text:p>6.86911975</text:p>
          </table:table-cell>
          <table:table-cell table:formula="of:=POWER([.C117]-6.75;2)" office:value-type="float" office:value="0.0141895148400626" calcext:value-type="float">
            <text:p>0.014189514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191388" calcext:value-type="float">
            <text:p>7.191388</text:p>
          </table:table-cell>
          <table:table-cell office:value-type="float" office:value="6.88081505" calcext:value-type="float">
            <text:p>6.88081505</text:p>
          </table:table-cell>
          <table:table-cell table:formula="of:=POWER([.C118]-6.75;2)" office:value-type="float" office:value="0.0171125773065025" calcext:value-type="float">
            <text:p>0.017112577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54866" calcext:value-type="float">
            <text:p>7.54866</text:p>
          </table:table-cell>
          <table:table-cell office:value-type="float" office:value="6.8973032" calcext:value-type="float">
            <text:p>6.8973032</text:p>
          </table:table-cell>
          <table:table-cell table:formula="of:=POWER([.C119]-6.75;2)" office:value-type="float" office:value="0.0216982327302399" calcext:value-type="float">
            <text:p>0.021698232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142922" calcext:value-type="float">
            <text:p>7.142922</text:p>
          </table:table-cell>
          <table:table-cell office:value-type="float" office:value="6.87640215" calcext:value-type="float">
            <text:p>6.87640215</text:p>
          </table:table-cell>
          <table:table-cell table:formula="of:=POWER([.C120]-6.75;2)" office:value-type="float" office:value="0.0159775035246224" calcext:value-type="float">
            <text:p>0.015977503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895647" calcext:value-type="float">
            <text:p>5.895647</text:p>
          </table:table-cell>
          <table:table-cell office:value-type="float" office:value="6.8149569" calcext:value-type="float">
            <text:p>6.814956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560603" calcext:value-type="float">
            <text:p>5.560603</text:p>
          </table:table-cell>
          <table:table-cell office:value-type="float" office:value="6.7996801" calcext:value-type="float">
            <text:p>6.799680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6839" calcext:value-type="float">
            <text:p>6.6839</text:p>
          </table:table-cell>
          <table:table-cell office:value-type="float" office:value="6.85481685" calcext:value-type="float">
            <text:p>6.8548168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474253" calcext:value-type="float">
            <text:p>7.474253</text:p>
          </table:table-cell>
          <table:table-cell office:value-type="float" office:value="6.89097585" calcext:value-type="float">
            <text:p>6.8909758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408552" calcext:value-type="float">
            <text:p>7.408552</text:p>
          </table:table-cell>
          <table:table-cell office:value-type="float" office:value="6.8856906" calcext:value-type="float">
            <text:p>6.885690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026384" calcext:value-type="float">
            <text:p>7.026384</text:p>
          </table:table-cell>
          <table:table-cell office:value-type="float" office:value="6.8706669" calcext:value-type="float">
            <text:p>6.870666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172954" calcext:value-type="float">
            <text:p>7.172954</text:p>
          </table:table-cell>
          <table:table-cell office:value-type="float" office:value="6.8743915" calcext:value-type="float">
            <text:p>6.874391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435786" calcext:value-type="float">
            <text:p>7.435786</text:p>
          </table:table-cell>
          <table:table-cell office:value-type="float" office:value="6.8850535" calcext:value-type="float">
            <text:p>6.885053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321635" calcext:value-type="float">
            <text:p>7.321635</text:p>
          </table:table-cell>
          <table:table-cell office:value-type="float" office:value="6.87838225" calcext:value-type="float">
            <text:p>6.8783822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422573" calcext:value-type="float">
            <text:p>6.422573</text:p>
          </table:table-cell>
          <table:table-cell office:value-type="float" office:value="6.83512715" calcext:value-type="float">
            <text:p>6.8351271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555394" calcext:value-type="float">
            <text:p>5.555394</text:p>
          </table:table-cell>
          <table:table-cell office:value-type="float" office:value="6.79437435" calcext:value-type="float">
            <text:p>6.7943743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114271" calcext:value-type="float">
            <text:p>6.114271</text:p>
          </table:table-cell>
          <table:table-cell office:value-type="float" office:value="6.8228155" calcext:value-type="float">
            <text:p>6.822815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197458" calcext:value-type="float">
            <text:p>7.197458</text:p>
          </table:table-cell>
          <table:table-cell office:value-type="float" office:value="6.8755914" calcext:value-type="float">
            <text:p>6.875591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479348" calcext:value-type="float">
            <text:p>7.479348</text:p>
          </table:table-cell>
          <table:table-cell office:value-type="float" office:value="6.887883" calcext:value-type="float">
            <text:p>6.88788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145496" calcext:value-type="float">
            <text:p>7.145496</text:p>
          </table:table-cell>
          <table:table-cell office:value-type="float" office:value="6.87005345" calcext:value-type="float">
            <text:p>6.8700534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686348" calcext:value-type="float">
            <text:p>6.686348</text:p>
          </table:table-cell>
          <table:table-cell office:value-type="float" office:value="6.84590065" calcext:value-type="float">
            <text:p>6.8459006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152729" calcext:value-type="float">
            <text:p>7.152729</text:p>
          </table:table-cell>
          <table:table-cell office:value-type="float" office:value="6.8682662" calcext:value-type="float">
            <text:p>6.868266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521151" calcext:value-type="float">
            <text:p>7.521151</text:p>
          </table:table-cell>
          <table:table-cell office:value-type="float" office:value="6.8852919" calcext:value-type="float">
            <text:p>6.885291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130639" calcext:value-type="float">
            <text:p>7.130639</text:p>
          </table:table-cell>
          <table:table-cell office:value-type="float" office:value="6.8650358" calcext:value-type="float">
            <text:p>6.865035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914017" calcext:value-type="float">
            <text:p>5.914017</text:p>
          </table:table-cell>
          <table:table-cell office:value-type="float" office:value="6.8055962" calcext:value-type="float">
            <text:p>6.805596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590111" calcext:value-type="float">
            <text:p>5.590111</text:p>
          </table:table-cell>
          <table:table-cell office:value-type="float" office:value="6.791622" calcext:value-type="float">
            <text:p>6.79162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663338" calcext:value-type="float">
            <text:p>6.663338</text:p>
          </table:table-cell>
          <table:table-cell office:value-type="float" office:value="6.8459389" calcext:value-type="float">
            <text:p>6.845938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40708" calcext:value-type="float">
            <text:p>7.40708</text:p>
          </table:table-cell>
          <table:table-cell office:value-type="float" office:value="6.8821031" calcext:value-type="float">
            <text:p>6.882103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368548" calcext:value-type="float">
            <text:p>7.368548</text:p>
          </table:table-cell>
          <table:table-cell office:value-type="float" office:value="6.877791" calcext:value-type="float">
            <text:p>6.87779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108078" calcext:value-type="float">
            <text:p>7.108078</text:p>
          </table:table-cell>
          <table:table-cell office:value-type="float" office:value="6.86171635" calcext:value-type="float">
            <text:p>6.8617163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100876" calcext:value-type="float">
            <text:p>7.100876</text:p>
          </table:table-cell>
          <table:table-cell office:value-type="float" office:value="6.85960075" calcext:value-type="float">
            <text:p>6.8596007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386194" calcext:value-type="float">
            <text:p>7.386194</text:p>
          </table:table-cell>
          <table:table-cell office:value-type="float" office:value="6.8718523" calcext:value-type="float">
            <text:p>6.871852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302361" calcext:value-type="float">
            <text:p>7.302361</text:p>
          </table:table-cell>
          <table:table-cell office:value-type="float" office:value="6.86656775" calcext:value-type="float">
            <text:p>6.8665677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456533" calcext:value-type="float">
            <text:p>6.456533</text:p>
          </table:table-cell>
          <table:table-cell office:value-type="float" office:value="6.82557175" calcext:value-type="float">
            <text:p>6.8255717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607517" calcext:value-type="float">
            <text:p>5.607517</text:p>
          </table:table-cell>
          <table:table-cell office:value-type="float" office:value="6.78595855" calcext:value-type="float">
            <text:p>6.7859585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124217" calcext:value-type="float">
            <text:p>6.124217</text:p>
          </table:table-cell>
          <table:table-cell office:value-type="float" office:value="6.81298905" calcext:value-type="float">
            <text:p>6.812989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169789" calcext:value-type="float">
            <text:p>7.169789</text:p>
          </table:table-cell>
          <table:table-cell office:value-type="float" office:value="6.86422485" calcext:value-type="float">
            <text:p>6.8642248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44329" calcext:value-type="float">
            <text:p>7.44329</text:p>
          </table:table-cell>
          <table:table-cell office:value-type="float" office:value="6.87603385" calcext:value-type="float">
            <text:p>6.8760338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122757" calcext:value-type="float">
            <text:p>7.122757</text:p>
          </table:table-cell>
          <table:table-cell office:value-type="float" office:value="6.8581712" calcext:value-type="float">
            <text:p>6.858171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66244" calcext:value-type="float">
            <text:p>6.66244</text:p>
          </table:table-cell>
          <table:table-cell office:value-type="float" office:value="6.8442804" calcext:value-type="float">
            <text:p>6.844280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133659" calcext:value-type="float">
            <text:p>7.133659</text:p>
          </table:table-cell>
          <table:table-cell office:value-type="float" office:value="6.86700095" calcext:value-type="float">
            <text:p>6.8670009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493243" calcext:value-type="float">
            <text:p>7.493243</text:p>
          </table:table-cell>
          <table:table-cell office:value-type="float" office:value="6.8828537" calcext:value-type="float">
            <text:p>6.882853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116029" calcext:value-type="float">
            <text:p>7.116029</text:p>
          </table:table-cell>
          <table:table-cell office:value-type="float" office:value="6.8625655" calcext:value-type="float">
            <text:p>6.862565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941847" calcext:value-type="float">
            <text:p>5.941847</text:p>
          </table:table-cell>
          <table:table-cell office:value-type="float" office:value="6.80519525" calcext:value-type="float">
            <text:p>6.8051952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634533" calcext:value-type="float">
            <text:p>5.634533</text:p>
          </table:table-cell>
          <table:table-cell office:value-type="float" office:value="6.7935296" calcext:value-type="float">
            <text:p>6.793529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676449" calcext:value-type="float">
            <text:p>6.676449</text:p>
          </table:table-cell>
          <table:table-cell office:value-type="float" office:value="6.8488184" calcext:value-type="float">
            <text:p>6.848818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386622" calcext:value-type="float">
            <text:p>7.386622</text:p>
          </table:table-cell>
          <table:table-cell office:value-type="float" office:value="6.8852695" calcext:value-type="float">
            <text:p>6.885269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320838" calcext:value-type="float">
            <text:p>7.320838</text:p>
          </table:table-cell>
          <table:table-cell office:value-type="float" office:value="6.8791957" calcext:value-type="float">
            <text:p>6.879195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047055" calcext:value-type="float">
            <text:p>7.047055</text:p>
          </table:table-cell>
          <table:table-cell office:value-type="float" office:value="6.85567965" calcext:value-type="float">
            <text:p>6.8556796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065766" calcext:value-type="float">
            <text:p>7.065766</text:p>
          </table:table-cell>
          <table:table-cell office:value-type="float" office:value="6.8572289" calcext:value-type="float">
            <text:p>6.857228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345907" calcext:value-type="float">
            <text:p>7.345907</text:p>
          </table:table-cell>
          <table:table-cell office:value-type="float" office:value="6.8698057" calcext:value-type="float">
            <text:p>6.869805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280503" calcext:value-type="float">
            <text:p>7.280503</text:p>
          </table:table-cell>
          <table:table-cell office:value-type="float" office:value="6.865003" calcext:value-type="float">
            <text:p>6.86500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482441" calcext:value-type="float">
            <text:p>6.482441</text:p>
          </table:table-cell>
          <table:table-cell office:value-type="float" office:value="6.82475255" calcext:value-type="float">
            <text:p>6.8247525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664269" calcext:value-type="float">
            <text:p>5.664269</text:p>
          </table:table-cell>
          <table:table-cell office:value-type="float" office:value="6.78623475" calcext:value-type="float">
            <text:p>6.7862347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148127" calcext:value-type="float">
            <text:p>6.148127</text:p>
          </table:table-cell>
          <table:table-cell office:value-type="float" office:value="6.8127893" calcext:value-type="float">
            <text:p>6.812789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148933" calcext:value-type="float">
            <text:p>7.148933</text:p>
          </table:table-cell>
          <table:table-cell office:value-type="float" office:value="6.8623113" calcext:value-type="float">
            <text:p>6.862311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405969" calcext:value-type="float">
            <text:p>7.405969</text:p>
          </table:table-cell>
          <table:table-cell office:value-type="float" office:value="6.8730611" calcext:value-type="float">
            <text:p>6.873061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086037" calcext:value-type="float">
            <text:p>7.086037</text:p>
          </table:table-cell>
          <table:table-cell office:value-type="float" office:value="6.8548073" calcext:value-type="float">
            <text:p>6.854807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844941" calcext:value-type="float">
            <text:p>6.844941</text:p>
          </table:table-cell>
          <table:table-cell office:value-type="float" office:value="6.8353954" calcext:value-type="float">
            <text:p>6.835395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116851" calcext:value-type="float">
            <text:p>7.116851</text:p>
          </table:table-cell>
          <table:table-cell office:value-type="float" office:value="6.8462096" calcext:value-type="float">
            <text:p>6.846209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450714" calcext:value-type="float">
            <text:p>7.450714</text:p>
          </table:table-cell>
          <table:table-cell office:value-type="float" office:value="6.8610119" calcext:value-type="float">
            <text:p>6.861011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087479" calcext:value-type="float">
            <text:p>7.087479</text:p>
          </table:table-cell>
          <table:table-cell office:value-type="float" office:value="6.8414275" calcext:value-type="float">
            <text:p>6.841427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968624" calcext:value-type="float">
            <text:p>5.968624</text:p>
          </table:table-cell>
          <table:table-cell office:value-type="float" office:value="6.78530095" calcext:value-type="float">
            <text:p>6.7853009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708534" calcext:value-type="float">
            <text:p>5.708534</text:p>
          </table:table-cell>
          <table:table-cell office:value-type="float" office:value="6.7742778" calcext:value-type="float">
            <text:p>6.774277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40309" calcext:value-type="float">
            <text:p>6.740309</text:p>
          </table:table-cell>
          <table:table-cell office:value-type="float" office:value="6.82651945" calcext:value-type="float">
            <text:p>6.8265194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405471" calcext:value-type="float">
            <text:p>7.405471</text:p>
          </table:table-cell>
          <table:table-cell office:value-type="float" office:value="6.8568482" calcext:value-type="float">
            <text:p>6.856848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265146" calcext:value-type="float">
            <text:p>7.265146</text:p>
          </table:table-cell>
          <table:table-cell office:value-type="float" office:value="6.84639665" calcext:value-type="float">
            <text:p>6.8463966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850517" calcext:value-type="float">
            <text:p>6.850517</text:p>
          </table:table-cell>
          <table:table-cell office:value-type="float" office:value="6.8278157" calcext:value-type="float">
            <text:p>6.827815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.07804" calcext:value-type="float">
            <text:p>7.07804</text:p>
          </table:table-cell>
          <table:table-cell office:value-type="float" office:value="6.8347236" calcext:value-type="float">
            <text:p>6.834723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317302" calcext:value-type="float">
            <text:p>7.317302</text:p>
          </table:table-cell>
          <table:table-cell office:value-type="float" office:value="6.84426345" calcext:value-type="float">
            <text:p>6.8442634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.249853" calcext:value-type="float">
            <text:p>7.249853</text:p>
          </table:table-cell>
          <table:table-cell office:value-type="float" office:value="6.839702" calcext:value-type="float">
            <text:p>6.83970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475494" calcext:value-type="float">
            <text:p>6.475494</text:p>
          </table:table-cell>
          <table:table-cell office:value-type="float" office:value="6.8015057" calcext:value-type="float">
            <text:p>6.801505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712085" calcext:value-type="float">
            <text:p>5.712085</text:p>
          </table:table-cell>
          <table:table-cell office:value-type="float" office:value="6.76562125" calcext:value-type="float">
            <text:p>6.7656212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19536" calcext:value-type="float">
            <text:p>6.19536</text:p>
          </table:table-cell>
          <table:table-cell office:value-type="float" office:value="6.7914211" calcext:value-type="float">
            <text:p>6.791421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138567" calcext:value-type="float">
            <text:p>7.138567</text:p>
          </table:table-cell>
          <table:table-cell office:value-type="float" office:value="6.8378017" calcext:value-type="float">
            <text:p>6.837801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363929" calcext:value-type="float">
            <text:p>7.363929</text:p>
          </table:table-cell>
          <table:table-cell office:value-type="float" office:value="6.84697755" calcext:value-type="float">
            <text:p>6.8469775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.040893" calcext:value-type="float">
            <text:p>7.040893</text:p>
          </table:table-cell>
          <table:table-cell office:value-type="float" office:value="6.8293472" calcext:value-type="float">
            <text:p>6.829347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697799" calcext:value-type="float">
            <text:p>6.697799</text:p>
          </table:table-cell>
          <table:table-cell office:value-type="float" office:value="6.80545605" calcext:value-type="float">
            <text:p>6.8054560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061225" calcext:value-type="float">
            <text:p>7.061225</text:p>
          </table:table-cell>
          <table:table-cell office:value-type="float" office:value="6.8223171" calcext:value-type="float">
            <text:p>6.822317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412897" calcext:value-type="float">
            <text:p>7.412897</text:p>
          </table:table-cell>
          <table:table-cell office:value-type="float" office:value="6.83852215" calcext:value-type="float">
            <text:p>6.8385221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.059026" calcext:value-type="float">
            <text:p>7.059026</text:p>
          </table:table-cell>
          <table:table-cell office:value-type="float" office:value="6.8194783" calcext:value-type="float">
            <text:p>6.8194783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964948" calcext:value-type="float">
            <text:p>5.964948</text:p>
          </table:table-cell>
          <table:table-cell office:value-type="float" office:value="6.7650826" calcext:value-type="float">
            <text:p>6.765082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748161" calcext:value-type="float">
            <text:p>5.748161</text:p>
          </table:table-cell>
          <table:table-cell office:value-type="float" office:value="6.7568145" calcext:value-type="float">
            <text:p>6.756814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753367" calcext:value-type="float">
            <text:p>6.753367</text:p>
          </table:table-cell>
          <table:table-cell office:value-type="float" office:value="6.8089499" calcext:value-type="float">
            <text:p>6.808949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.346884" calcext:value-type="float">
            <text:p>7.346884</text:p>
          </table:table-cell>
          <table:table-cell office:value-type="float" office:value="6.8377445" calcext:value-type="float">
            <text:p>6.837744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19644" calcext:value-type="float">
            <text:p>7.19644</text:p>
          </table:table-cell>
          <table:table-cell office:value-type="float" office:value="6.8271373" calcext:value-type="float">
            <text:p>6.827137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893527" calcext:value-type="float">
            <text:p>6.893527</text:p>
          </table:table-cell>
          <table:table-cell office:value-type="float" office:value="6.8076226" calcext:value-type="float">
            <text:p>6.807622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988675" calcext:value-type="float">
            <text:p>6.988675</text:p>
          </table:table-cell>
          <table:table-cell office:value-type="float" office:value="6.81130445" calcext:value-type="float">
            <text:p>6.8113044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268837" calcext:value-type="float">
            <text:p>7.268837</text:p>
          </table:table-cell>
          <table:table-cell office:value-type="float" office:value="6.8238045" calcext:value-type="float">
            <text:p>6.823804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226073" calcext:value-type="float">
            <text:p>7.226073</text:p>
          </table:table-cell>
          <table:table-cell office:value-type="float" office:value="6.82013285" calcext:value-type="float">
            <text:p>6.8201328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485927" calcext:value-type="float">
            <text:p>6.485927</text:p>
          </table:table-cell>
          <table:table-cell office:value-type="float" office:value="6.78298035" calcext:value-type="float">
            <text:p>6.7829803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757805" calcext:value-type="float">
            <text:p>5.757805</text:p>
          </table:table-cell>
          <table:table-cell office:value-type="float" office:value="6.7488503" calcext:value-type="float">
            <text:p>6.7488503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228082" calcext:value-type="float">
            <text:p>6.228082</text:p>
          </table:table-cell>
          <table:table-cell office:value-type="float" office:value="6.7744232" calcext:value-type="float">
            <text:p>6.774423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122972" calcext:value-type="float">
            <text:p>7.122972</text:p>
          </table:table-cell>
          <table:table-cell office:value-type="float" office:value="6.81879665" calcext:value-type="float">
            <text:p>6.8187966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.322084" calcext:value-type="float">
            <text:p>7.322084</text:p>
          </table:table-cell>
          <table:table-cell office:value-type="float" office:value="6.8271605" calcext:value-type="float">
            <text:p>6.827160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.011322" calcext:value-type="float">
            <text:p>7.011322</text:p>
          </table:table-cell>
          <table:table-cell office:value-type="float" office:value="6.80986505" calcext:value-type="float">
            <text:p>6.8098650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56307" calcext:value-type="float">
            <text:p>6.56307</text:p>
          </table:table-cell>
          <table:table-cell office:value-type="float" office:value="6.7914779" calcext:value-type="float">
            <text:p>6.7914779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.03502" calcext:value-type="float">
            <text:p>7.03502</text:p>
          </table:table-cell>
          <table:table-cell office:value-type="float" office:value="6.81388595" calcext:value-type="float">
            <text:p>6.8138859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.385326" calcext:value-type="float">
            <text:p>7.385326</text:p>
          </table:table-cell>
          <table:table-cell office:value-type="float" office:value="6.8296085" calcext:value-type="float">
            <text:p>6.829608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03202" calcext:value-type="float">
            <text:p>7.03202</text:p>
          </table:table-cell>
          <table:table-cell office:value-type="float" office:value="6.8103714" calcext:value-type="float">
            <text:p>6.810371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971112" calcext:value-type="float">
            <text:p>5.971112</text:p>
          </table:table-cell>
          <table:table-cell office:value-type="float" office:value="6.7574813" calcext:value-type="float">
            <text:p>6.757481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799586" calcext:value-type="float">
            <text:p>5.799586</text:p>
          </table:table-cell>
          <table:table-cell office:value-type="float" office:value="6.75192645" calcext:value-type="float">
            <text:p>6.7519264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790869" calcext:value-type="float">
            <text:p>6.790869</text:p>
          </table:table-cell>
          <table:table-cell office:value-type="float" office:value="6.80462535" calcext:value-type="float">
            <text:p>6.8046253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.329259" calcext:value-type="float">
            <text:p>7.329259</text:p>
          </table:table-cell>
          <table:table-cell office:value-type="float" office:value="6.8327876" calcext:value-type="float">
            <text:p>6.832787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13474" calcext:value-type="float">
            <text:p>7.13474</text:p>
          </table:table-cell>
          <table:table-cell office:value-type="float" office:value="6.8226533" calcext:value-type="float">
            <text:p>6.822653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806146" calcext:value-type="float">
            <text:p>6.806146</text:p>
          </table:table-cell>
          <table:table-cell office:value-type="float" office:value="6.794984" calcext:value-type="float">
            <text:p>6.79498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967164" calcext:value-type="float">
            <text:p>6.967164</text:p>
          </table:table-cell>
          <table:table-cell office:value-type="float" office:value="6.80865845" calcext:value-type="float">
            <text:p>6.8086584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238676" calcext:value-type="float">
            <text:p>7.238676</text:p>
          </table:table-cell>
          <table:table-cell office:value-type="float" office:value="6.8224088" calcext:value-type="float">
            <text:p>6.822408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195404" calcext:value-type="float">
            <text:p>7.195404</text:p>
          </table:table-cell>
          <table:table-cell office:value-type="float" office:value="6.81835485" calcext:value-type="float">
            <text:p>6.8183548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483023" calcext:value-type="float">
            <text:p>6.483023</text:p>
          </table:table-cell>
          <table:table-cell office:value-type="float" office:value="6.7811347" calcext:value-type="float">
            <text:p>6.7811347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803326" calcext:value-type="float">
            <text:p>5.803326</text:p>
          </table:table-cell>
          <table:table-cell office:value-type="float" office:value="6.74943495" calcext:value-type="float">
            <text:p>6.7494349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269263" calcext:value-type="float">
            <text:p>6.269263</text:p>
          </table:table-cell>
          <table:table-cell office:value-type="float" office:value="6.7764075" calcext:value-type="float">
            <text:p>6.776407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.115551" calcext:value-type="float">
            <text:p>7.115551</text:p>
          </table:table-cell>
          <table:table-cell office:value-type="float" office:value="6.8186689" calcext:value-type="float">
            <text:p>6.818668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290249" calcext:value-type="float">
            <text:p>7.290249</text:p>
          </table:table-cell>
          <table:table-cell office:value-type="float" office:value="6.82449645" calcext:value-type="float">
            <text:p>6.8244964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976175" calcext:value-type="float">
            <text:p>6.976175</text:p>
          </table:table-cell>
          <table:table-cell office:value-type="float" office:value="6.80635965" calcext:value-type="float">
            <text:p>6.8063596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43579" calcext:value-type="float">
            <text:p>6.643579</text:p>
          </table:table-cell>
          <table:table-cell office:value-type="float" office:value="6.7858928" calcext:value-type="float">
            <text:p>6.785892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011231" calcext:value-type="float">
            <text:p>7.011231</text:p>
          </table:table-cell>
          <table:table-cell office:value-type="float" office:value="6.8026441" calcext:value-type="float">
            <text:p>6.802644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349471" calcext:value-type="float">
            <text:p>7.349471</text:p>
          </table:table-cell>
          <table:table-cell office:value-type="float" office:value="6.8177268" calcext:value-type="float">
            <text:p>6.8177268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000584" calcext:value-type="float">
            <text:p>7.000584</text:p>
          </table:table-cell>
          <table:table-cell office:value-type="float" office:value="6.7976561" calcext:value-type="float">
            <text:p>6.7976561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974218" calcext:value-type="float">
            <text:p>5.974218</text:p>
          </table:table-cell>
          <table:table-cell office:value-type="float" office:value="6.74506565" calcext:value-type="float">
            <text:p>6.7450656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860015" calcext:value-type="float">
            <text:p>5.860015</text:p>
          </table:table-cell>
          <table:table-cell office:value-type="float" office:value="6.74270175" calcext:value-type="float">
            <text:p>6.7427017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853564" calcext:value-type="float">
            <text:p>6.853564</text:p>
          </table:table-cell>
          <table:table-cell office:value-type="float" office:value="6.7957709" calcext:value-type="float">
            <text:p>6.7957709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354114" calcext:value-type="float">
            <text:p>7.354114</text:p>
          </table:table-cell>
          <table:table-cell office:value-type="float" office:value="6.8179953" calcext:value-type="float">
            <text:p>6.8179953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126573" calcext:value-type="float">
            <text:p>7.126573</text:p>
          </table:table-cell>
          <table:table-cell office:value-type="float" office:value="6.7981319" calcext:value-type="float">
            <text:p>6.7981319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581354" calcext:value-type="float">
            <text:p>6.581354</text:p>
          </table:table-cell>
          <table:table-cell office:value-type="float" office:value="6.7665376" calcext:value-type="float">
            <text:p>6.766537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079635" calcext:value-type="float">
            <text:p>7.079635</text:p>
          </table:table-cell>
          <table:table-cell office:value-type="float" office:value="6.7838962" calcext:value-type="float">
            <text:p>6.783896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242171" calcext:value-type="float">
            <text:p>7.242171</text:p>
          </table:table-cell>
          <table:table-cell office:value-type="float" office:value="6.7893324" calcext:value-type="float">
            <text:p>6.7893324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157597" calcext:value-type="float">
            <text:p>7.157597</text:p>
          </table:table-cell>
          <table:table-cell office:value-type="float" office:value="6.78352035" calcext:value-type="float">
            <text:p>6.7835203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451001" calcext:value-type="float">
            <text:p>6.451001</text:p>
          </table:table-cell>
          <table:table-cell office:value-type="float" office:value="6.74751435" calcext:value-type="float">
            <text:p>6.7475143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849028" calcext:value-type="float">
            <text:p>5.849028</text:p>
          </table:table-cell>
          <table:table-cell office:value-type="float" office:value="6.71964055" calcext:value-type="float">
            <text:p>6.7196405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342777" calcext:value-type="float">
            <text:p>6.342777</text:p>
          </table:table-cell>
          <table:table-cell office:value-type="float" office:value="6.74699325" calcext:value-type="float">
            <text:p>6.7469932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114491" calcext:value-type="float">
            <text:p>7.114491</text:p>
          </table:table-cell>
          <table:table-cell office:value-type="float" office:value="6.7849933" calcext:value-type="float">
            <text:p>6.784993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232102" calcext:value-type="float">
            <text:p>7.232102</text:p>
          </table:table-cell>
          <table:table-cell office:value-type="float" office:value="6.78861985" calcext:value-type="float">
            <text:p>6.7886198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927513" calcext:value-type="float">
            <text:p>6.927513</text:p>
          </table:table-cell>
          <table:table-cell office:value-type="float" office:value="6.7720334" calcext:value-type="float">
            <text:p>6.7720334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566838" calcext:value-type="float">
            <text:p>6.566838</text:p>
          </table:table-cell>
          <table:table-cell office:value-type="float" office:value="6.7547311" calcext:value-type="float">
            <text:p>6.754731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978605" calcext:value-type="float">
            <text:p>6.978605</text:p>
          </table:table-cell>
          <table:table-cell office:value-type="float" office:value="6.7740965" calcext:value-type="float">
            <text:p>6.774096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.312885" calcext:value-type="float">
            <text:p>7.312885</text:p>
          </table:table-cell>
          <table:table-cell office:value-type="float" office:value="6.78915575" calcext:value-type="float">
            <text:p>6.7891557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948057" calcext:value-type="float">
            <text:p>6.948057</text:p>
          </table:table-cell>
          <table:table-cell office:value-type="float" office:value="6.7699994" calcext:value-type="float">
            <text:p>6.769999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948775" calcext:value-type="float">
            <text:p>5.948775</text:p>
          </table:table-cell>
          <table:table-cell office:value-type="float" office:value="6.7215336" calcext:value-type="float">
            <text:p>6.721533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92694" calcext:value-type="float">
            <text:p>5.92694</text:p>
          </table:table-cell>
          <table:table-cell office:value-type="float" office:value="6.72294395" calcext:value-type="float">
            <text:p>6.7229439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921398" calcext:value-type="float">
            <text:p>6.921398</text:p>
          </table:table-cell>
          <table:table-cell office:value-type="float" office:value="6.7727938" calcext:value-type="float">
            <text:p>6.772793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298052" calcext:value-type="float">
            <text:p>7.298052</text:p>
          </table:table-cell>
          <table:table-cell office:value-type="float" office:value="6.79014255" calcext:value-type="float">
            <text:p>6.7901425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956846" calcext:value-type="float">
            <text:p>6.956846</text:p>
          </table:table-cell>
          <table:table-cell office:value-type="float" office:value="6.7716676" calcext:value-type="float">
            <text:p>6.771667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494687" calcext:value-type="float">
            <text:p>6.494687</text:p>
          </table:table-cell>
          <table:table-cell office:value-type="float" office:value="6.7472823" calcext:value-type="float">
            <text:p>6.7472823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928526" calcext:value-type="float">
            <text:p>6.928526</text:p>
          </table:table-cell>
          <table:table-cell office:value-type="float" office:value="6.76736095" calcext:value-type="float">
            <text:p>6.7673609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188359" calcext:value-type="float">
            <text:p>7.188359</text:p>
          </table:table-cell>
          <table:table-cell office:value-type="float" office:value="6.7788971" calcext:value-type="float">
            <text:p>6.7788971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12593" calcext:value-type="float">
            <text:p>7.12593</text:p>
          </table:table-cell>
          <table:table-cell office:value-type="float" office:value="6.77371625" calcext:value-type="float">
            <text:p>6.7737162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437477" calcext:value-type="float">
            <text:p>6.437477</text:p>
          </table:table-cell>
          <table:table-cell office:value-type="float" office:value="6.73815425" calcext:value-type="float">
            <text:p>6.7381542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893525" calcext:value-type="float">
            <text:p>5.893525</text:p>
          </table:table-cell>
          <table:table-cell office:value-type="float" office:value="6.71359025" calcext:value-type="float">
            <text:p>6.7135902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396082" calcext:value-type="float">
            <text:p>6.396082</text:p>
          </table:table-cell>
          <table:table-cell office:value-type="float" office:value="6.74207955" calcext:value-type="float">
            <text:p>6.7420795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102778" calcext:value-type="float">
            <text:p>7.102778</text:p>
          </table:table-cell>
          <table:table-cell office:value-type="float" office:value="6.7768644" calcext:value-type="float">
            <text:p>6.776864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187022" calcext:value-type="float">
            <text:p>7.187022</text:p>
          </table:table-cell>
          <table:table-cell office:value-type="float" office:value="6.77824455" calcext:value-type="float">
            <text:p>6.7782445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900373" calcext:value-type="float">
            <text:p>6.900373</text:p>
          </table:table-cell>
          <table:table-cell office:value-type="float" office:value="6.7626943" calcext:value-type="float">
            <text:p>6.762694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81467" calcext:value-type="float">
            <text:p>6.581467</text:p>
          </table:table-cell>
          <table:table-cell office:value-type="float" office:value="6.7467348" calcext:value-type="float">
            <text:p>6.746734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954146" calcext:value-type="float">
            <text:p>6.954146</text:p>
          </table:table-cell>
          <table:table-cell office:value-type="float" office:value="6.7647396" calcext:value-type="float">
            <text:p>6.764739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27979" calcext:value-type="float">
            <text:p>7.27979</text:p>
          </table:table-cell>
          <table:table-cell office:value-type="float" office:value="6.77940115" calcext:value-type="float">
            <text:p>6.7794011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929758" calcext:value-type="float">
            <text:p>6.929758</text:p>
          </table:table-cell>
          <table:table-cell office:value-type="float" office:value="6.76059915" calcext:value-type="float">
            <text:p>6.7605991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978741" calcext:value-type="float">
            <text:p>5.978741</text:p>
          </table:table-cell>
          <table:table-cell office:value-type="float" office:value="6.7145497" calcext:value-type="float">
            <text:p>6.714549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976982" calcext:value-type="float">
            <text:p>5.976982</text:p>
          </table:table-cell>
          <table:table-cell office:value-type="float" office:value="6.71722775" calcext:value-type="float">
            <text:p>6.717227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923937" calcext:value-type="float">
            <text:p>6.923937</text:p>
          </table:table-cell>
          <table:table-cell office:value-type="float" office:value="6.76458225" calcext:value-type="float">
            <text:p>6.7645822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268373" calcext:value-type="float">
            <text:p>7.268373</text:p>
          </table:table-cell>
          <table:table-cell office:value-type="float" office:value="6.7810614" calcext:value-type="float">
            <text:p>6.781061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928553" calcext:value-type="float">
            <text:p>6.928553</text:p>
          </table:table-cell>
          <table:table-cell office:value-type="float" office:value="6.76750395" calcext:value-type="float">
            <text:p>6.7675039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46914" calcext:value-type="float">
            <text:p>6.46914</text:p>
          </table:table-cell>
          <table:table-cell office:value-type="float" office:value="6.7617601" calcext:value-type="float">
            <text:p>6.7617601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89626" calcext:value-type="float">
            <text:p>6.89626</text:p>
          </table:table-cell>
          <table:table-cell office:value-type="float" office:value="6.78674765" calcext:value-type="float">
            <text:p>6.7867476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159249" calcext:value-type="float">
            <text:p>7.159249</text:p>
          </table:table-cell>
          <table:table-cell office:value-type="float" office:value="6.8017316" calcext:value-type="float">
            <text:p>6.801731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084742" calcext:value-type="float">
            <text:p>7.084742</text:p>
          </table:table-cell>
          <table:table-cell office:value-type="float" office:value="6.7961757" calcext:value-type="float">
            <text:p>6.7961757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41469" calcext:value-type="float">
            <text:p>6.41469</text:p>
          </table:table-cell>
          <table:table-cell office:value-type="float" office:value="6.7601837" calcext:value-type="float">
            <text:p>6.760183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946197" calcext:value-type="float">
            <text:p>5.946197</text:p>
          </table:table-cell>
          <table:table-cell office:value-type="float" office:value="6.73930645" calcext:value-type="float">
            <text:p>6.7393064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463311" calcext:value-type="float">
            <text:p>6.463311</text:p>
          </table:table-cell>
          <table:table-cell office:value-type="float" office:value="6.77016265" calcext:value-type="float">
            <text:p>6.7701626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091779" calcext:value-type="float">
            <text:p>7.091779</text:p>
          </table:table-cell>
          <table:table-cell office:value-type="float" office:value="6.8020547" calcext:value-type="float">
            <text:p>6.802054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130381" calcext:value-type="float">
            <text:p>7.130381</text:p>
          </table:table-cell>
          <table:table-cell office:value-type="float" office:value="6.80006075" calcext:value-type="float">
            <text:p>6.8000607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876017" calcext:value-type="float">
            <text:p>6.876017</text:p>
          </table:table-cell>
          <table:table-cell office:value-type="float" office:value="6.783196" calcext:value-type="float">
            <text:p>6.78319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581183" calcext:value-type="float">
            <text:p>6.581183</text:p>
          </table:table-cell>
          <table:table-cell office:value-type="float" office:value="6.766753" calcext:value-type="float">
            <text:p>6.76675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941563" calcext:value-type="float">
            <text:p>6.941563</text:p>
          </table:table-cell>
          <table:table-cell office:value-type="float" office:value="6.7834779" calcext:value-type="float">
            <text:p>6.783477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247377" calcext:value-type="float">
            <text:p>7.247377</text:p>
          </table:table-cell>
          <table:table-cell office:value-type="float" office:value="6.7974237" calcext:value-type="float">
            <text:p>6.7974237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90375" calcext:value-type="float">
            <text:p>6.90375</text:p>
          </table:table-cell>
          <table:table-cell office:value-type="float" office:value="6.77869505" calcext:value-type="float">
            <text:p>6.7786950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008769" calcext:value-type="float">
            <text:p>6.008769</text:p>
          </table:table-cell>
          <table:table-cell office:value-type="float" office:value="6.7349914" calcext:value-type="float">
            <text:p>6.7349914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032302" calcext:value-type="float">
            <text:p>6.032302</text:p>
          </table:table-cell>
          <table:table-cell office:value-type="float" office:value="6.73924065" calcext:value-type="float">
            <text:p>6.7392406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924072" calcext:value-type="float">
            <text:p>6.924072</text:p>
          </table:table-cell>
          <table:table-cell office:value-type="float" office:value="6.7839309" calcext:value-type="float">
            <text:p>6.7839309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25352" calcext:value-type="float">
            <text:p>7.25352</text:p>
          </table:table-cell>
          <table:table-cell office:value-type="float" office:value="6.7974932" calcext:value-type="float">
            <text:p>6.797493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997224" calcext:value-type="float">
            <text:p>6.997224</text:p>
          </table:table-cell>
          <table:table-cell office:value-type="float" office:value="6.7794962" calcext:value-type="float">
            <text:p>6.7794962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813676" calcext:value-type="float">
            <text:p>6.813676</text:p>
          </table:table-cell>
          <table:table-cell office:value-type="float" office:value="6.7633179" calcext:value-type="float">
            <text:p>6.7633179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968891" calcext:value-type="float">
            <text:p>6.968891</text:p>
          </table:table-cell>
          <table:table-cell office:value-type="float" office:value="6.76453515" calcext:value-type="float">
            <text:p>6.7645351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195939" calcext:value-type="float">
            <text:p>7.195939</text:p>
          </table:table-cell>
          <table:table-cell office:value-type="float" office:value="6.77219255" calcext:value-type="float">
            <text:p>6.7721925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048131" calcext:value-type="float">
            <text:p>7.048131</text:p>
          </table:table-cell>
          <table:table-cell office:value-type="float" office:value="6.76206125" calcext:value-type="float">
            <text:p>6.7620612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364902" calcext:value-type="float">
            <text:p>6.364902</text:p>
          </table:table-cell>
          <table:table-cell office:value-type="float" office:value="6.7259648" calcext:value-type="float">
            <text:p>6.725964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997145" calcext:value-type="float">
            <text:p>5.997145</text:p>
          </table:table-cell>
          <table:table-cell office:value-type="float" office:value="6.7100023" calcext:value-type="float">
            <text:p>6.7100023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563321" calcext:value-type="float">
            <text:p>6.563321</text:p>
          </table:table-cell>
          <table:table-cell office:value-type="float" office:value="6.7422048" calcext:value-type="float">
            <text:p>6.7422048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101152" calcext:value-type="float">
            <text:p>7.101152</text:p>
          </table:table-cell>
          <table:table-cell office:value-type="float" office:value="6.76860195" calcext:value-type="float">
            <text:p>6.7686019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0519" calcext:value-type="float">
            <text:p>7.0519</text:p>
          </table:table-cell>
          <table:table-cell office:value-type="float" office:value="6.7622176" calcext:value-type="float">
            <text:p>6.762217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93086" calcext:value-type="float">
            <text:p>6.793086</text:p>
          </table:table-cell>
          <table:table-cell office:value-type="float" office:value="6.74509395" calcext:value-type="float">
            <text:p>6.7450939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547157" calcext:value-type="float">
            <text:p>6.547157</text:p>
          </table:table-cell>
          <table:table-cell office:value-type="float" office:value="6.73717645" calcext:value-type="float">
            <text:p>6.7371764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915681" calcext:value-type="float">
            <text:p>6.915681</text:p>
          </table:table-cell>
          <table:table-cell office:value-type="float" office:value="6.7559345" calcext:value-type="float">
            <text:p>6.755934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220479" calcext:value-type="float">
            <text:p>7.220479</text:p>
          </table:table-cell>
          <table:table-cell office:value-type="float" office:value="6.7687712" calcext:value-type="float">
            <text:p>6.7687712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872804" calcext:value-type="float">
            <text:p>6.872804</text:p>
          </table:table-cell>
          <table:table-cell office:value-type="float" office:value="6.74868635" calcext:value-type="float">
            <text:p>6.7486863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029677" calcext:value-type="float">
            <text:p>6.029677</text:p>
          </table:table-cell>
          <table:table-cell office:value-type="float" office:value="6.70813815" calcext:value-type="float">
            <text:p>6.7081381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093754" calcext:value-type="float">
            <text:p>6.093754</text:p>
          </table:table-cell>
          <table:table-cell office:value-type="float" office:value="6.7153651" calcext:value-type="float">
            <text:p>6.715365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926107" calcext:value-type="float">
            <text:p>6.926107</text:p>
          </table:table-cell>
          <table:table-cell office:value-type="float" office:value="6.7574469" calcext:value-type="float">
            <text:p>6.7574469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195318" calcext:value-type="float">
            <text:p>7.195318</text:p>
          </table:table-cell>
          <table:table-cell office:value-type="float" office:value="6.76922355" calcext:value-type="float">
            <text:p>6.7692235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89358" calcext:value-type="float">
            <text:p>6.89358</text:p>
          </table:table-cell>
          <table:table-cell office:value-type="float" office:value="6.75334655" calcext:value-type="float">
            <text:p>6.7533465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73658" calcext:value-type="float">
            <text:p>6.673658</text:p>
          </table:table-cell>
          <table:table-cell office:value-type="float" office:value="6.7349745" calcext:value-type="float">
            <text:p>6.734974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838021" calcext:value-type="float">
            <text:p>6.838021</text:p>
          </table:table-cell>
          <table:table-cell office:value-type="float" office:value="6.74294155" calcext:value-type="float">
            <text:p>6.7429415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122039" calcext:value-type="float">
            <text:p>7.122039</text:p>
          </table:table-cell>
          <table:table-cell office:value-type="float" office:value="6.7555734" calcext:value-type="float">
            <text:p>6.755573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993313" calcext:value-type="float">
            <text:p>6.993313</text:p>
          </table:table-cell>
          <table:table-cell office:value-type="float" office:value="6.7463539" calcext:value-type="float">
            <text:p>6.746353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326202" calcext:value-type="float">
            <text:p>6.326202</text:p>
          </table:table-cell>
          <table:table-cell office:value-type="float" office:value="6.71097535" calcext:value-type="float">
            <text:p>6.7109753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045652" calcext:value-type="float">
            <text:p>6.045652</text:p>
          </table:table-cell>
          <table:table-cell office:value-type="float" office:value="6.6999708" calcext:value-type="float">
            <text:p>6.6999708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41195" calcext:value-type="float">
            <text:p>6.641195</text:p>
          </table:table-cell>
          <table:table-cell office:value-type="float" office:value="6.7344083" calcext:value-type="float">
            <text:p>6.734408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091264" calcext:value-type="float">
            <text:p>7.091264</text:p>
          </table:table-cell>
          <table:table-cell office:value-type="float" office:value="6.75670715" calcext:value-type="float">
            <text:p>6.7567071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973465" calcext:value-type="float">
            <text:p>6.973465</text:p>
          </table:table-cell>
          <table:table-cell office:value-type="float" office:value="6.74621525" calcext:value-type="float">
            <text:p>6.7462152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09427" calcext:value-type="float">
            <text:p>6.709427</text:p>
          </table:table-cell>
          <table:table-cell office:value-type="float" office:value="6.726264" calcext:value-type="float">
            <text:p>6.72626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34736" calcext:value-type="float">
            <text:p>6.634736</text:p>
          </table:table-cell>
          <table:table-cell office:value-type="float" office:value="6.72597165" calcext:value-type="float">
            <text:p>6.7259716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922318" calcext:value-type="float">
            <text:p>6.922318</text:p>
          </table:table-cell>
          <table:table-cell office:value-type="float" office:value="6.74064375" calcext:value-type="float">
            <text:p>6.7406437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172415" calcext:value-type="float">
            <text:p>7.172415</text:p>
          </table:table-cell>
          <table:table-cell office:value-type="float" office:value="6.75085705" calcext:value-type="float">
            <text:p>6.7508570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18782" calcext:value-type="float">
            <text:p>6.818782</text:p>
          </table:table-cell>
          <table:table-cell office:value-type="float" office:value="6.7301512" calcext:value-type="float">
            <text:p>6.7301512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06184" calcext:value-type="float">
            <text:p>6.06184</text:p>
          </table:table-cell>
          <table:table-cell office:value-type="float" office:value="6.6937649" calcext:value-type="float">
            <text:p>6.693764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174216" calcext:value-type="float">
            <text:p>6.174216</text:p>
          </table:table-cell>
          <table:table-cell office:value-type="float" office:value="6.70373975" calcext:value-type="float">
            <text:p>6.7037397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93539" calcext:value-type="float">
            <text:p>6.93539</text:p>
          </table:table-cell>
          <table:table-cell office:value-type="float" office:value="6.7424733" calcext:value-type="float">
            <text:p>6.742473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16164" calcext:value-type="float">
            <text:p>7.16164</text:p>
          </table:table-cell>
          <table:table-cell office:value-type="float" office:value="6.7517002" calcext:value-type="float">
            <text:p>6.751700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877778" calcext:value-type="float">
            <text:p>6.877778</text:p>
          </table:table-cell>
          <table:table-cell office:value-type="float" office:value="6.73732105" calcext:value-type="float">
            <text:p>6.7373210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526139" calcext:value-type="float">
            <text:p>6.526139</text:p>
          </table:table-cell>
          <table:table-cell office:value-type="float" office:value="6.51992315" calcext:value-type="float">
            <text:p>6.5199231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832999" calcext:value-type="float">
            <text:p>6.832999</text:p>
          </table:table-cell>
          <table:table-cell office:value-type="float" office:value="6.53307405" calcext:value-type="float">
            <text:p>6.5330740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090658" calcext:value-type="float">
            <text:p>7.090658</text:p>
          </table:table-cell>
          <table:table-cell office:value-type="float" office:value="6.5472389" calcext:value-type="float">
            <text:p>6.5472389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937649" calcext:value-type="float">
            <text:p>6.937649</text:p>
          </table:table-cell>
          <table:table-cell office:value-type="float" office:value="6.53899705" calcext:value-type="float">
            <text:p>6.5389970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285742" calcext:value-type="float">
            <text:p>6.285742</text:p>
          </table:table-cell>
          <table:table-cell office:value-type="float" office:value="6.504973" calcext:value-type="float">
            <text:p>6.50497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106111" calcext:value-type="float">
            <text:p>6.106111</text:p>
          </table:table-cell>
          <table:table-cell office:value-type="float" office:value="6.4989335" calcext:value-type="float">
            <text:p>6.498933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34402" calcext:value-type="float">
            <text:p>6.734402</text:p>
          </table:table-cell>
          <table:table-cell office:value-type="float" office:value="6.5346277" calcext:value-type="float">
            <text:p>6.534627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.087172" calcext:value-type="float">
            <text:p>7.087172</text:p>
          </table:table-cell>
          <table:table-cell office:value-type="float" office:value="6.55189135" calcext:value-type="float">
            <text:p>6.5518913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881426" calcext:value-type="float">
            <text:p>6.881426</text:p>
          </table:table-cell>
          <table:table-cell office:value-type="float" office:value="6.5366971" calcext:value-type="float">
            <text:p>6.536697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57444" calcext:value-type="float">
            <text:p>6.57444</text:p>
          </table:table-cell>
          <table:table-cell office:value-type="float" office:value="6.5144589" calcext:value-type="float">
            <text:p>6.5144589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0358" calcext:value-type="float">
            <text:p>6.70358</text:p>
          </table:table-cell>
          <table:table-cell office:value-type="float" office:value="6.52173305" calcext:value-type="float">
            <text:p>6.5217330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928178" calcext:value-type="float">
            <text:p>6.928178</text:p>
          </table:table-cell>
          <table:table-cell office:value-type="float" office:value="6.5339888" calcext:value-type="float">
            <text:p>6.533988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126584" calcext:value-type="float">
            <text:p>7.126584</text:p>
          </table:table-cell>
          <table:table-cell office:value-type="float" office:value="6.54168445" calcext:value-type="float">
            <text:p>6.5416844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58298" calcext:value-type="float">
            <text:p>6.758298</text:p>
          </table:table-cell>
          <table:table-cell office:value-type="float" office:value="6.51903305" calcext:value-type="float">
            <text:p>6.5190330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091056" calcext:value-type="float">
            <text:p>6.091056</text:p>
          </table:table-cell>
          <table:table-cell office:value-type="float" office:value="6.4869011" calcext:value-type="float">
            <text:p>6.486901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261337" calcext:value-type="float">
            <text:p>6.261337</text:p>
          </table:table-cell>
          <table:table-cell office:value-type="float" office:value="6.5009529" calcext:value-type="float">
            <text:p>6.500952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948887" calcext:value-type="float">
            <text:p>6.948887</text:p>
          </table:table-cell>
          <table:table-cell office:value-type="float" office:value="6.53654795" calcext:value-type="float">
            <text:p>6.5365479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119928" calcext:value-type="float">
            <text:p>7.119928</text:p>
          </table:table-cell>
          <table:table-cell office:value-type="float" office:value="6.54234415" calcext:value-type="float">
            <text:p>6.5423441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874057" calcext:value-type="float">
            <text:p>6.874057</text:p>
          </table:table-cell>
          <table:table-cell office:value-type="float" office:value="6.52520065" calcext:value-type="float">
            <text:p>6.5252006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6.51156065" calcext:value-type="float">
            <text:p>6.5115606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89157" calcext:value-type="float">
            <text:p>6.789157</text:p>
          </table:table-cell>
          <table:table-cell office:value-type="float" office:value="6.72399505" calcext:value-type="float">
            <text:p>6.7239950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116296" calcext:value-type="float">
            <text:p>7.116296</text:p>
          </table:table-cell>
          <table:table-cell office:value-type="float" office:value="6.73681285" calcext:value-type="float">
            <text:p>6.7368128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925821" calcext:value-type="float">
            <text:p>6.925821</text:p>
          </table:table-cell>
          <table:table-cell office:value-type="float" office:value="6.72447345" calcext:value-type="float">
            <text:p>6.7244734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257168" calcext:value-type="float">
            <text:p>6.257168</text:p>
          </table:table-cell>
          <table:table-cell office:value-type="float" office:value="6.6912166" calcext:value-type="float">
            <text:p>6.691216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164952" calcext:value-type="float">
            <text:p>6.164952</text:p>
          </table:table-cell>
          <table:table-cell office:value-type="float" office:value="6.68863515" calcext:value-type="float">
            <text:p>6.6886351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19995" calcext:value-type="float">
            <text:p>6.819995</text:p>
          </table:table-cell>
          <table:table-cell office:value-type="float" office:value="6.721054" calcext:value-type="float">
            <text:p>6.72105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079675" calcext:value-type="float">
            <text:p>7.079675</text:p>
          </table:table-cell>
          <table:table-cell office:value-type="float" office:value="6.7326037" calcext:value-type="float">
            <text:p>6.732603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83287" calcext:value-type="float">
            <text:p>6.783287</text:p>
          </table:table-cell>
          <table:table-cell office:value-type="float" office:value="6.7180988" calcext:value-type="float">
            <text:p>6.7180988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436662" calcext:value-type="float">
            <text:p>6.436662</text:p>
          </table:table-cell>
          <table:table-cell office:value-type="float" office:value="6.70158355" calcext:value-type="float">
            <text:p>6.7015835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19923" calcext:value-type="float">
            <text:p>6.719923</text:p>
          </table:table-cell>
          <table:table-cell office:value-type="float" office:value="6.7170797" calcext:value-type="float">
            <text:p>6.717079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948695" calcext:value-type="float">
            <text:p>6.948695</text:p>
          </table:table-cell>
          <table:table-cell office:value-type="float" office:value="6.7288175" calcext:value-type="float">
            <text:p>6.728817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082091" calcext:value-type="float">
            <text:p>7.082091</text:p>
          </table:table-cell>
          <table:table-cell office:value-type="float" office:value="6.73283235" calcext:value-type="float">
            <text:p>6.7328323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73556" calcext:value-type="float">
            <text:p>6.673556</text:p>
          </table:table-cell>
          <table:table-cell office:value-type="float" office:value="6.7090449" calcext:value-type="float">
            <text:p>6.709044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115659" calcext:value-type="float">
            <text:p>6.115659</text:p>
          </table:table-cell>
          <table:table-cell office:value-type="float" office:value="6.6833336" calcext:value-type="float">
            <text:p>6.683333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372092" calcext:value-type="float">
            <text:p>6.372092</text:p>
          </table:table-cell>
          <table:table-cell office:value-type="float" office:value="6.7012871" calcext:value-type="float">
            <text:p>6.701287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973238" calcext:value-type="float">
            <text:p>6.973238</text:p>
          </table:table-cell>
          <table:table-cell office:value-type="float" office:value="6.7313097" calcext:value-type="float">
            <text:p>6.731309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064811" calcext:value-type="float">
            <text:p>7.064811</text:p>
          </table:table-cell>
          <table:table-cell office:value-type="float" office:value="6.7321597" calcext:value-type="float">
            <text:p>6.732159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777058" calcext:value-type="float">
            <text:p>6.777058</text:p>
          </table:table-cell>
          <table:table-cell office:value-type="float" office:value="6.71621915" calcext:value-type="float">
            <text:p>6.7162191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01257" calcext:value-type="float">
            <text:p>6.601257</text:p>
          </table:table-cell>
          <table:table-cell office:value-type="float" office:value="6.70216645" calcext:value-type="float">
            <text:p>6.7021664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78508" calcext:value-type="float">
            <text:p>6.778508</text:p>
          </table:table-cell>
          <table:table-cell office:value-type="float" office:value="6.71045395" calcext:value-type="float">
            <text:p>6.7104539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045513" calcext:value-type="float">
            <text:p>7.045513</text:p>
          </table:table-cell>
          <table:table-cell office:value-type="float" office:value="6.72262185" calcext:value-type="float">
            <text:p>6.7226218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69508" calcext:value-type="float">
            <text:p>6.869508</text:p>
          </table:table-cell>
          <table:table-cell office:value-type="float" office:value="6.7122474" calcext:value-type="float">
            <text:p>6.712247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260684" calcext:value-type="float">
            <text:p>6.260684</text:p>
          </table:table-cell>
          <table:table-cell office:value-type="float" office:value="6.68230115" calcext:value-type="float">
            <text:p>6.6823011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205539" calcext:value-type="float">
            <text:p>6.205539</text:p>
          </table:table-cell>
          <table:table-cell office:value-type="float" office:value="6.6823021" calcext:value-type="float">
            <text:p>6.682302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813329" calcext:value-type="float">
            <text:p>6.813329</text:p>
          </table:table-cell>
          <table:table-cell office:value-type="float" office:value="6.713384" calcext:value-type="float">
            <text:p>6.71338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050989" calcext:value-type="float">
            <text:p>7.050989</text:p>
          </table:table-cell>
          <table:table-cell office:value-type="float" office:value="6.7237871" calcext:value-type="float">
            <text:p>6.723787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89577" calcext:value-type="float">
            <text:p>6.789577</text:p>
          </table:table-cell>
          <table:table-cell office:value-type="float" office:value="6.70943925" calcext:value-type="float">
            <text:p>6.7094392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452982" calcext:value-type="float">
            <text:p>6.452982</text:p>
          </table:table-cell>
          <table:table-cell office:value-type="float" office:value="6.69042585" calcext:value-type="float">
            <text:p>6.6904258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46585" calcext:value-type="float">
            <text:p>6.746585</text:p>
          </table:table-cell>
          <table:table-cell office:value-type="float" office:value="6.70519915" calcext:value-type="float">
            <text:p>6.7051991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954679" calcext:value-type="float">
            <text:p>6.954679</text:p>
          </table:table-cell>
          <table:table-cell office:value-type="float" office:value="6.7157619" calcext:value-type="float">
            <text:p>6.715761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028992" calcext:value-type="float">
            <text:p>7.028992</text:p>
          </table:table-cell>
          <table:table-cell office:value-type="float" office:value="6.7168498" calcext:value-type="float">
            <text:p>6.716849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06342" calcext:value-type="float">
            <text:p>6.606342</text:p>
          </table:table-cell>
          <table:table-cell office:value-type="float" office:value="6.69196285" calcext:value-type="float">
            <text:p>6.6919628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15933" calcext:value-type="float">
            <text:p>6.15933</text:p>
          </table:table-cell>
          <table:table-cell office:value-type="float" office:value="6.6714951" calcext:value-type="float">
            <text:p>6.671495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474729" calcext:value-type="float">
            <text:p>6.474729</text:p>
          </table:table-cell>
          <table:table-cell office:value-type="float" office:value="6.69267955" calcext:value-type="float">
            <text:p>6.6926795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972544" calcext:value-type="float">
            <text:p>6.972544</text:p>
          </table:table-cell>
          <table:table-cell office:value-type="float" office:value="6.7180606" calcext:value-type="float">
            <text:p>6.7180606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990238" calcext:value-type="float">
            <text:p>6.990238</text:p>
          </table:table-cell>
          <table:table-cell office:value-type="float" office:value="6.7147568" calcext:value-type="float">
            <text:p>6.714756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46" calcext:value-type="float">
            <text:p>6.746</text:p>
          </table:table-cell>
          <table:table-cell office:value-type="float" office:value="6.69926235" calcext:value-type="float">
            <text:p>6.6992623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496004" calcext:value-type="float">
            <text:p>6.496004</text:p>
          </table:table-cell>
          <table:table-cell office:value-type="float" office:value="6.68123945" calcext:value-type="float">
            <text:p>6.6812394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67007" calcext:value-type="float">
            <text:p>6.767007</text:p>
          </table:table-cell>
          <table:table-cell office:value-type="float" office:value="6.69262805" calcext:value-type="float">
            <text:p>6.6926280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021866" calcext:value-type="float">
            <text:p>7.021866</text:p>
          </table:table-cell>
          <table:table-cell office:value-type="float" office:value="6.7048351" calcext:value-type="float">
            <text:p>6.704835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838024" calcext:value-type="float">
            <text:p>6.838024</text:p>
          </table:table-cell>
          <table:table-cell office:value-type="float" office:value="6.69589065" calcext:value-type="float">
            <text:p>6.6958906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270583" calcext:value-type="float">
            <text:p>6.270583</text:p>
          </table:table-cell>
          <table:table-cell office:value-type="float" office:value="6.66984645" calcext:value-type="float">
            <text:p>6.6698464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260703" calcext:value-type="float">
            <text:p>6.260703</text:p>
          </table:table-cell>
          <table:table-cell office:value-type="float" office:value="6.6733936" calcext:value-type="float">
            <text:p>6.673393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827177" calcext:value-type="float">
            <text:p>6.827177</text:p>
          </table:table-cell>
          <table:table-cell office:value-type="float" office:value="6.70248295" calcext:value-type="float">
            <text:p>6.7024829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021391" calcext:value-type="float">
            <text:p>7.021391</text:p>
          </table:table-cell>
          <table:table-cell office:value-type="float" office:value="6.70958035" calcext:value-type="float">
            <text:p>6.7095803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64032" calcext:value-type="float">
            <text:p>6.764032</text:p>
          </table:table-cell>
          <table:table-cell office:value-type="float" office:value="6.69388655" calcext:value-type="float">
            <text:p>6.6938865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409309" calcext:value-type="float">
            <text:p>6.409309</text:p>
          </table:table-cell>
          <table:table-cell office:value-type="float" office:value="6.67301125" calcext:value-type="float">
            <text:p>6.6730112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48448" calcext:value-type="float">
            <text:p>6.748448</text:p>
          </table:table-cell>
          <table:table-cell office:value-type="float" office:value="6.6891421" calcext:value-type="float">
            <text:p>6.689142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95784" calcext:value-type="float">
            <text:p>6.95784</text:p>
          </table:table-cell>
          <table:table-cell office:value-type="float" office:value="6.69952625" calcext:value-type="float">
            <text:p>6.6995262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976437" calcext:value-type="float">
            <text:p>6.976437</text:p>
          </table:table-cell>
          <table:table-cell office:value-type="float" office:value="6.69694235" calcext:value-type="float">
            <text:p>6.6969423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531253" calcext:value-type="float">
            <text:p>6.531253</text:p>
          </table:table-cell>
          <table:table-cell office:value-type="float" office:value="6.6698649" calcext:value-type="float">
            <text:p>6.669864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196987" calcext:value-type="float">
            <text:p>6.196987</text:p>
          </table:table-cell>
          <table:table-cell office:value-type="float" office:value="6.6557513" calcext:value-type="float">
            <text:p>6.655751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583019" calcext:value-type="float">
            <text:p>6.583019</text:p>
          </table:table-cell>
          <table:table-cell office:value-type="float" office:value="6.68226795" calcext:value-type="float">
            <text:p>6.6822679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98235" calcext:value-type="float">
            <text:p>6.98235</text:p>
          </table:table-cell>
          <table:table-cell office:value-type="float" office:value="6.70317115" calcext:value-type="float">
            <text:p>6.7031711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906468" calcext:value-type="float">
            <text:p>6.906468</text:p>
          </table:table-cell>
          <table:table-cell office:value-type="float" office:value="6.69345625" calcext:value-type="float">
            <text:p>6.6934562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80349" calcext:value-type="float">
            <text:p>6.680349</text:p>
          </table:table-cell>
          <table:table-cell office:value-type="float" office:value="6.67411425" calcext:value-type="float">
            <text:p>6.6741142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385542" calcext:value-type="float">
            <text:p>6.385542</text:p>
          </table:table-cell>
          <table:table-cell office:value-type="float" office:value="6.66635105" calcext:value-type="float">
            <text:p>6.6663510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23776" calcext:value-type="float">
            <text:p>6.723776</text:p>
          </table:table-cell>
          <table:table-cell office:value-type="float" office:value="6.6836099" calcext:value-type="float">
            <text:p>6.6836099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011148" calcext:value-type="float">
            <text:p>7.011148</text:p>
          </table:table-cell>
          <table:table-cell office:value-type="float" office:value="6.69563855" calcext:value-type="float">
            <text:p>6.6956385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842977" calcext:value-type="float">
            <text:p>6.842977</text:p>
          </table:table-cell>
          <table:table-cell office:value-type="float" office:value="6.68375995" calcext:value-type="float">
            <text:p>6.6837599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31714" calcext:value-type="float">
            <text:p>6.31714</text:p>
          </table:table-cell>
          <table:table-cell office:value-type="float" office:value="6.65718425" calcext:value-type="float">
            <text:p>6.6571842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341526" calcext:value-type="float">
            <text:p>6.341526</text:p>
          </table:table-cell>
          <table:table-cell office:value-type="float" office:value="6.6615262" calcext:value-type="float">
            <text:p>6.661526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84249" calcext:value-type="float">
            <text:p>6.84249</text:p>
          </table:table-cell>
          <table:table-cell office:value-type="float" office:value="6.6871429" calcext:value-type="float">
            <text:p>6.687142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969125" calcext:value-type="float">
            <text:p>6.969125</text:p>
          </table:table-cell>
          <table:table-cell office:value-type="float" office:value="6.69068365" calcext:value-type="float">
            <text:p>6.6906836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07515" calcext:value-type="float">
            <text:p>6.707515</text:p>
          </table:table-cell>
          <table:table-cell office:value-type="float" office:value="6.67390425" calcext:value-type="float">
            <text:p>6.6739042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346526" calcext:value-type="float">
            <text:p>6.346526</text:p>
          </table:table-cell>
          <table:table-cell office:value-type="float" office:value="6.6188845" calcext:value-type="float">
            <text:p>6.618884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31926" calcext:value-type="float">
            <text:p>6.731926</text:p>
          </table:table-cell>
          <table:table-cell office:value-type="float" office:value="6.6374863" calcext:value-type="float">
            <text:p>6.637486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956131" calcext:value-type="float">
            <text:p>6.956131</text:p>
          </table:table-cell>
          <table:table-cell office:value-type="float" office:value="6.6484208" calcext:value-type="float">
            <text:p>6.6484208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906162" calcext:value-type="float">
            <text:p>6.906162</text:p>
          </table:table-cell>
          <table:table-cell office:value-type="float" office:value="6.6441233" calcext:value-type="float">
            <text:p>6.644123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434888" calcext:value-type="float">
            <text:p>6.434888</text:p>
          </table:table-cell>
          <table:table-cell office:value-type="float" office:value="6.6192399" calcext:value-type="float">
            <text:p>6.6192399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248981" calcext:value-type="float">
            <text:p>6.248981</text:p>
          </table:table-cell>
          <table:table-cell office:value-type="float" office:value="6.6121409" calcext:value-type="float">
            <text:p>6.6121409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2732" calcext:value-type="float">
            <text:p>6.72732</text:p>
          </table:table-cell>
          <table:table-cell office:value-type="float" office:value="6.6379945" calcext:value-type="float">
            <text:p>6.637994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001083" calcext:value-type="float">
            <text:p>7.001083</text:p>
          </table:table-cell>
          <table:table-cell office:value-type="float" office:value="6.65066545" calcext:value-type="float">
            <text:p>6.6506654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88052" calcext:value-type="float">
            <text:p>6.788052</text:p>
          </table:table-cell>
          <table:table-cell office:value-type="float" office:value="6.63826" calcext:value-type="float">
            <text:p>6.63826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519628" calcext:value-type="float">
            <text:p>6.519628</text:p>
          </table:table-cell>
          <table:table-cell office:value-type="float" office:value="6.62456245" calcext:value-type="float">
            <text:p>6.6245624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25085" calcext:value-type="float">
            <text:p>6.525085</text:p>
          </table:table-cell>
          <table:table-cell office:value-type="float" office:value="6.6238198" calcext:value-type="float">
            <text:p>6.623819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30719" calcext:value-type="float">
            <text:p>6.730719</text:p>
          </table:table-cell>
          <table:table-cell office:value-type="float" office:value="6.6334714" calcext:value-type="float">
            <text:p>6.6334714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964349" calcext:value-type="float">
            <text:p>6.964349</text:p>
          </table:table-cell>
          <table:table-cell office:value-type="float" office:value="6.64327595" calcext:value-type="float">
            <text:p>6.6432759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73576" calcext:value-type="float">
            <text:p>6.773576</text:p>
          </table:table-cell>
          <table:table-cell office:value-type="float" office:value="6.63164195" calcext:value-type="float">
            <text:p>6.6316419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311463" calcext:value-type="float">
            <text:p>6.311463</text:p>
          </table:table-cell>
          <table:table-cell office:value-type="float" office:value="6.6099566" calcext:value-type="float">
            <text:p>6.6099566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403979" calcext:value-type="float">
            <text:p>6.403979</text:p>
          </table:table-cell>
          <table:table-cell office:value-type="float" office:value="6.61824655" calcext:value-type="float">
            <text:p>6.6182465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5386" calcext:value-type="float">
            <text:p>6.85386</text:p>
          </table:table-cell>
          <table:table-cell office:value-type="float" office:value="6.6403201" calcext:value-type="float">
            <text:p>6.6403201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913305" calcext:value-type="float">
            <text:p>6.913305</text:p>
          </table:table-cell>
          <table:table-cell office:value-type="float" office:value="6.64036695" calcext:value-type="float">
            <text:p>6.6403669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33537" calcext:value-type="float">
            <text:p>6.633537</text:p>
          </table:table-cell>
          <table:table-cell office:value-type="float" office:value="6.6258164" calcext:value-type="float">
            <text:p>6.6258164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60712" calcext:value-type="float">
            <text:p>5.60712</text:p>
          </table:table-cell>
          <table:table-cell office:value-type="float" office:value="6.6416757" calcext:value-type="float">
            <text:p>6.641675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18562" calcext:value-type="float">
            <text:p>6.718562</text:p>
          </table:table-cell>
          <table:table-cell office:value-type="float" office:value="6.6981916" calcext:value-type="float">
            <text:p>6.698191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950616" calcext:value-type="float">
            <text:p>6.950616</text:p>
          </table:table-cell>
          <table:table-cell office:value-type="float" office:value="6.7096768" calcext:value-type="float">
            <text:p>6.709676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870181" calcext:value-type="float">
            <text:p>6.870181</text:p>
          </table:table-cell>
          <table:table-cell office:value-type="float" office:value="6.704441" calcext:value-type="float">
            <text:p>6.70444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408494" calcext:value-type="float">
            <text:p>6.408494</text:p>
          </table:table-cell>
          <table:table-cell office:value-type="float" office:value="6.68115395" calcext:value-type="float">
            <text:p>6.6811539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292908" calcext:value-type="float">
            <text:p>6.292908</text:p>
          </table:table-cell>
          <table:table-cell office:value-type="float" office:value="6.6775735" calcext:value-type="float">
            <text:p>6.677573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66053" calcext:value-type="float">
            <text:p>6.766053</text:p>
          </table:table-cell>
          <table:table-cell office:value-type="float" office:value="6.7020889" calcext:value-type="float">
            <text:p>6.7020889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980739" calcext:value-type="float">
            <text:p>6.980739</text:p>
          </table:table-cell>
          <table:table-cell office:value-type="float" office:value="6.7118568" calcext:value-type="float">
            <text:p>6.711856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52974" calcext:value-type="float">
            <text:p>6.752974</text:p>
          </table:table-cell>
          <table:table-cell office:value-type="float" office:value="6.6997236" calcext:value-type="float">
            <text:p>6.699723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514101" calcext:value-type="float">
            <text:p>6.514101</text:p>
          </table:table-cell>
          <table:table-cell office:value-type="float" office:value="6.68901875" calcext:value-type="float">
            <text:p>6.6890187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504775" calcext:value-type="float">
            <text:p>6.504775</text:p>
          </table:table-cell>
          <table:table-cell office:value-type="float" office:value="6.6871613" calcext:value-type="float">
            <text:p>6.687161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18117" calcext:value-type="float">
            <text:p>6.718117</text:p>
          </table:table-cell>
          <table:table-cell office:value-type="float" office:value="6.6966126" calcext:value-type="float">
            <text:p>6.696612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92681" calcext:value-type="float">
            <text:p>6.92681</text:p>
          </table:table-cell>
          <table:table-cell office:value-type="float" office:value="6.7051977" calcext:value-type="float">
            <text:p>6.705197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31669" calcext:value-type="float">
            <text:p>6.731669</text:p>
          </table:table-cell>
          <table:table-cell office:value-type="float" office:value="6.6942436" calcext:value-type="float">
            <text:p>6.694243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339869" calcext:value-type="float">
            <text:p>6.339869</text:p>
          </table:table-cell>
          <table:table-cell office:value-type="float" office:value="6.67800715" calcext:value-type="float">
            <text:p>6.6780071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477262" calcext:value-type="float">
            <text:p>6.477262</text:p>
          </table:table-cell>
          <table:table-cell office:value-type="float" office:value="6.69074715" calcext:value-type="float">
            <text:p>6.6907471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4545" calcext:value-type="float">
            <text:p>6.84545</text:p>
          </table:table-cell>
          <table:table-cell office:value-type="float" office:value="6.7092905" calcext:value-type="float">
            <text:p>6.709290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854797" calcext:value-type="float">
            <text:p>6.854797</text:p>
          </table:table-cell>
          <table:table-cell office:value-type="float" office:value="6.70461675" calcext:value-type="float">
            <text:p>6.7046167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22294" calcext:value-type="float">
            <text:p>6.622294</text:p>
          </table:table-cell>
          <table:table-cell office:value-type="float" office:value="6.6883102" calcext:value-type="float">
            <text:p>6.688310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950723" calcext:value-type="float">
            <text:p>6.950723</text:p>
          </table:table-cell>
          <table:table-cell office:value-type="float" office:value="6.6926573" calcext:value-type="float">
            <text:p>6.692657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37438" calcext:value-type="float">
            <text:p>6.737438</text:p>
          </table:table-cell>
          <table:table-cell office:value-type="float" office:value="6.68208535" calcext:value-type="float">
            <text:p>6.6820853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948266" calcext:value-type="float">
            <text:p>6.948266</text:p>
          </table:table-cell>
          <table:table-cell office:value-type="float" office:value="6.6919037" calcext:value-type="float">
            <text:p>6.691903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459" calcext:value-type="float">
            <text:p>6.8459</text:p>
          </table:table-cell>
          <table:table-cell office:value-type="float" office:value="6.6846557" calcext:value-type="float">
            <text:p>6.684655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40444" calcext:value-type="float">
            <text:p>6.40444</text:p>
          </table:table-cell>
          <table:table-cell office:value-type="float" office:value="6.66226515" calcext:value-type="float">
            <text:p>6.6622651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336885" calcext:value-type="float">
            <text:p>6.336885</text:p>
          </table:table-cell>
          <table:table-cell office:value-type="float" office:value="6.6620035" calcext:value-type="float">
            <text:p>6.662003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83216" calcext:value-type="float">
            <text:p>6.783216</text:p>
          </table:table-cell>
          <table:table-cell office:value-type="float" office:value="6.68550805" calcext:value-type="float">
            <text:p>6.6855080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961411" calcext:value-type="float">
            <text:p>6.961411</text:p>
          </table:table-cell>
          <table:table-cell office:value-type="float" office:value="6.6927544" calcext:value-type="float">
            <text:p>6.692754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38075" calcext:value-type="float">
            <text:p>6.738075</text:p>
          </table:table-cell>
          <table:table-cell office:value-type="float" office:value="6.6796529" calcext:value-type="float">
            <text:p>6.6796529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538877" calcext:value-type="float">
            <text:p>6.538877</text:p>
          </table:table-cell>
          <table:table-cell office:value-type="float" office:value="6.6658617" calcext:value-type="float">
            <text:p>6.665861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476952" calcext:value-type="float">
            <text:p>6.476952</text:p>
          </table:table-cell>
          <table:table-cell office:value-type="float" office:value="6.66548715" calcext:value-type="float">
            <text:p>6.6654871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693801" calcext:value-type="float">
            <text:p>6.693801</text:p>
          </table:table-cell>
          <table:table-cell office:value-type="float" office:value="6.67695245" calcext:value-type="float">
            <text:p>6.6769524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89819" calcext:value-type="float">
            <text:p>6.889819</text:p>
          </table:table-cell>
          <table:table-cell office:value-type="float" office:value="6.68366625" calcext:value-type="float">
            <text:p>6.6836662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07728" calcext:value-type="float">
            <text:p>6.707728</text:p>
          </table:table-cell>
          <table:table-cell office:value-type="float" office:value="6.67025915" calcext:value-type="float">
            <text:p>6.6702591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40694" calcext:value-type="float">
            <text:p>6.40694</text:p>
          </table:table-cell>
          <table:table-cell office:value-type="float" office:value="6.6559924" calcext:value-type="float">
            <text:p>6.6559924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594669" calcext:value-type="float">
            <text:p>6.594669</text:p>
          </table:table-cell>
          <table:table-cell office:value-type="float" office:value="6.6693761" calcext:value-type="float">
            <text:p>6.669376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48129" calcext:value-type="float">
            <text:p>6.848129</text:p>
          </table:table-cell>
          <table:table-cell office:value-type="float" office:value="6.6818785" calcext:value-type="float">
            <text:p>6.681878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51975" calcext:value-type="float">
            <text:p>6.751975</text:p>
          </table:table-cell>
          <table:table-cell office:value-type="float" office:value="6.6726495" calcext:value-type="float">
            <text:p>6.672649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528666" calcext:value-type="float">
            <text:p>6.528666</text:p>
          </table:table-cell>
          <table:table-cell office:value-type="float" office:value="6.6566308" calcext:value-type="float">
            <text:p>6.6566308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09236" calcext:value-type="float">
            <text:p>6.709236</text:p>
          </table:table-cell>
          <table:table-cell office:value-type="float" office:value="6.6617737" calcext:value-type="float">
            <text:p>6.661773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39284" calcext:value-type="float">
            <text:p>6.739284</text:p>
          </table:table-cell>
          <table:table-cell office:value-type="float" office:value="6.66214655" calcext:value-type="float">
            <text:p>6.6621465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933805" calcext:value-type="float">
            <text:p>6.933805</text:p>
          </table:table-cell>
          <table:table-cell office:value-type="float" office:value="6.67051505" calcext:value-type="float">
            <text:p>6.6705150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803306" calcext:value-type="float">
            <text:p>6.803306</text:p>
          </table:table-cell>
          <table:table-cell office:value-type="float" office:value="6.66241845" calcext:value-type="float">
            <text:p>6.6624184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398089" calcext:value-type="float">
            <text:p>6.398089</text:p>
          </table:table-cell>
          <table:table-cell office:value-type="float" office:value="6.642949" calcext:value-type="float">
            <text:p>6.642949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399207" calcext:value-type="float">
            <text:p>6.399207</text:p>
          </table:table-cell>
          <table:table-cell office:value-type="float" office:value="6.64623845" calcext:value-type="float">
            <text:p>6.6462384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806976" calcext:value-type="float">
            <text:p>6.806976</text:p>
          </table:table-cell>
          <table:table-cell office:value-type="float" office:value="6.6668629" calcext:value-type="float">
            <text:p>6.666862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928143" calcext:value-type="float">
            <text:p>6.928143</text:p>
          </table:table-cell>
          <table:table-cell office:value-type="float" office:value="6.67053065" calcext:value-type="float">
            <text:p>6.6705306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99381" calcext:value-type="float">
            <text:p>6.699381</text:p>
          </table:table-cell>
          <table:table-cell office:value-type="float" office:value="6.6577781" calcext:value-type="float">
            <text:p>6.657778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462251" calcext:value-type="float">
            <text:p>6.462251</text:p>
          </table:table-cell>
          <table:table-cell office:value-type="float" office:value="6.64111415" calcext:value-type="float">
            <text:p>6.6411141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531386" calcext:value-type="float">
            <text:p>6.531386</text:p>
          </table:table-cell>
          <table:table-cell office:value-type="float" office:value="6.6468503" calcext:value-type="float">
            <text:p>6.646850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06258" calcext:value-type="float">
            <text:p>6.706258</text:p>
          </table:table-cell>
          <table:table-cell office:value-type="float" office:value="6.65719045" calcext:value-type="float">
            <text:p>6.6571904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828077" calcext:value-type="float">
            <text:p>6.828077</text:p>
          </table:table-cell>
          <table:table-cell office:value-type="float" office:value="6.66225025" calcext:value-type="float">
            <text:p>6.6622502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21677" calcext:value-type="float">
            <text:p>6.621677</text:p>
          </table:table-cell>
          <table:table-cell office:value-type="float" office:value="6.65050975" calcext:value-type="float">
            <text:p>6.6505097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422393" calcext:value-type="float">
            <text:p>6.422393</text:p>
          </table:table-cell>
          <table:table-cell office:value-type="float" office:value="6.64197945" calcext:value-type="float">
            <text:p>6.6419794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674614" calcext:value-type="float">
            <text:p>6.674614</text:p>
          </table:table-cell>
          <table:table-cell office:value-type="float" office:value="6.65569865" calcext:value-type="float">
            <text:p>6.6556986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844717" calcext:value-type="float">
            <text:p>6.844717</text:p>
          </table:table-cell>
          <table:table-cell office:value-type="float" office:value="6.66338365" calcext:value-type="float">
            <text:p>6.6633836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663549" calcext:value-type="float">
            <text:p>6.663549</text:p>
          </table:table-cell>
          <table:table-cell office:value-type="float" office:value="6.6533919" calcext:value-type="float">
            <text:p>6.6533919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431601" calcext:value-type="float">
            <text:p>6.431601</text:p>
          </table:table-cell>
          <table:table-cell office:value-type="float" office:value="6.64232285" calcext:value-type="float">
            <text:p>6.6423228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31524" calcext:value-type="float">
            <text:p>6.631524</text:p>
          </table:table-cell>
          <table:table-cell office:value-type="float" office:value="6.64711615" calcext:value-type="float">
            <text:p>6.6471161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16693" calcext:value-type="float">
            <text:p>6.716693</text:p>
          </table:table-cell>
          <table:table-cell office:value-type="float" office:value="6.6501876" calcext:value-type="float">
            <text:p>6.6501876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906654" calcext:value-type="float">
            <text:p>6.906654</text:p>
          </table:table-cell>
          <table:table-cell office:value-type="float" office:value="6.6583557" calcext:value-type="float">
            <text:p>6.658355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71873" calcext:value-type="float">
            <text:p>6.771873</text:p>
          </table:table-cell>
          <table:table-cell office:value-type="float" office:value="6.64991205" calcext:value-type="float">
            <text:p>6.6499120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413917" calcext:value-type="float">
            <text:p>6.413917</text:p>
          </table:table-cell>
          <table:table-cell office:value-type="float" office:value="6.633332" calcext:value-type="float">
            <text:p>6.63333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463878" calcext:value-type="float">
            <text:p>6.463878</text:p>
          </table:table-cell>
          <table:table-cell office:value-type="float" office:value="6.64002905" calcext:value-type="float">
            <text:p>6.6400290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811696" calcext:value-type="float">
            <text:p>6.811696</text:p>
          </table:table-cell>
          <table:table-cell office:value-type="float" office:value="6.6574662" calcext:value-type="float">
            <text:p>6.6574662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880331" calcext:value-type="float">
            <text:p>6.880331</text:p>
          </table:table-cell>
          <table:table-cell office:value-type="float" office:value="6.65674175" calcext:value-type="float">
            <text:p>6.6567417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73092" calcext:value-type="float">
            <text:p>6.673092</text:p>
          </table:table-cell>
          <table:table-cell office:value-type="float" office:value="6.6444753" calcext:value-type="float">
            <text:p>6.644475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366102" calcext:value-type="float">
            <text:p>6.366102</text:p>
          </table:table-cell>
          <table:table-cell office:value-type="float" office:value="6.62729755" calcext:value-type="float">
            <text:p>6.6272975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576974" calcext:value-type="float">
            <text:p>6.576974</text:p>
          </table:table-cell>
          <table:table-cell office:value-type="float" office:value="6.6399854" calcext:value-type="float">
            <text:p>6.6399854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38189" calcext:value-type="float">
            <text:p>6.738189</text:p>
          </table:table-cell>
          <table:table-cell office:value-type="float" office:value="6.6491696" calcext:value-type="float">
            <text:p>6.649169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807454" calcext:value-type="float">
            <text:p>6.807454</text:p>
          </table:table-cell>
          <table:table-cell office:value-type="float" office:value="6.6514316" calcext:value-type="float">
            <text:p>6.6514316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593267" calcext:value-type="float">
            <text:p>6.593267</text:p>
          </table:table-cell>
          <table:table-cell office:value-type="float" office:value="6.6404814" calcext:value-type="float">
            <text:p>6.6404814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451071" calcext:value-type="float">
            <text:p>6.451071</text:p>
          </table:table-cell>
          <table:table-cell office:value-type="float" office:value="6.63650605" calcext:value-type="float">
            <text:p>6.6365060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696777" calcext:value-type="float">
            <text:p>6.696777</text:p>
          </table:table-cell>
          <table:table-cell office:value-type="float" office:value="6.6506604" calcext:value-type="float">
            <text:p>6.6506604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828314" calcext:value-type="float">
            <text:p>6.828314</text:p>
          </table:table-cell>
          <table:table-cell office:value-type="float" office:value="6.65631995" calcext:value-type="float">
            <text:p>6.6563199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644882" calcext:value-type="float">
            <text:p>6.644882</text:p>
          </table:table-cell>
          <table:table-cell office:value-type="float" office:value="6.6459651" calcext:value-type="float">
            <text:p>6.645965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442168" calcext:value-type="float">
            <text:p>6.442168</text:p>
          </table:table-cell>
          <table:table-cell office:value-type="float" office:value="6.63572115" calcext:value-type="float">
            <text:p>6.6357211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527467" calcext:value-type="float">
            <text:p>6.527467</text:p>
          </table:table-cell>
          <table:table-cell office:value-type="float" office:value="6.63936275" calcext:value-type="float">
            <text:p>6.6393627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692953" calcext:value-type="float">
            <text:p>6.692953</text:p>
          </table:table-cell>
          <table:table-cell office:value-type="float" office:value="6.64699835" calcext:value-type="float">
            <text:p>6.6469983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880055" calcext:value-type="float">
            <text:p>6.880055</text:p>
          </table:table-cell>
          <table:table-cell office:value-type="float" office:value="6.65409965" calcext:value-type="float">
            <text:p>6.6540996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37781" calcext:value-type="float">
            <text:p>6.737781</text:p>
          </table:table-cell>
          <table:table-cell office:value-type="float" office:value="6.6442262" calcext:value-type="float">
            <text:p>6.6442262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440272" calcext:value-type="float">
            <text:p>6.440272</text:p>
          </table:table-cell>
          <table:table-cell office:value-type="float" office:value="6.630874" calcext:value-type="float">
            <text:p>6.630874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547858" calcext:value-type="float">
            <text:p>6.547858</text:p>
          </table:table-cell>
          <table:table-cell office:value-type="float" office:value="6.641524" calcext:value-type="float">
            <text:p>6.641524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812621" calcext:value-type="float">
            <text:p>6.812621</text:p>
          </table:table-cell>
          <table:table-cell office:value-type="float" office:value="6.6552385" calcext:value-type="float">
            <text:p>6.655238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797207" calcext:value-type="float">
            <text:p>6.797207</text:p>
          </table:table-cell>
          <table:table-cell office:value-type="float" office:value="6.64906235" calcext:value-type="float">
            <text:p>6.6490623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35002" calcext:value-type="float">
            <text:p>6.635002</text:p>
          </table:table-cell>
          <table:table-cell office:value-type="float" office:value="6.6338188" calcext:value-type="float">
            <text:p>6.6338188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329537" calcext:value-type="float">
            <text:p>6.329537</text:p>
          </table:table-cell>
          <table:table-cell office:value-type="float" office:value="6.6294629" calcext:value-type="float">
            <text:p>6.629462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619859" calcext:value-type="float">
            <text:p>6.619859</text:p>
          </table:table-cell>
          <table:table-cell office:value-type="float" office:value="6.6429481" calcext:value-type="float">
            <text:p>6.642948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60658" calcext:value-type="float">
            <text:p>6.760658</text:p>
          </table:table-cell>
          <table:table-cell office:value-type="float" office:value="6.65015225" calcext:value-type="float">
            <text:p>6.6501522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83429" calcext:value-type="float">
            <text:p>6.783429</text:p>
          </table:table-cell>
          <table:table-cell office:value-type="float" office:value="6.6495995" calcext:value-type="float">
            <text:p>6.649599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58845" calcext:value-type="float">
            <text:p>6.58845</text:p>
          </table:table-cell>
          <table:table-cell office:value-type="float" office:value="6.63834085" calcext:value-type="float">
            <text:p>6.6383408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51376" calcext:value-type="float">
            <text:p>6.51376</text:p>
          </table:table-cell>
          <table:table-cell office:value-type="float" office:value="6.63621655" calcext:value-type="float">
            <text:p>6.6362165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34158" calcext:value-type="float">
            <text:p>6.734158</text:p>
          </table:table-cell>
          <table:table-cell office:value-type="float" office:value="6.6474456" calcext:value-type="float">
            <text:p>6.6474456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809968" calcext:value-type="float">
            <text:p>6.809968</text:p>
          </table:table-cell>
          <table:table-cell office:value-type="float" office:value="6.6488511" calcext:value-type="float">
            <text:p>6.648851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21217" calcext:value-type="float">
            <text:p>6.621217</text:p>
          </table:table-cell>
          <table:table-cell office:value-type="float" office:value="6.63739975" calcext:value-type="float">
            <text:p>6.6373997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440003" calcext:value-type="float">
            <text:p>6.440003</text:p>
          </table:table-cell>
          <table:table-cell office:value-type="float" office:value="6.62729635" calcext:value-type="float">
            <text:p>6.6272963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515" calcext:value-type="float">
            <text:p>6.515</text:p>
          </table:table-cell>
          <table:table-cell office:value-type="float" office:value="6.6297034" calcext:value-type="float">
            <text:p>6.629703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80179" calcext:value-type="float">
            <text:p>6.680179</text:p>
          </table:table-cell>
          <table:table-cell office:value-type="float" office:value="6.63722595" calcext:value-type="float">
            <text:p>6.6372259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834979" calcext:value-type="float">
            <text:p>6.834979</text:p>
          </table:table-cell>
          <table:table-cell office:value-type="float" office:value="6.6441412" calcext:value-type="float">
            <text:p>6.644141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82586" calcext:value-type="float">
            <text:p>6.682586</text:p>
          </table:table-cell>
          <table:table-cell office:value-type="float" office:value="6.63648345" calcext:value-type="float">
            <text:p>6.6364834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470737" calcext:value-type="float">
            <text:p>6.470737</text:p>
          </table:table-cell>
          <table:table-cell office:value-type="float" office:value="6.6274777" calcext:value-type="float">
            <text:p>6.627477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53272" calcext:value-type="float">
            <text:p>6.653272</text:p>
          </table:table-cell>
          <table:table-cell office:value-type="float" office:value="6.6378759" calcext:value-type="float">
            <text:p>6.637875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822148" calcext:value-type="float">
            <text:p>6.822148</text:p>
          </table:table-cell>
          <table:table-cell office:value-type="float" office:value="6.6451836" calcext:value-type="float">
            <text:p>6.6451836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89098" calcext:value-type="float">
            <text:p>6.689098</text:p>
          </table:table-cell>
          <table:table-cell office:value-type="float" office:value="6.63556005" calcext:value-type="float">
            <text:p>6.6355600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492336" calcext:value-type="float">
            <text:p>6.492336</text:p>
          </table:table-cell>
          <table:table-cell office:value-type="float" office:value="6.62367795" calcext:value-type="float">
            <text:p>6.6236779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547884" calcext:value-type="float">
            <text:p>6.547884</text:p>
          </table:table-cell>
          <table:table-cell office:value-type="float" office:value="6.6209227" calcext:value-type="float">
            <text:p>6.620922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599241" calcext:value-type="float">
            <text:p>6.599241</text:p>
          </table:table-cell>
          <table:table-cell office:value-type="float" office:value="6.62282925" calcext:value-type="float">
            <text:p>6.6228292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63942" calcext:value-type="float">
            <text:p>6.763942</text:p>
          </table:table-cell>
          <table:table-cell office:value-type="float" office:value="6.6304161" calcext:value-type="float">
            <text:p>6.6304161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49603" calcext:value-type="float">
            <text:p>6.749603</text:p>
          </table:table-cell>
          <table:table-cell office:value-type="float" office:value="6.6280109" calcext:value-type="float">
            <text:p>6.6280109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558256" calcext:value-type="float">
            <text:p>6.558256</text:p>
          </table:table-cell>
          <table:table-cell office:value-type="float" office:value="6.6188638" calcext:value-type="float">
            <text:p>6.618863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545964" calcext:value-type="float">
            <text:p>6.545964</text:p>
          </table:table-cell>
          <table:table-cell office:value-type="float" office:value="6.6217814" calcext:value-type="float">
            <text:p>6.6217814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38341" calcext:value-type="float">
            <text:p>6.738341</text:p>
          </table:table-cell>
          <table:table-cell office:value-type="float" office:value="6.63186405" calcext:value-type="float">
            <text:p>6.6318640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62268" calcext:value-type="float">
            <text:p>6.762268</text:p>
          </table:table-cell>
          <table:table-cell office:value-type="float" office:value="6.6296156" calcext:value-type="float">
            <text:p>6.6296156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580941" calcext:value-type="float">
            <text:p>6.580941</text:p>
          </table:table-cell>
          <table:table-cell office:value-type="float" office:value="6.6173652" calcext:value-type="float">
            <text:p>6.617365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419149" calcext:value-type="float">
            <text:p>6.419149</text:p>
          </table:table-cell>
          <table:table-cell office:value-type="float" office:value="6.60722845" calcext:value-type="float">
            <text:p>6.6072284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488144" calcext:value-type="float">
            <text:p>6.488144</text:p>
          </table:table-cell>
          <table:table-cell office:value-type="float" office:value="6.61101805" calcext:value-type="float">
            <text:p>6.6110180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65451" calcext:value-type="float">
            <text:p>6.665451</text:p>
          </table:table-cell>
          <table:table-cell office:value-type="float" office:value="6.62030435" calcext:value-type="float">
            <text:p>6.6203043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818484" calcext:value-type="float">
            <text:p>6.818484</text:p>
          </table:table-cell>
          <table:table-cell office:value-type="float" office:value="6.6269158" calcext:value-type="float">
            <text:p>6.626915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81824" calcext:value-type="float">
            <text:p>6.681824</text:p>
          </table:table-cell>
          <table:table-cell office:value-type="float" office:value="6.61988585" calcext:value-type="float">
            <text:p>6.6198858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502471" calcext:value-type="float">
            <text:p>6.502471</text:p>
          </table:table-cell>
          <table:table-cell office:value-type="float" office:value="6.61276915" calcext:value-type="float">
            <text:p>6.6127691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78701" calcext:value-type="float">
            <text:p>6.678701</text:p>
          </table:table-cell>
          <table:table-cell office:value-type="float" office:value="6.6222364" calcext:value-type="float">
            <text:p>6.6222364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99426" calcext:value-type="float">
            <text:p>6.799426</text:p>
          </table:table-cell>
          <table:table-cell office:value-type="float" office:value="6.62725445" calcext:value-type="float">
            <text:p>6.6272544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629677" calcext:value-type="float">
            <text:p>6.629677</text:p>
          </table:table-cell>
          <table:table-cell office:value-type="float" office:value="6.6176626" calcext:value-type="float">
            <text:p>6.6176626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451456" calcext:value-type="float">
            <text:p>6.451456</text:p>
          </table:table-cell>
          <table:table-cell office:value-type="float" office:value="6.60699445" calcext:value-type="float">
            <text:p>6.6069944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437231" calcext:value-type="float">
            <text:p>6.437231</text:p>
          </table:table-cell>
          <table:table-cell office:value-type="float" office:value="6.60839905" calcext:value-type="float">
            <text:p>6.6083990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586015" calcext:value-type="float">
            <text:p>6.586015</text:p>
          </table:table-cell>
          <table:table-cell office:value-type="float" office:value="6.6157231" calcext:value-type="float">
            <text:p>6.6157231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50978" calcext:value-type="float">
            <text:p>6.750978</text:p>
          </table:table-cell>
          <table:table-cell office:value-type="float" office:value="6.622205" calcext:value-type="float">
            <text:p>6.62220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15838" calcext:value-type="float">
            <text:p>6.715838</text:p>
          </table:table-cell>
          <table:table-cell office:value-type="float" office:value="6.618109" calcext:value-type="float">
            <text:p>6.618109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566661" calcext:value-type="float">
            <text:p>6.566661</text:p>
          </table:table-cell>
          <table:table-cell office:value-type="float" office:value="6.6117567" calcext:value-type="float">
            <text:p>6.611756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16608" calcext:value-type="float">
            <text:p>6.616608</text:p>
          </table:table-cell>
          <table:table-cell office:value-type="float" office:value="6.6194525" calcext:value-type="float">
            <text:p>6.619452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47617" calcext:value-type="float">
            <text:p>6.747617</text:p>
          </table:table-cell>
          <table:table-cell office:value-type="float" office:value="6.6287173" calcext:value-type="float">
            <text:p>6.628717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93372" calcext:value-type="float">
            <text:p>6.693372</text:p>
          </table:table-cell>
          <table:table-cell office:value-type="float" office:value="6.62365245" calcext:value-type="float">
            <text:p>6.6236524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51726" calcext:value-type="float">
            <text:p>6.51726</text:p>
          </table:table-cell>
          <table:table-cell office:value-type="float" office:value="6.60729875" calcext:value-type="float">
            <text:p>6.6072987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378206" calcext:value-type="float">
            <text:p>6.378206</text:p>
          </table:table-cell>
          <table:table-cell office:value-type="float" office:value="6.67935235" calcext:value-type="float">
            <text:p>6.6793523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494941" calcext:value-type="float">
            <text:p>6.494941</text:p>
          </table:table-cell>
          <table:table-cell office:value-type="float" office:value="6.6888987" calcext:value-type="float">
            <text:p>6.6888987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7387" calcext:value-type="float">
            <text:p>6.67387</text:p>
          </table:table-cell>
          <table:table-cell office:value-type="float" office:value="6.6993234" calcext:value-type="float">
            <text:p>6.699323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9768" calcext:value-type="float">
            <text:p>6.79768</text:p>
          </table:table-cell>
          <table:table-cell office:value-type="float" office:value="6.704139" calcext:value-type="float">
            <text:p>6.704139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77885" calcext:value-type="float">
            <text:p>6.677885</text:p>
          </table:table-cell>
          <table:table-cell office:value-type="float" office:value="6.69704535" calcext:value-type="float">
            <text:p>6.6970453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53949" calcext:value-type="float">
            <text:p>6.53949</text:p>
          </table:table-cell>
          <table:table-cell office:value-type="float" office:value="6.6924058" calcext:value-type="float">
            <text:p>6.6924058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91816" calcext:value-type="float">
            <text:p>6.691816</text:p>
          </table:table-cell>
          <table:table-cell office:value-type="float" office:value="6.70059105" calcext:value-type="float">
            <text:p>6.7005910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779062" calcext:value-type="float">
            <text:p>6.779062</text:p>
          </table:table-cell>
          <table:table-cell office:value-type="float" office:value="6.7029617" calcext:value-type="float">
            <text:p>6.7029617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07589" calcext:value-type="float">
            <text:p>6.607589</text:p>
          </table:table-cell>
          <table:table-cell office:value-type="float" office:value="6.69381695" calcext:value-type="float">
            <text:p>6.6938169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416314" calcext:value-type="float">
            <text:p>6.416314</text:p>
          </table:table-cell>
          <table:table-cell office:value-type="float" office:value="6.686913" calcext:value-type="float">
            <text:p>6.68691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479548" calcext:value-type="float">
            <text:p>6.479548</text:p>
          </table:table-cell>
          <table:table-cell office:value-type="float" office:value="6.68857365" calcext:value-type="float">
            <text:p>6.6885736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583712" calcext:value-type="float">
            <text:p>6.583712</text:p>
          </table:table-cell>
          <table:table-cell office:value-type="float" office:value="6.694007" calcext:value-type="float">
            <text:p>6.69400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15653" calcext:value-type="float">
            <text:p>6.715653</text:p>
          </table:table-cell>
          <table:table-cell office:value-type="float" office:value="6.7013537" calcext:value-type="float">
            <text:p>6.7013537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69058" calcext:value-type="float">
            <text:p>6.669058</text:p>
          </table:table-cell>
          <table:table-cell office:value-type="float" office:value="6.7000719" calcext:value-type="float">
            <text:p>6.7000719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588792" calcext:value-type="float">
            <text:p>6.588792</text:p>
          </table:table-cell>
          <table:table-cell office:value-type="float" office:value="6.6965785" calcext:value-type="float">
            <text:p>6.696578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20577" calcext:value-type="float">
            <text:p>6.720577</text:p>
          </table:table-cell>
          <table:table-cell office:value-type="float" office:value="6.7018888" calcext:value-type="float">
            <text:p>6.7018888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801904" calcext:value-type="float">
            <text:p>6.801904</text:p>
          </table:table-cell>
          <table:table-cell office:value-type="float" office:value="6.7026687" calcext:value-type="float">
            <text:p>6.7026687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4632" calcext:value-type="float">
            <text:p>6.64632</text:p>
          </table:table-cell>
          <table:table-cell office:value-type="float" office:value="6.69157865" calcext:value-type="float">
            <text:p>6.6915786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366298" calcext:value-type="float">
            <text:p>6.366298</text:p>
          </table:table-cell>
          <table:table-cell office:value-type="float" office:value="6.67963985" calcext:value-type="float">
            <text:p>6.6796398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958332" calcext:value-type="float">
            <text:p>7.958332</text:p>
          </table:table-cell>
          <table:table-cell office:value-type="float" office:value="6.6908734" calcext:value-type="float">
            <text:p>6.690873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569133" calcext:value-type="float">
            <text:p>6.569133</text:p>
          </table:table-cell>
          <table:table-cell office:value-type="float" office:value="6.62136675" calcext:value-type="float">
            <text:p>6.6213667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03435" calcext:value-type="float">
            <text:p>6.703435</text:p>
          </table:table-cell>
          <table:table-cell office:value-type="float" office:value="6.6279077" calcext:value-type="float">
            <text:p>6.627907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70182" calcext:value-type="float">
            <text:p>6.770182</text:p>
          </table:table-cell>
          <table:table-cell office:value-type="float" office:value="6.62912185" calcext:value-type="float">
            <text:p>6.6291218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55807" calcext:value-type="float">
            <text:p>6.655807</text:p>
          </table:table-cell>
          <table:table-cell office:value-type="float" office:value="6.6229978" calcext:value-type="float">
            <text:p>6.6229978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585094" calcext:value-type="float">
            <text:p>6.585094</text:p>
          </table:table-cell>
          <table:table-cell office:value-type="float" office:value="6.6228065" calcext:value-type="float">
            <text:p>6.622806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03195" calcext:value-type="float">
            <text:p>6.703195</text:p>
          </table:table-cell>
          <table:table-cell office:value-type="float" office:value="6.62978265" calcext:value-type="float">
            <text:p>6.6297826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39229" calcext:value-type="float">
            <text:p>6.739229</text:p>
          </table:table-cell>
          <table:table-cell office:value-type="float" office:value="6.6287728" calcext:value-type="float">
            <text:p>6.6287728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596167" calcext:value-type="float">
            <text:p>6.596167</text:p>
          </table:table-cell>
          <table:table-cell office:value-type="float" office:value="6.61870045" calcext:value-type="float">
            <text:p>6.6187004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46951" calcext:value-type="float">
            <text:p>6.46951</text:p>
          </table:table-cell>
          <table:table-cell office:value-type="float" office:value="6.61249835" calcext:value-type="float">
            <text:p>6.6124983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449527" calcext:value-type="float">
            <text:p>6.449527</text:p>
          </table:table-cell>
          <table:table-cell office:value-type="float" office:value="6.61034615" calcext:value-type="float">
            <text:p>6.6103461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588215" calcext:value-type="float">
            <text:p>6.588215</text:p>
          </table:table-cell>
          <table:table-cell office:value-type="float" office:value="6.61688545" calcext:value-type="float">
            <text:p>6.6168854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30646" calcext:value-type="float">
            <text:p>6.730646</text:p>
          </table:table-cell>
          <table:table-cell office:value-type="float" office:value="6.62403555" calcext:value-type="float">
            <text:p>6.6240355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90017" calcext:value-type="float">
            <text:p>6.690017</text:p>
          </table:table-cell>
          <table:table-cell office:value-type="float" office:value="6.62316945" calcext:value-type="float">
            <text:p>6.6231694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59919" calcext:value-type="float">
            <text:p>6.59919</text:p>
          </table:table-cell>
          <table:table-cell office:value-type="float" office:value="6.6201919" calcext:value-type="float">
            <text:p>6.6201919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94998" calcext:value-type="float">
            <text:p>6.694998</text:p>
          </table:table-cell>
          <table:table-cell office:value-type="float" office:value="6.62447355" calcext:value-type="float">
            <text:p>6.6244735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36175" calcext:value-type="float">
            <text:p>6.736175</text:p>
          </table:table-cell>
          <table:table-cell office:value-type="float" office:value="6.624488" calcext:value-type="float">
            <text:p>6.624488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80103" calcext:value-type="float">
            <text:p>6.580103</text:p>
          </table:table-cell>
          <table:table-cell office:value-type="float" office:value="6.61531355" calcext:value-type="float">
            <text:p>6.6153135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407544" calcext:value-type="float">
            <text:p>6.407544</text:p>
          </table:table-cell>
          <table:table-cell office:value-type="float" office:value="6.60688395" calcext:value-type="float">
            <text:p>6.6068839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590969" calcext:value-type="float">
            <text:p>6.590969</text:p>
          </table:table-cell>
          <table:table-cell office:value-type="float" office:value="6.60962615" calcext:value-type="float">
            <text:p>6.6096261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568199" calcext:value-type="float">
            <text:p>6.568199</text:p>
          </table:table-cell>
          <table:table-cell office:value-type="float" office:value="6.6083679" calcext:value-type="float">
            <text:p>6.6083679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99952" calcext:value-type="float">
            <text:p>6.699952</text:p>
          </table:table-cell>
          <table:table-cell office:value-type="float" office:value="6.6148543" calcext:value-type="float">
            <text:p>6.614854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27718" calcext:value-type="float">
            <text:p>6.727718</text:p>
          </table:table-cell>
          <table:table-cell office:value-type="float" office:value="6.61431255" calcext:value-type="float">
            <text:p>6.6143125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47701" calcext:value-type="float">
            <text:p>6.647701</text:p>
          </table:table-cell>
          <table:table-cell office:value-type="float" office:value="6.61030415" calcext:value-type="float">
            <text:p>6.6103041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51981" calcext:value-type="float">
            <text:p>6.651981</text:p>
          </table:table-cell>
          <table:table-cell office:value-type="float" office:value="6.614373" calcext:value-type="float">
            <text:p>6.614373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24617" calcext:value-type="float">
            <text:p>6.724617</text:p>
          </table:table-cell>
          <table:table-cell office:value-type="float" office:value="6.6188064" calcext:value-type="float">
            <text:p>6.6188064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82998" calcext:value-type="float">
            <text:p>6.682998</text:p>
          </table:table-cell>
          <table:table-cell office:value-type="float" office:value="6.6124799" calcext:value-type="float">
            <text:p>6.6124799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537782" calcext:value-type="float">
            <text:p>6.537782</text:p>
          </table:table-cell>
          <table:table-cell office:value-type="float" office:value="6.60093195" calcext:value-type="float">
            <text:p>6.6009319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472125" calcext:value-type="float">
            <text:p>6.472125</text:p>
          </table:table-cell>
          <table:table-cell office:value-type="float" office:value="6.5651261" calcext:value-type="float">
            <text:p>6.5651261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426466" calcext:value-type="float">
            <text:p>6.426466</text:p>
          </table:table-cell>
          <table:table-cell office:value-type="float" office:value="6.5650246" calcext:value-type="float">
            <text:p>6.5650246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580313" calcext:value-type="float">
            <text:p>6.580313</text:p>
          </table:table-cell>
          <table:table-cell office:value-type="float" office:value="6.5725996" calcext:value-type="float">
            <text:p>6.5725996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31217" calcext:value-type="float">
            <text:p>6.731217</text:p>
          </table:table-cell>
          <table:table-cell office:value-type="float" office:value="6.5786562" calcext:value-type="float">
            <text:p>6.5786562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13324" calcext:value-type="float">
            <text:p>6.713324</text:p>
          </table:table-cell>
          <table:table-cell office:value-type="float" office:value="6.5782499" calcext:value-type="float">
            <text:p>6.5782499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30466" calcext:value-type="float">
            <text:p>6.630466</text:p>
          </table:table-cell>
          <table:table-cell office:value-type="float" office:value="6.5765915" calcext:value-type="float">
            <text:p>6.576591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84823" calcext:value-type="float">
            <text:p>6.684823</text:p>
          </table:table-cell>
          <table:table-cell office:value-type="float" office:value="6.57966995" calcext:value-type="float">
            <text:p>6.5796699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95287" calcext:value-type="float">
            <text:p>6.695287</text:p>
          </table:table-cell>
          <table:table-cell office:value-type="float" office:value="6.5788285" calcext:value-type="float">
            <text:p>6.578828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552686" calcext:value-type="float">
            <text:p>6.552686</text:p>
          </table:table-cell>
          <table:table-cell office:value-type="float" office:value="6.57307485" calcext:value-type="float">
            <text:p>6.5730748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411511" calcext:value-type="float">
            <text:p>6.411511</text:p>
          </table:table-cell>
          <table:table-cell office:value-type="float" office:value="6.5717274" calcext:value-type="float">
            <text:p>6.5717274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462388" calcext:value-type="float">
            <text:p>6.462388</text:p>
          </table:table-cell>
          <table:table-cell office:value-type="float" office:value="6.58174335" calcext:value-type="float">
            <text:p>6.5817433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565804" calcext:value-type="float">
            <text:p>6.565804</text:p>
          </table:table-cell>
          <table:table-cell office:value-type="float" office:value="6.59150085" calcext:value-type="float">
            <text:p>6.5915008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97927" calcext:value-type="float">
            <text:p>6.697927</text:p>
          </table:table-cell>
          <table:table-cell office:value-type="float" office:value="6.59962675" calcext:value-type="float">
            <text:p>6.5996267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689117" calcext:value-type="float">
            <text:p>6.689117</text:p>
          </table:table-cell>
          <table:table-cell office:value-type="float" office:value="6.5998854" calcext:value-type="float">
            <text:p>6.5998854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4755" calcext:value-type="float">
            <text:p>6.64755</text:p>
          </table:table-cell>
          <table:table-cell office:value-type="float" office:value="6.5980588" calcext:value-type="float">
            <text:p>6.598058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29078" calcext:value-type="float">
            <text:p>6.729078</text:p>
          </table:table-cell>
          <table:table-cell office:value-type="float" office:value="6.60153415" calcext:value-type="float">
            <text:p>6.6015341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40649" calcext:value-type="float">
            <text:p>6.740649</text:p>
          </table:table-cell>
          <table:table-cell office:value-type="float" office:value="6.601331" calcext:value-type="float">
            <text:p>6.601331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598087" calcext:value-type="float">
            <text:p>6.598087</text:p>
          </table:table-cell>
          <table:table-cell office:value-type="float" office:value="6.59388565" calcext:value-type="float">
            <text:p>6.5938856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452039" calcext:value-type="float">
            <text:p>6.452039</text:p>
          </table:table-cell>
          <table:table-cell office:value-type="float" office:value="6.5869414" calcext:value-type="float">
            <text:p>6.5869414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.821665" calcext:value-type="float">
            <text:p>5.821665</text:p>
          </table:table-cell>
          <table:table-cell office:value-type="float" office:value="6.5823349" calcext:value-type="float">
            <text:p>6.5823349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470095" calcext:value-type="float">
            <text:p>6.470095</text:p>
          </table:table-cell>
          <table:table-cell office:value-type="float" office:value="6.6138706" calcext:value-type="float">
            <text:p>6.6138706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577966" calcext:value-type="float">
            <text:p>6.577966</text:p>
          </table:table-cell>
          <table:table-cell office:value-type="float" office:value="6.618698" calcext:value-type="float">
            <text:p>6.618698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01445" calcext:value-type="float">
            <text:p>6.701445</text:p>
          </table:table-cell>
          <table:table-cell office:value-type="float" office:value="6.62406385" calcext:value-type="float">
            <text:p>6.6240638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23091" calcext:value-type="float">
            <text:p>6.723091</text:p>
          </table:table-cell>
          <table:table-cell office:value-type="float" office:value="6.6265705" calcext:value-type="float">
            <text:p>6.626570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80156" calcext:value-type="float">
            <text:p>6.680156</text:p>
          </table:table-cell>
          <table:table-cell office:value-type="float" office:value="6.6276355" calcext:value-type="float">
            <text:p>6.627635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92035" calcext:value-type="float">
            <text:p>6.692035</text:p>
          </table:table-cell>
          <table:table-cell office:value-type="float" office:value="6.62755695" calcext:value-type="float">
            <text:p>6.6275569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67994" calcext:value-type="float">
            <text:p>6.667994</text:p>
          </table:table-cell>
          <table:table-cell office:value-type="float" office:value="6.62114335" calcext:value-type="float">
            <text:p>6.6211433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580214" calcext:value-type="float">
            <text:p>6.580214</text:p>
          </table:table-cell>
          <table:table-cell office:value-type="float" office:value="6.60932475" calcext:value-type="float">
            <text:p>6.6093247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525737" calcext:value-type="float">
            <text:p>6.525737</text:p>
          </table:table-cell>
          <table:table-cell office:value-type="float" office:value="6.5943194" calcext:value-type="float">
            <text:p>6.5943194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1183" calcext:value-type="float">
            <text:p>6.61183</text:p>
          </table:table-cell>
          <table:table-cell office:value-type="float" office:value="6.59126845" calcext:value-type="float">
            <text:p>6.5912684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57538" calcext:value-type="float">
            <text:p>6.657538</text:p>
          </table:table-cell>
          <table:table-cell office:value-type="float" office:value="6.58974455" calcext:value-type="float">
            <text:p>6.5897445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28322" calcext:value-type="float">
            <text:p>6.728322</text:p>
          </table:table-cell>
          <table:table-cell office:value-type="float" office:value="6.59255495" calcext:value-type="float">
            <text:p>6.5925549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031" calcext:value-type="float">
            <text:p>6.7031</text:p>
          </table:table-cell>
          <table:table-cell office:value-type="float" office:value="6.59243205" calcext:value-type="float">
            <text:p>6.5924320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52585" calcext:value-type="float">
            <text:p>6.652585</text:p>
          </table:table-cell>
          <table:table-cell office:value-type="float" office:value="6.5912944" calcext:value-type="float">
            <text:p>6.5912944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17057" calcext:value-type="float">
            <text:p>6.717057</text:p>
          </table:table-cell>
          <table:table-cell office:value-type="float" office:value="6.59424285" calcext:value-type="float">
            <text:p>6.5942428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25015" calcext:value-type="float">
            <text:p>6.725015</text:p>
          </table:table-cell>
          <table:table-cell office:value-type="float" office:value="6.5929286" calcext:value-type="float">
            <text:p>6.5929286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591742" calcext:value-type="float">
            <text:p>6.591742</text:p>
          </table:table-cell>
          <table:table-cell office:value-type="float" office:value="6.5843878" calcext:value-type="float">
            <text:p>6.5843878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459202" calcext:value-type="float">
            <text:p>6.459202</text:p>
          </table:table-cell>
          <table:table-cell office:value-type="float" office:value="6.577566" calcext:value-type="float">
            <text:p>6.57756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359909" calcext:value-type="float">
            <text:p>6.359909</text:p>
          </table:table-cell>
          <table:table-cell office:value-type="float" office:value="6.57359555" calcext:value-type="float">
            <text:p>6.5735955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452379" calcext:value-type="float">
            <text:p>6.452379</text:p>
          </table:table-cell>
          <table:table-cell office:value-type="float" office:value="6.57983885" calcext:value-type="float">
            <text:p>6.5798388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566643" calcext:value-type="float">
            <text:p>6.566643</text:p>
          </table:table-cell>
          <table:table-cell office:value-type="float" office:value="6.5869089" calcext:value-type="float">
            <text:p>6.5869089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85283" calcext:value-type="float">
            <text:p>6.685283</text:p>
          </table:table-cell>
          <table:table-cell office:value-type="float" office:value="6.5931077" calcext:value-type="float">
            <text:p>6.593107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51578" calcext:value-type="float">
            <text:p>6.751578</text:p>
          </table:table-cell>
          <table:table-cell office:value-type="float" office:value="6.5962023" calcext:value-type="float">
            <text:p>6.596202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44391" calcext:value-type="float">
            <text:p>6.744391</text:p>
          </table:table-cell>
          <table:table-cell office:value-type="float" office:value="6.5957558" calcext:value-type="float">
            <text:p>6.5957558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78585" calcext:value-type="float">
            <text:p>6.678585</text:p>
          </table:table-cell>
          <table:table-cell office:value-type="float" office:value="6.591754" calcext:value-type="float">
            <text:p>6.591754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563763" calcext:value-type="float">
            <text:p>6.563763</text:p>
          </table:table-cell>
          <table:table-cell office:value-type="float" office:value="6.58543135" calcext:value-type="float">
            <text:p>6.5854313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431622" calcext:value-type="float">
            <text:p>6.431622</text:p>
          </table:table-cell>
          <table:table-cell office:value-type="float" office:value="6.57980325" calcext:value-type="float">
            <text:p>6.5798032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280107" calcext:value-type="float">
            <text:p>6.280107</text:p>
          </table:table-cell>
          <table:table-cell office:value-type="float" office:value="6.5439466" calcext:value-type="float">
            <text:p>6.5439466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464718" calcext:value-type="float">
            <text:p>6.464718</text:p>
          </table:table-cell>
          <table:table-cell office:value-type="float" office:value="6.55536595" calcext:value-type="float">
            <text:p>6.5553659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581352" calcext:value-type="float">
            <text:p>6.581352</text:p>
          </table:table-cell>
          <table:table-cell office:value-type="float" office:value="6.56087385" calcext:value-type="float">
            <text:p>6.5608738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13746" calcext:value-type="float">
            <text:p>6.713746</text:p>
          </table:table-cell>
          <table:table-cell office:value-type="float" office:value="6.56658835" calcext:value-type="float">
            <text:p>6.5665883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25864" calcext:value-type="float">
            <text:p>6.725864</text:p>
          </table:table-cell>
          <table:table-cell office:value-type="float" office:value="6.56801355" calcext:value-type="float">
            <text:p>6.5680135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80347" calcext:value-type="float">
            <text:p>6.680347</text:p>
          </table:table-cell>
          <table:table-cell office:value-type="float" office:value="6.5677748" calcext:value-type="float">
            <text:p>6.5677748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11554" calcext:value-type="float">
            <text:p>6.711554</text:p>
          </table:table-cell>
          <table:table-cell office:value-type="float" office:value="6.569046" calcext:value-type="float">
            <text:p>6.569046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90772" calcext:value-type="float">
            <text:p>6.690772</text:p>
          </table:table-cell>
          <table:table-cell office:value-type="float" office:value="6.56557525" calcext:value-type="float">
            <text:p>6.5655752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554199" calcext:value-type="float">
            <text:p>6.554199</text:p>
          </table:table-cell>
          <table:table-cell office:value-type="float" office:value="6.55689655" calcext:value-type="float">
            <text:p>6.5568965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455306" calcext:value-type="float">
            <text:p>6.455306</text:p>
          </table:table-cell>
          <table:table-cell office:value-type="float" office:value="6.5501971" calcext:value-type="float">
            <text:p>6.5501971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379793" calcext:value-type="float">
            <text:p>6.379793</text:p>
          </table:table-cell>
          <table:table-cell office:value-type="float" office:value="6.54915065" calcext:value-type="float">
            <text:p>6.5491506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484775" calcext:value-type="float">
            <text:p>6.484775</text:p>
          </table:table-cell>
          <table:table-cell office:value-type="float" office:value="6.5550739" calcext:value-type="float">
            <text:p>6.5550739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59378" calcext:value-type="float">
            <text:p>6.59378</text:p>
          </table:table-cell>
          <table:table-cell office:value-type="float" office:value="6.5616397" calcext:value-type="float">
            <text:p>6.561639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90619" calcext:value-type="float">
            <text:p>6.690619</text:p>
          </table:table-cell>
          <table:table-cell office:value-type="float" office:value="6.56766915" calcext:value-type="float">
            <text:p>6.5676691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47175" calcext:value-type="float">
            <text:p>6.747175</text:p>
          </table:table-cell>
          <table:table-cell office:value-type="float" office:value="6.5708222" calcext:value-type="float">
            <text:p>6.5708222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42648" calcext:value-type="float">
            <text:p>6.742648</text:p>
          </table:table-cell>
          <table:table-cell office:value-type="float" office:value="6.57023605" calcext:value-type="float">
            <text:p>6.5702360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64355" calcext:value-type="float">
            <text:p>6.664355</text:p>
          </table:table-cell>
          <table:table-cell office:value-type="float" office:value="6.56558855" calcext:value-type="float">
            <text:p>6.5655885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552132" calcext:value-type="float">
            <text:p>6.552132</text:p>
          </table:table-cell>
          <table:table-cell office:value-type="float" office:value="6.55858755" calcext:value-type="float">
            <text:p>6.5585875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451201" calcext:value-type="float">
            <text:p>6.451201</text:p>
          </table:table-cell>
          <table:table-cell office:value-type="float" office:value="6.55231595" calcext:value-type="float">
            <text:p>6.5523159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714489" calcext:value-type="float">
            <text:p>5.714489</text:p>
          </table:table-cell>
          <table:table-cell office:value-type="float" office:value="6.55077205" calcext:value-type="float">
            <text:p>6.5507720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508494" calcext:value-type="float">
            <text:p>6.508494</text:p>
          </table:table-cell>
          <table:table-cell office:value-type="float" office:value="6.58750135" calcext:value-type="float">
            <text:p>6.5875013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574876" calcext:value-type="float">
            <text:p>6.574876</text:p>
          </table:table-cell>
          <table:table-cell office:value-type="float" office:value="6.5908015" calcext:value-type="float">
            <text:p>6.590801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95642" calcext:value-type="float">
            <text:p>6.695642</text:p>
          </table:table-cell>
          <table:table-cell office:value-type="float" office:value="6.5981459" calcext:value-type="float">
            <text:p>6.5981459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4225" calcext:value-type="float">
            <text:p>6.74225</text:p>
          </table:table-cell>
          <table:table-cell office:value-type="float" office:value="6.60320085" calcext:value-type="float">
            <text:p>6.6032008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21089" calcext:value-type="float">
            <text:p>6.721089</text:p>
          </table:table-cell>
          <table:table-cell office:value-type="float" office:value="6.6051368" calcext:value-type="float">
            <text:p>6.6051368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05771" calcext:value-type="float">
            <text:p>6.705771</text:p>
          </table:table-cell>
          <table:table-cell office:value-type="float" office:value="6.60402555" calcext:value-type="float">
            <text:p>6.6040255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42139" calcext:value-type="float">
            <text:p>6.642139</text:p>
          </table:table-cell>
          <table:table-cell office:value-type="float" office:value="6.59737075" calcext:value-type="float">
            <text:p>6.5973707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17198" calcext:value-type="float">
            <text:p>6.517198</text:p>
          </table:table-cell>
          <table:table-cell office:value-type="float" office:value="6.5876777" calcext:value-type="float">
            <text:p>6.5876777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42021" calcext:value-type="float">
            <text:p>6.42021</text:p>
          </table:table-cell>
          <table:table-cell office:value-type="float" office:value="6.5832111" calcext:value-type="float">
            <text:p>6.5832111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434377" calcext:value-type="float">
            <text:p>6.434377</text:p>
          </table:table-cell>
          <table:table-cell office:value-type="float" office:value="6.58260005" calcext:value-type="float">
            <text:p>6.5826000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498258" calcext:value-type="float">
            <text:p>6.498258</text:p>
          </table:table-cell>
          <table:table-cell office:value-type="float" office:value="6.58708045" calcext:value-type="float">
            <text:p>6.5870804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16091" calcext:value-type="float">
            <text:p>6.616091</text:p>
          </table:table-cell>
          <table:table-cell office:value-type="float" office:value="6.59429005" calcext:value-type="float">
            <text:p>6.5942900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14369" calcext:value-type="float">
            <text:p>6.714369</text:p>
          </table:table-cell>
          <table:table-cell office:value-type="float" office:value="6.6000185" calcext:value-type="float">
            <text:p>6.600018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5368" calcext:value-type="float">
            <text:p>6.75368</text:p>
          </table:table-cell>
          <table:table-cell office:value-type="float" office:value="6.60236625" calcext:value-type="float">
            <text:p>6.6023662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35452" calcext:value-type="float">
            <text:p>6.735452</text:p>
          </table:table-cell>
          <table:table-cell office:value-type="float" office:value="6.6008577" calcext:value-type="float">
            <text:p>6.600857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49698" calcext:value-type="float">
            <text:p>6.649698</text:p>
          </table:table-cell>
          <table:table-cell office:value-type="float" office:value="6.5954516" calcext:value-type="float">
            <text:p>6.595451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524335" calcext:value-type="float">
            <text:p>6.524335</text:p>
          </table:table-cell>
          <table:table-cell office:value-type="float" office:value="6.58817195" calcext:value-type="float">
            <text:p>6.5881719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4267" calcext:value-type="float">
            <text:p>6.4267</text:p>
          </table:table-cell>
          <table:table-cell office:value-type="float" office:value="6.5806379" calcext:value-type="float">
            <text:p>6.5806379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420323" calcext:value-type="float">
            <text:p>6.420323</text:p>
          </table:table-cell>
          <table:table-cell office:value-type="float" office:value="6.58679045" calcext:value-type="float">
            <text:p>6.5867904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449075" calcext:value-type="float">
            <text:p>6.449075</text:p>
          </table:table-cell>
          <table:table-cell office:value-type="float" office:value="6.59080515" calcext:value-type="float">
            <text:p>6.5908051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574497" calcext:value-type="float">
            <text:p>6.574497</text:p>
          </table:table-cell>
          <table:table-cell office:value-type="float" office:value="6.59800385" calcext:value-type="float">
            <text:p>6.5980038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21764" calcext:value-type="float">
            <text:p>6.721764</text:p>
          </table:table-cell>
          <table:table-cell office:value-type="float" office:value="6.60438475" calcext:value-type="float">
            <text:p>6.6043847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96741" calcext:value-type="float">
            <text:p>6.796741</text:p>
          </table:table-cell>
          <table:table-cell office:value-type="float" office:value="6.6069641" calcext:value-type="float">
            <text:p>6.6069641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80969" calcext:value-type="float">
            <text:p>6.780969</text:p>
          </table:table-cell>
          <table:table-cell office:value-type="float" office:value="6.6055275" calcext:value-type="float">
            <text:p>6.605527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98864" calcext:value-type="float">
            <text:p>6.698864</text:p>
          </table:table-cell>
          <table:table-cell office:value-type="float" office:value="6.6005274" calcext:value-type="float">
            <text:p>6.6005274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572675" calcext:value-type="float">
            <text:p>6.572675</text:p>
          </table:table-cell>
          <table:table-cell office:value-type="float" office:value="6.5929657" calcext:value-type="float">
            <text:p>6.5929657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448278" calcext:value-type="float">
            <text:p>6.448278</text:p>
          </table:table-cell>
          <table:table-cell office:value-type="float" office:value="6.5860433" calcext:value-type="float">
            <text:p>6.5860433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427866" calcext:value-type="float">
            <text:p>6.427866</text:p>
          </table:table-cell>
          <table:table-cell office:value-type="float" office:value="6.59046265" calcext:value-type="float">
            <text:p>6.5904626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407989" calcext:value-type="float">
            <text:p>6.407989</text:p>
          </table:table-cell>
          <table:table-cell office:value-type="float" office:value="6.59096245" calcext:value-type="float">
            <text:p>6.5909624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523985" calcext:value-type="float">
            <text:p>6.523985</text:p>
          </table:table-cell>
          <table:table-cell office:value-type="float" office:value="6.5982118" calcext:value-type="float">
            <text:p>6.5982118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64245" calcext:value-type="float">
            <text:p>6.64245</text:p>
          </table:table-cell>
          <table:table-cell office:value-type="float" office:value="6.60523045" calcext:value-type="float">
            <text:p>6.6052304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3066" calcext:value-type="float">
            <text:p>6.73066</text:p>
          </table:table-cell>
          <table:table-cell office:value-type="float" office:value="6.61003235" calcext:value-type="float">
            <text:p>6.6100323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61324" calcext:value-type="float">
            <text:p>6.761324</text:p>
          </table:table-cell>
          <table:table-cell office:value-type="float" office:value="6.61127715" calcext:value-type="float">
            <text:p>6.6112771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23509" calcext:value-type="float">
            <text:p>6.723509</text:p>
          </table:table-cell>
          <table:table-cell office:value-type="float" office:value="6.60876465" calcext:value-type="float">
            <text:p>6.6087646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2733" calcext:value-type="float">
            <text:p>6.62733</text:p>
          </table:table-cell>
          <table:table-cell office:value-type="float" office:value="6.6029862" calcext:value-type="float">
            <text:p>6.602986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504105" calcext:value-type="float">
            <text:p>6.504105</text:p>
          </table:table-cell>
          <table:table-cell office:value-type="float" office:value="6.5953947" calcext:value-type="float">
            <text:p>6.5953947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373654" calcext:value-type="float">
            <text:p>6.373654</text:p>
          </table:table-cell>
          <table:table-cell office:value-type="float" office:value="6.58808945" calcext:value-type="float">
            <text:p>6.5880894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49751" calcext:value-type="float">
            <text:p>6.549751</text:p>
          </table:table-cell>
          <table:table-cell office:value-type="float" office:value="6.592642" calcext:value-type="float">
            <text:p>6.592642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500617" calcext:value-type="float">
            <text:p>6.500617</text:p>
          </table:table-cell>
          <table:table-cell office:value-type="float" office:value="6.59118875" calcext:value-type="float">
            <text:p>6.5911887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593049" calcext:value-type="float">
            <text:p>6.593049</text:p>
          </table:table-cell>
          <table:table-cell office:value-type="float" office:value="6.59768195" calcext:value-type="float">
            <text:p>6.5976819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02115" calcext:value-type="float">
            <text:p>6.702115</text:p>
          </table:table-cell>
          <table:table-cell office:value-type="float" office:value="6.60442735" calcext:value-type="float">
            <text:p>6.6044273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73351" calcext:value-type="float">
            <text:p>6.773351</text:p>
          </table:table-cell>
          <table:table-cell office:value-type="float" office:value="6.60811415" calcext:value-type="float">
            <text:p>6.6081141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68009" calcext:value-type="float">
            <text:p>6.768009</text:p>
          </table:table-cell>
          <table:table-cell office:value-type="float" office:value="6.6069222" calcext:value-type="float">
            <text:p>6.6069222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680967" calcext:value-type="float">
            <text:p>6.680967</text:p>
          </table:table-cell>
          <table:table-cell office:value-type="float" office:value="6.6012677" calcext:value-type="float">
            <text:p>6.601267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54763" calcext:value-type="float">
            <text:p>6.54763</text:p>
          </table:table-cell>
          <table:table-cell office:value-type="float" office:value="6.5935758" calcext:value-type="float">
            <text:p>6.5935758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434227" calcext:value-type="float">
            <text:p>6.434227</text:p>
          </table:table-cell>
          <table:table-cell office:value-type="float" office:value="6.58730795" calcext:value-type="float">
            <text:p>6.5873079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536665" calcext:value-type="float">
            <text:p>6.536665</text:p>
          </table:table-cell>
          <table:table-cell office:value-type="float" office:value="6.5799581" calcext:value-type="float">
            <text:p>6.5799581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437862" calcext:value-type="float">
            <text:p>6.437862</text:p>
          </table:table-cell>
          <table:table-cell office:value-type="float" office:value="6.5750982" calcext:value-type="float">
            <text:p>6.5750982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552976" calcext:value-type="float">
            <text:p>6.552976</text:p>
          </table:table-cell>
          <table:table-cell office:value-type="float" office:value="6.5817257" calcext:value-type="float">
            <text:p>6.5817257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64358" calcext:value-type="float">
            <text:p>6.664358</text:p>
          </table:table-cell>
          <table:table-cell office:value-type="float" office:value="6.58842295" calcext:value-type="float">
            <text:p>6.5884229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38488" calcext:value-type="float">
            <text:p>6.738488</text:p>
          </table:table-cell>
          <table:table-cell office:value-type="float" office:value="6.5932414" calcext:value-type="float">
            <text:p>6.5932414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55556" calcext:value-type="float">
            <text:p>6.755556</text:p>
          </table:table-cell>
          <table:table-cell office:value-type="float" office:value="6.5944816" calcext:value-type="float">
            <text:p>6.5944816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11074" calcext:value-type="float">
            <text:p>6.711074</text:p>
          </table:table-cell>
          <table:table-cell office:value-type="float" office:value="6.5912069" calcext:value-type="float">
            <text:p>6.5912069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0794" calcext:value-type="float">
            <text:p>6.60794</text:p>
          </table:table-cell>
          <table:table-cell office:value-type="float" office:value="6.58419935" calcext:value-type="float">
            <text:p>6.5841993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4755" calcext:value-type="float">
            <text:p>6.4755</text:p>
          </table:table-cell>
          <table:table-cell office:value-type="float" office:value="6.57608155" calcext:value-type="float">
            <text:p>6.5760815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358" calcext:value-type="float">
            <text:p>6.358</text:p>
          </table:table-cell>
          <table:table-cell office:value-type="float" office:value="6.5683768" calcext:value-type="float">
            <text:p>6.5683768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464705" calcext:value-type="float">
            <text:p>6.464705</text:p>
          </table:table-cell>
          <table:table-cell office:value-type="float" office:value="6.57315165" calcext:value-type="float">
            <text:p>6.5731516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520686" calcext:value-type="float">
            <text:p>6.520686</text:p>
          </table:table-cell>
          <table:table-cell office:value-type="float" office:value="6.5768378" calcext:value-type="float">
            <text:p>6.5768378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30481" calcext:value-type="float">
            <text:p>6.630481</text:p>
          </table:table-cell>
          <table:table-cell office:value-type="float" office:value="6.5839145" calcext:value-type="float">
            <text:p>6.583914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27957" calcext:value-type="float">
            <text:p>6.727957</text:p>
          </table:table-cell>
          <table:table-cell office:value-type="float" office:value="6.59081775" calcext:value-type="float">
            <text:p>6.5908177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75851" calcext:value-type="float">
            <text:p>6.775851</text:p>
          </table:table-cell>
          <table:table-cell office:value-type="float" office:value="6.5946381" calcext:value-type="float">
            <text:p>6.5946381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49512" calcext:value-type="float">
            <text:p>6.749512</text:p>
          </table:table-cell>
          <table:table-cell office:value-type="float" office:value="6.59313665" calcext:value-type="float">
            <text:p>6.5931366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54919" calcext:value-type="float">
            <text:p>6.654919</text:p>
          </table:table-cell>
          <table:table-cell office:value-type="float" office:value="6.5874465" calcext:value-type="float">
            <text:p>6.587446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527129" calcext:value-type="float">
            <text:p>6.527129</text:p>
          </table:table-cell>
          <table:table-cell office:value-type="float" office:value="6.58099165" calcext:value-type="float">
            <text:p>6.5809916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422273" calcext:value-type="float">
            <text:p>6.422273</text:p>
          </table:table-cell>
          <table:table-cell office:value-type="float" office:value="6.5764342" calcext:value-type="float">
            <text:p>6.5764342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28723" calcext:value-type="float">
            <text:p>6.28723</text:p>
          </table:table-cell>
          <table:table-cell office:value-type="float" office:value="6.5777339" calcext:value-type="float">
            <text:p>6.577733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439467" calcext:value-type="float">
            <text:p>6.439467</text:p>
          </table:table-cell>
          <table:table-cell office:value-type="float" office:value="6.5875526" calcext:value-type="float">
            <text:p>6.5875526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570412" calcext:value-type="float">
            <text:p>6.570412</text:p>
          </table:table-cell>
          <table:table-cell office:value-type="float" office:value="6.5953711" calcext:value-type="float">
            <text:p>6.5953711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686921" calcext:value-type="float">
            <text:p>6.686921</text:p>
          </table:table-cell>
          <table:table-cell office:value-type="float" office:value="6.60229995" calcext:value-type="float">
            <text:p>6.6022999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60727" calcext:value-type="float">
            <text:p>6.760727</text:p>
          </table:table-cell>
          <table:table-cell office:value-type="float" office:value="6.60626825" calcext:value-type="float">
            <text:p>6.6062682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63292" calcext:value-type="float">
            <text:p>6.763292</text:p>
          </table:table-cell>
          <table:table-cell office:value-type="float" office:value="6.60567855" calcext:value-type="float">
            <text:p>6.6056785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690062" calcext:value-type="float">
            <text:p>6.690062</text:p>
          </table:table-cell>
          <table:table-cell office:value-type="float" office:value="6.6010598" calcext:value-type="float">
            <text:p>6.6010598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570923" calcext:value-type="float">
            <text:p>6.570923</text:p>
          </table:table-cell>
          <table:table-cell office:value-type="float" office:value="6.59456885" calcext:value-type="float">
            <text:p>6.5945688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445584" calcext:value-type="float">
            <text:p>6.445584</text:p>
          </table:table-cell>
          <table:table-cell office:value-type="float" office:value="6.5878785" calcext:value-type="float">
            <text:p>6.587878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321405" calcext:value-type="float">
            <text:p>6.321405</text:p>
          </table:table-cell>
          <table:table-cell office:value-type="float" office:value="6.53493565" calcext:value-type="float">
            <text:p>6.5349356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453497" calcext:value-type="float">
            <text:p>6.453497</text:p>
          </table:table-cell>
          <table:table-cell office:value-type="float" office:value="6.5433566" calcext:value-type="float">
            <text:p>6.5433566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38428" calcext:value-type="float">
            <text:p>6.538428</text:p>
          </table:table-cell>
          <table:table-cell office:value-type="float" office:value="6.5489426" calcext:value-type="float">
            <text:p>6.5489426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6222" calcext:value-type="float">
            <text:p>6.66222</text:p>
          </table:table-cell>
          <table:table-cell office:value-type="float" office:value="6.55597145" calcext:value-type="float">
            <text:p>6.5559714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768546" calcext:value-type="float">
            <text:p>6.768546</text:p>
          </table:table-cell>
          <table:table-cell office:value-type="float" office:value="6.56097925" calcext:value-type="float">
            <text:p>6.5609792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04364" calcext:value-type="float">
            <text:p>6.804364</text:p>
          </table:table-cell>
          <table:table-cell office:value-type="float" office:value="6.561161" calcext:value-type="float">
            <text:p>6.561161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45822" calcext:value-type="float">
            <text:p>6.745822</text:p>
          </table:table-cell>
          <table:table-cell office:value-type="float" office:value="6.5563743" calcext:value-type="float">
            <text:p>6.5563743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35709" calcext:value-type="float">
            <text:p>6.635709</text:p>
          </table:table-cell>
          <table:table-cell office:value-type="float" office:value="6.54958075" calcext:value-type="float">
            <text:p>6.5495807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25822" calcext:value-type="float">
            <text:p>6.525822</text:p>
          </table:table-cell>
          <table:table-cell office:value-type="float" office:value="6.54343755" calcext:value-type="float">
            <text:p>6.5434375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43598" calcext:value-type="float">
            <text:p>6.43598</text:p>
          </table:table-cell>
          <table:table-cell office:value-type="float" office:value="6.53870495" calcext:value-type="float">
            <text:p>6.5387049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448267" calcext:value-type="float">
            <text:p>6.448267</text:p>
          </table:table-cell>
          <table:table-cell office:value-type="float" office:value="6.54012195" calcext:value-type="float">
            <text:p>6.5401219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483604" calcext:value-type="float">
            <text:p>6.483604</text:p>
          </table:table-cell>
          <table:table-cell office:value-type="float" office:value="6.5435074" calcext:value-type="float">
            <text:p>6.5435074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95837" calcext:value-type="float">
            <text:p>6.595837</text:p>
          </table:table-cell>
          <table:table-cell office:value-type="float" office:value="6.55048795" calcext:value-type="float">
            <text:p>6.5504879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08989" calcext:value-type="float">
            <text:p>6.708989</text:p>
          </table:table-cell>
          <table:table-cell office:value-type="float" office:value="6.5568187" calcext:value-type="float">
            <text:p>6.556818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66287" calcext:value-type="float">
            <text:p>6.766287</text:p>
          </table:table-cell>
          <table:table-cell office:value-type="float" office:value="6.55979155" calcext:value-type="float">
            <text:p>6.5597915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48933" calcext:value-type="float">
            <text:p>6.748933</text:p>
          </table:table-cell>
          <table:table-cell office:value-type="float" office:value="6.55862515" calcext:value-type="float">
            <text:p>6.5586251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670917" calcext:value-type="float">
            <text:p>6.670917</text:p>
          </table:table-cell>
          <table:table-cell office:value-type="float" office:value="6.55371795" calcext:value-type="float">
            <text:p>6.5537179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560243" calcext:value-type="float">
            <text:p>6.560243</text:p>
          </table:table-cell>
          <table:table-cell office:value-type="float" office:value="6.54662335" calcext:value-type="float">
            <text:p>6.5466233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437116" calcext:value-type="float">
            <text:p>6.437116</text:p>
          </table:table-cell>
          <table:table-cell office:value-type="float" office:value="6.5400177" calcext:value-type="float">
            <text:p>6.5400177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.386727" calcext:value-type="float">
            <text:p>5.386727</text:p>
          </table:table-cell>
          <table:table-cell office:value-type="float" office:value="6.54809635" calcext:value-type="float">
            <text:p>6.5480963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489824" calcext:value-type="float">
            <text:p>6.489824</text:p>
          </table:table-cell>
          <table:table-cell office:value-type="float" office:value="6.60453785" calcext:value-type="float">
            <text:p>6.6045378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565217" calcext:value-type="float">
            <text:p>6.565217</text:p>
          </table:table-cell>
          <table:table-cell office:value-type="float" office:value="6.609887" calcext:value-type="float">
            <text:p>6.609887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79005" calcext:value-type="float">
            <text:p>6.679005</text:p>
          </table:table-cell>
          <table:table-cell office:value-type="float" office:value="6.6166185" calcext:value-type="float">
            <text:p>6.616618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62376" calcext:value-type="float">
            <text:p>6.762376</text:p>
          </table:table-cell>
          <table:table-cell office:value-type="float" office:value="6.62119" calcext:value-type="float">
            <text:p>6.62119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772181" calcext:value-type="float">
            <text:p>6.772181</text:p>
          </table:table-cell>
          <table:table-cell office:value-type="float" office:value="6.62142575" calcext:value-type="float">
            <text:p>6.6214257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0863" calcext:value-type="float">
            <text:p>6.70863</text:p>
          </table:table-cell>
          <table:table-cell office:value-type="float" office:value="6.6176203" calcext:value-type="float">
            <text:p>6.617620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09951" calcext:value-type="float">
            <text:p>6.609951</text:p>
          </table:table-cell>
          <table:table-cell office:value-type="float" office:value="6.6116581" calcext:value-type="float">
            <text:p>6.6116581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512845" calcext:value-type="float">
            <text:p>6.512845</text:p>
          </table:table-cell>
          <table:table-cell office:value-type="float" office:value="6.60549895" calcext:value-type="float">
            <text:p>6.6054989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43117" calcext:value-type="float">
            <text:p>6.43117</text:p>
          </table:table-cell>
          <table:table-cell office:value-type="float" office:value="6.60120555" calcext:value-type="float">
            <text:p>6.6012055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46432" calcext:value-type="float">
            <text:p>6.46432</text:p>
          </table:table-cell>
          <table:table-cell office:value-type="float" office:value="6.60223935" calcext:value-type="float">
            <text:p>6.6022393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515976" calcext:value-type="float">
            <text:p>6.515976</text:p>
          </table:table-cell>
          <table:table-cell office:value-type="float" office:value="6.6057386" calcext:value-type="float">
            <text:p>6.6057386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623215" calcext:value-type="float">
            <text:p>6.623215</text:p>
          </table:table-cell>
          <table:table-cell office:value-type="float" office:value="6.6125772" calcext:value-type="float">
            <text:p>6.612577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22452" calcext:value-type="float">
            <text:p>6.722452</text:p>
          </table:table-cell>
          <table:table-cell office:value-type="float" office:value="6.6187851" calcext:value-type="float">
            <text:p>6.6187851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68446" calcext:value-type="float">
            <text:p>6.768446</text:p>
          </table:table-cell>
          <table:table-cell office:value-type="float" office:value="6.6213796" calcext:value-type="float">
            <text:p>6.6213796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42959" calcext:value-type="float">
            <text:p>6.742959</text:p>
          </table:table-cell>
          <table:table-cell office:value-type="float" office:value="6.6192147" calcext:value-type="float">
            <text:p>6.6192147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650789" calcext:value-type="float">
            <text:p>6.650789</text:p>
          </table:table-cell>
          <table:table-cell office:value-type="float" office:value="6.613193" calcext:value-type="float">
            <text:p>6.613193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529025" calcext:value-type="float">
            <text:p>6.529025</text:p>
          </table:table-cell>
          <table:table-cell office:value-type="float" office:value="6.6061182" calcext:value-type="float">
            <text:p>6.606118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42813" calcext:value-type="float">
            <text:p>6.42813</text:p>
          </table:table-cell>
          <table:table-cell office:value-type="float" office:value="6.59986375" calcext:value-type="float">
            <text:p>6.5998637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598689" calcext:value-type="float">
            <text:p>6.598689</text:p>
          </table:table-cell>
          <table:table-cell office:value-type="float" office:value="6.6059639" calcext:value-type="float">
            <text:p>6.6059639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515557" calcext:value-type="float">
            <text:p>6.515557</text:p>
          </table:table-cell>
          <table:table-cell office:value-type="float" office:value="6.60225555" calcext:value-type="float">
            <text:p>6.6022555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596807" calcext:value-type="float">
            <text:p>6.596807</text:p>
          </table:table-cell>
          <table:table-cell office:value-type="float" office:value="6.60711275" calcext:value-type="float">
            <text:p>6.6071127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699847" calcext:value-type="float">
            <text:p>6.699847</text:p>
          </table:table-cell>
          <table:table-cell office:value-type="float" office:value="6.61350715" calcext:value-type="float">
            <text:p>6.6135071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70435" calcext:value-type="float">
            <text:p>6.770435</text:p>
          </table:table-cell>
          <table:table-cell office:value-type="float" office:value="6.6182174" calcext:value-type="float">
            <text:p>6.618217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67091" calcext:value-type="float">
            <text:p>6.767091</text:p>
          </table:table-cell>
          <table:table-cell office:value-type="float" office:value="6.61921095" calcext:value-type="float">
            <text:p>6.6192109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96072" calcext:value-type="float">
            <text:p>6.696072</text:p>
          </table:table-cell>
          <table:table-cell office:value-type="float" office:value="6.6165486" calcext:value-type="float">
            <text:p>6.6165486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589386" calcext:value-type="float">
            <text:p>6.589386</text:p>
          </table:table-cell>
          <table:table-cell office:value-type="float" office:value="6.6100563" calcext:value-type="float">
            <text:p>6.6100563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486768" calcext:value-type="float">
            <text:p>6.486768</text:p>
          </table:table-cell>
          <table:table-cell office:value-type="float" office:value="6.60097415" calcext:value-type="float">
            <text:p>6.6009741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426977" calcext:value-type="float">
            <text:p>6.426977</text:p>
          </table:table-cell>
          <table:table-cell office:value-type="float" office:value="6.64828285" calcext:value-type="float">
            <text:p>6.6482828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451846" calcext:value-type="float">
            <text:p>6.451846</text:p>
          </table:table-cell>
          <table:table-cell office:value-type="float" office:value="6.64962345" calcext:value-type="float">
            <text:p>6.6496234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534305" calcext:value-type="float">
            <text:p>6.534305</text:p>
          </table:table-cell>
          <table:table-cell office:value-type="float" office:value="6.65554925" calcext:value-type="float">
            <text:p>6.6555492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52748" calcext:value-type="float">
            <text:p>6.652748</text:p>
          </table:table-cell>
          <table:table-cell office:value-type="float" office:value="6.6632154" calcext:value-type="float">
            <text:p>6.6632154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47373" calcext:value-type="float">
            <text:p>6.747373</text:p>
          </table:table-cell>
          <table:table-cell office:value-type="float" office:value="6.6683027" calcext:value-type="float">
            <text:p>6.6683027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74342" calcext:value-type="float">
            <text:p>6.774342</text:p>
          </table:table-cell>
          <table:table-cell office:value-type="float" office:value="6.66905655" calcext:value-type="float">
            <text:p>6.6690565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25148" calcext:value-type="float">
            <text:p>6.725148</text:p>
          </table:table-cell>
          <table:table-cell office:value-type="float" office:value="6.66589195" calcext:value-type="float">
            <text:p>6.6658919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22525" calcext:value-type="float">
            <text:p>6.622525</text:p>
          </table:table-cell>
          <table:table-cell office:value-type="float" office:value="6.65977665" calcext:value-type="float">
            <text:p>6.6597766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509293" calcext:value-type="float">
            <text:p>6.509293</text:p>
          </table:table-cell>
          <table:table-cell office:value-type="float" office:value="6.6524285" calcext:value-type="float">
            <text:p>6.652428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403936" calcext:value-type="float">
            <text:p>6.403936</text:p>
          </table:table-cell>
          <table:table-cell office:value-type="float" office:value="6.64442315" calcext:value-type="float">
            <text:p>6.6444231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550133" calcext:value-type="float">
            <text:p>6.550133</text:p>
          </table:table-cell>
          <table:table-cell office:value-type="float" office:value="6.64850545" calcext:value-type="float">
            <text:p>6.6485054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524522" calcext:value-type="float">
            <text:p>6.524522</text:p>
          </table:table-cell>
          <table:table-cell office:value-type="float" office:value="6.64796235" calcext:value-type="float">
            <text:p>6.6479623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12701" calcext:value-type="float">
            <text:p>6.612701</text:p>
          </table:table-cell>
          <table:table-cell office:value-type="float" office:value="6.65428455" calcext:value-type="float">
            <text:p>6.6542845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24695" calcext:value-type="float">
            <text:p>6.724695</text:p>
          </table:table-cell>
          <table:table-cell office:value-type="float" office:value="6.66110095" calcext:value-type="float">
            <text:p>6.6611009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794052" calcext:value-type="float">
            <text:p>6.794052</text:p>
          </table:table-cell>
          <table:table-cell office:value-type="float" office:value="6.66394165" calcext:value-type="float">
            <text:p>6.6639416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90306" calcext:value-type="float">
            <text:p>6.790306</text:p>
          </table:table-cell>
          <table:table-cell office:value-type="float" office:value="6.6612847" calcext:value-type="float">
            <text:p>6.661284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713844" calcext:value-type="float">
            <text:p>6.713844</text:p>
          </table:table-cell>
          <table:table-cell office:value-type="float" office:value="6.65447805" calcext:value-type="float">
            <text:p>6.6544780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566226" calcext:value-type="float">
            <text:p>6.566226</text:p>
          </table:table-cell>
          <table:table-cell office:value-type="float" office:value="6.64645215" calcext:value-type="float">
            <text:p>6.6464521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407743" calcext:value-type="float">
            <text:p>6.407743</text:p>
          </table:table-cell>
          <table:table-cell office:value-type="float" office:value="6.6418649" calcext:value-type="float">
            <text:p>6.6418649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432942" calcext:value-type="float">
            <text:p>7.432942</text:p>
          </table:table-cell>
          <table:table-cell office:value-type="float" office:value="6.643881" calcext:value-type="float">
            <text:p>6.643881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453789" calcext:value-type="float">
            <text:p>6.453789</text:p>
          </table:table-cell>
          <table:table-cell office:value-type="float" office:value="6.5972664" calcext:value-type="float">
            <text:p>6.5972664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570362" calcext:value-type="float">
            <text:p>6.570362</text:p>
          </table:table-cell>
          <table:table-cell office:value-type="float" office:value="6.6044005" calcext:value-type="float">
            <text:p>6.604400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87628" calcext:value-type="float">
            <text:p>6.687628</text:p>
          </table:table-cell>
          <table:table-cell office:value-type="float" office:value="6.61099675" calcext:value-type="float">
            <text:p>6.6109967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54494" calcext:value-type="float">
            <text:p>6.754494</text:p>
          </table:table-cell>
          <table:table-cell office:value-type="float" office:value="6.6150331" calcext:value-type="float">
            <text:p>6.6150331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6245" calcext:value-type="float">
            <text:p>6.76245</text:p>
          </table:table-cell>
          <table:table-cell office:value-type="float" office:value="6.61567795" calcext:value-type="float">
            <text:p>6.6156779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1105" calcext:value-type="float">
            <text:p>6.71105</text:p>
          </table:table-cell>
          <table:table-cell office:value-type="float" office:value="6.6128061" calcext:value-type="float">
            <text:p>6.6128061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602842" calcext:value-type="float">
            <text:p>6.602842</text:p>
          </table:table-cell>
          <table:table-cell office:value-type="float" office:value="6.60582945" calcext:value-type="float">
            <text:p>6.6058294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475562" calcext:value-type="float">
            <text:p>6.475562</text:p>
          </table:table-cell>
          <table:table-cell office:value-type="float" office:value="6.59505405" calcext:value-type="float">
            <text:p>6.5950540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349186" calcext:value-type="float">
            <text:p>6.349186</text:p>
          </table:table-cell>
          <table:table-cell office:value-type="float" office:value="6.5803476" calcext:value-type="float">
            <text:p>6.5803476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485582" calcext:value-type="float">
            <text:p>6.485582</text:p>
          </table:table-cell>
          <table:table-cell office:value-type="float" office:value="6.584495" calcext:value-type="float">
            <text:p>6.58449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539271" calcext:value-type="float">
            <text:p>6.539271</text:p>
          </table:table-cell>
          <table:table-cell office:value-type="float" office:value="6.5881572" calcext:value-type="float">
            <text:p>6.5881572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650966" calcext:value-type="float">
            <text:p>6.650966</text:p>
          </table:table-cell>
          <table:table-cell office:value-type="float" office:value="6.5951133" calcext:value-type="float">
            <text:p>6.5951133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49029" calcext:value-type="float">
            <text:p>6.749029</text:p>
          </table:table-cell>
          <table:table-cell office:value-type="float" office:value="6.6005025" calcext:value-type="float">
            <text:p>6.600502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81509" calcext:value-type="float">
            <text:p>6.781509</text:p>
          </table:table-cell>
          <table:table-cell office:value-type="float" office:value="6.60214085" calcext:value-type="float">
            <text:p>6.6021408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40913" calcext:value-type="float">
            <text:p>6.740913</text:p>
          </table:table-cell>
          <table:table-cell office:value-type="float" office:value="6.5998938" calcext:value-type="float">
            <text:p>6.5998938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654173" calcext:value-type="float">
            <text:p>6.654173</text:p>
          </table:table-cell>
          <table:table-cell office:value-type="float" office:value="6.594322" calcext:value-type="float">
            <text:p>6.594322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553326" calcext:value-type="float">
            <text:p>6.553326</text:p>
          </table:table-cell>
          <table:table-cell office:value-type="float" office:value="6.5867528" calcext:value-type="float">
            <text:p>6.5867528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474481" calcext:value-type="float">
            <text:p>6.474481</text:p>
          </table:table-cell>
          <table:table-cell office:value-type="float" office:value="6.58016265" calcext:value-type="float">
            <text:p>6.5801626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448065" calcext:value-type="float">
            <text:p>6.448065</text:p>
          </table:table-cell>
          <table:table-cell office:value-type="float" office:value="6.57731615" calcext:value-type="float">
            <text:p>6.5773161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50065" calcext:value-type="float">
            <text:p>6.50065</text:p>
          </table:table-cell>
          <table:table-cell office:value-type="float" office:value="6.57998075" calcext:value-type="float">
            <text:p>6.5799807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596471" calcext:value-type="float">
            <text:p>6.596471</text:p>
          </table:table-cell>
          <table:table-cell office:value-type="float" office:value="6.5860677" calcext:value-type="float">
            <text:p>6.5860677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02287" calcext:value-type="float">
            <text:p>6.702287</text:p>
          </table:table-cell>
          <table:table-cell office:value-type="float" office:value="6.5924778" calcext:value-type="float">
            <text:p>6.5924778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68355" calcext:value-type="float">
            <text:p>6.768355</text:p>
          </table:table-cell>
          <table:table-cell office:value-type="float" office:value="6.59604935" calcext:value-type="float">
            <text:p>6.5960493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67391" calcext:value-type="float">
            <text:p>6.767391</text:p>
          </table:table-cell>
          <table:table-cell office:value-type="float" office:value="6.5953878" calcext:value-type="float">
            <text:p>6.5953878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05013" calcext:value-type="float">
            <text:p>6.705013</text:p>
          </table:table-cell>
          <table:table-cell office:value-type="float" office:value="6.59054235" calcext:value-type="float">
            <text:p>6.5905423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571517" calcext:value-type="float">
            <text:p>6.571517</text:p>
          </table:table-cell>
          <table:table-cell office:value-type="float" office:value="6.5826929" calcext:value-type="float">
            <text:p>6.5826929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387334" calcext:value-type="float">
            <text:p>6.387334</text:p>
          </table:table-cell>
          <table:table-cell office:value-type="float" office:value="6.57534465" calcext:value-type="float">
            <text:p>6.5753446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181433" calcext:value-type="float">
            <text:p>6.181433</text:p>
          </table:table-cell>
          <table:table-cell office:value-type="float" office:value="6.59786405" calcext:value-type="float">
            <text:p>6.5978640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432134" calcext:value-type="float">
            <text:p>6.432134</text:p>
          </table:table-cell>
          <table:table-cell office:value-type="float" office:value="6.6140927" calcext:value-type="float">
            <text:p>6.6140927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558826" calcext:value-type="float">
            <text:p>6.558826</text:p>
          </table:table-cell>
          <table:table-cell office:value-type="float" office:value="6.6224338" calcext:value-type="float">
            <text:p>6.6224338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78393" calcext:value-type="float">
            <text:p>6.678393</text:p>
          </table:table-cell>
          <table:table-cell office:value-type="float" office:value="6.6296962" calcext:value-type="float">
            <text:p>6.6296962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75875" calcext:value-type="float">
            <text:p>6.75875</text:p>
          </table:table-cell>
          <table:table-cell office:value-type="float" office:value="6.63437085" calcext:value-type="float">
            <text:p>6.6343708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81796" calcext:value-type="float">
            <text:p>6.781796</text:p>
          </table:table-cell>
          <table:table-cell office:value-type="float" office:value="6.63519455" calcext:value-type="float">
            <text:p>6.6351945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36568" calcext:value-type="float">
            <text:p>6.736568</text:p>
          </table:table-cell>
          <table:table-cell office:value-type="float" office:value="6.63182275" calcext:value-type="float">
            <text:p>6.6318227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629477" calcext:value-type="float">
            <text:p>6.629477</text:p>
          </table:table-cell>
          <table:table-cell office:value-type="float" office:value="6.62640515" calcext:value-type="float">
            <text:p>6.6264051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502789" calcext:value-type="float">
            <text:p>6.502789</text:p>
          </table:table-cell>
          <table:table-cell office:value-type="float" office:value="6.6241678" calcext:value-type="float">
            <text:p>6.6241678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421523" calcext:value-type="float">
            <text:p>6.421523</text:p>
          </table:table-cell>
          <table:table-cell office:value-type="float" office:value="6.63168175" calcext:value-type="float">
            <text:p>6.6316817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417551" calcext:value-type="float">
            <text:p>6.417551</text:p>
          </table:table-cell>
          <table:table-cell office:value-type="float" office:value="6.63880515" calcext:value-type="float">
            <text:p>6.6388051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501357" calcext:value-type="float">
            <text:p>6.501357</text:p>
          </table:table-cell>
          <table:table-cell office:value-type="float" office:value="6.64796735" calcext:value-type="float">
            <text:p>6.6479673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22389" calcext:value-type="float">
            <text:p>6.622389</text:p>
          </table:table-cell>
          <table:table-cell office:value-type="float" office:value="6.65642815" calcext:value-type="float">
            <text:p>6.6564281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24673" calcext:value-type="float">
            <text:p>6.724673</text:p>
          </table:table-cell>
          <table:table-cell office:value-type="float" office:value="6.6627354" calcext:value-type="float">
            <text:p>6.6627354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73718" calcext:value-type="float">
            <text:p>6.773718</text:p>
          </table:table-cell>
          <table:table-cell office:value-type="float" office:value="6.6653033" calcext:value-type="float">
            <text:p>6.6653033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55124" calcext:value-type="float">
            <text:p>6.755124</text:p>
          </table:table-cell>
          <table:table-cell office:value-type="float" office:value="6.66337365" calcext:value-type="float">
            <text:p>6.6633736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70482" calcext:value-type="float">
            <text:p>6.670482</text:p>
          </table:table-cell>
          <table:table-cell office:value-type="float" office:value="6.65785385" calcext:value-type="float">
            <text:p>6.6578538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548024" calcext:value-type="float">
            <text:p>6.548024</text:p>
          </table:table-cell>
          <table:table-cell office:value-type="float" office:value="6.6509125" calcext:value-type="float">
            <text:p>6.650912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424552" calcext:value-type="float">
            <text:p>6.424552</text:p>
          </table:table-cell>
          <table:table-cell office:value-type="float" office:value="6.643924" calcext:value-type="float">
            <text:p>6.643924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837722" calcext:value-type="float">
            <text:p>6.837722</text:p>
          </table:table-cell>
          <table:table-cell office:value-type="float" office:value="6.6511702" calcext:value-type="float">
            <text:p>6.6511702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506006" calcext:value-type="float">
            <text:p>6.506006</text:p>
          </table:table-cell>
          <table:table-cell office:value-type="float" office:value="6.6361635" calcext:value-type="float">
            <text:p>6.636163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598956" calcext:value-type="float">
            <text:p>6.598956</text:p>
          </table:table-cell>
          <table:table-cell office:value-type="float" office:value="6.64226325" calcext:value-type="float">
            <text:p>6.6422632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04074" calcext:value-type="float">
            <text:p>6.704074</text:p>
          </table:table-cell>
          <table:table-cell office:value-type="float" office:value="6.64844745" calcext:value-type="float">
            <text:p>6.6484474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71886" calcext:value-type="float">
            <text:p>6.771886</text:p>
          </table:table-cell>
          <table:table-cell office:value-type="float" office:value="6.65221315" calcext:value-type="float">
            <text:p>6.6522131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75224" calcext:value-type="float">
            <text:p>6.775224</text:p>
          </table:table-cell>
          <table:table-cell office:value-type="float" office:value="6.65211675" calcext:value-type="float">
            <text:p>6.6521167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1436" calcext:value-type="float">
            <text:p>6.71436</text:p>
          </table:table-cell>
          <table:table-cell office:value-type="float" office:value="6.64803905" calcext:value-type="float">
            <text:p>6.6480390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628216" calcext:value-type="float">
            <text:p>6.628216</text:p>
          </table:table-cell>
          <table:table-cell office:value-type="float" office:value="6.6412607" calcext:value-type="float">
            <text:p>6.6412607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58473" calcext:value-type="float">
            <text:p>6.58473</text:p>
          </table:table-cell>
          <table:table-cell office:value-type="float" office:value="6.6335279" calcext:value-type="float">
            <text:p>6.6335279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53068" calcext:value-type="float">
            <text:p>6.653068</text:p>
          </table:table-cell>
          <table:table-cell office:value-type="float" office:value="6.6234796" calcext:value-type="float">
            <text:p>6.6234796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563991" calcext:value-type="float">
            <text:p>6.563991</text:p>
          </table:table-cell>
          <table:table-cell office:value-type="float" office:value="6.61513005" calcext:value-type="float">
            <text:p>6.6151300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600795" calcext:value-type="float">
            <text:p>6.600795</text:p>
          </table:table-cell>
          <table:table-cell office:value-type="float" office:value="6.6157543" calcext:value-type="float">
            <text:p>6.6157543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670573" calcext:value-type="float">
            <text:p>6.670573</text:p>
          </table:table-cell>
          <table:table-cell office:value-type="float" office:value="6.6194722" calcext:value-type="float">
            <text:p>6.6194722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48534" calcext:value-type="float">
            <text:p>6.748534</text:p>
          </table:table-cell>
          <table:table-cell office:value-type="float" office:value="6.6236101" calcext:value-type="float">
            <text:p>6.6236101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76031" calcext:value-type="float">
            <text:p>6.776031</text:p>
          </table:table-cell>
          <table:table-cell office:value-type="float" office:value="6.62495125" calcext:value-type="float">
            <text:p>6.6249512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35125" calcext:value-type="float">
            <text:p>6.735125</text:p>
          </table:table-cell>
          <table:table-cell office:value-type="float" office:value="6.6221906" calcext:value-type="float">
            <text:p>6.6221906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644728" calcext:value-type="float">
            <text:p>6.644728</text:p>
          </table:table-cell>
          <table:table-cell office:value-type="float" office:value="6.6162802" calcext:value-type="float">
            <text:p>6.6162802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531655" calcext:value-type="float">
            <text:p>6.531655</text:p>
          </table:table-cell>
          <table:table-cell office:value-type="float" office:value="6.6094147" calcext:value-type="float">
            <text:p>6.6094147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408254" calcext:value-type="float">
            <text:p>6.408254</text:p>
          </table:table-cell>
          <table:table-cell office:value-type="float" office:value="6.60314895" calcext:value-type="float">
            <text:p>6.6031489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569476" calcext:value-type="float">
            <text:p>6.569476</text:p>
          </table:table-cell>
          <table:table-cell office:value-type="float" office:value="6.608358" calcext:value-type="float">
            <text:p>6.608358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537588" calcext:value-type="float">
            <text:p>6.537588</text:p>
          </table:table-cell>
          <table:table-cell office:value-type="float" office:value="6.60799995" calcext:value-type="float">
            <text:p>6.6079999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28001" calcext:value-type="float">
            <text:p>6.628001</text:p>
          </table:table-cell>
          <table:table-cell office:value-type="float" office:value="6.6141066" calcext:value-type="float">
            <text:p>6.6141066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2264" calcext:value-type="float">
            <text:p>6.72264</text:p>
          </table:table-cell>
          <table:table-cell office:value-type="float" office:value="6.6200641" calcext:value-type="float">
            <text:p>6.6200641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79388" calcext:value-type="float">
            <text:p>6.779388</text:p>
          </table:table-cell>
          <table:table-cell office:value-type="float" office:value="6.62307095" calcext:value-type="float">
            <text:p>6.6230709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69958" calcext:value-type="float">
            <text:p>6.769958</text:p>
          </table:table-cell>
          <table:table-cell office:value-type="float" office:value="6.6216943" calcext:value-type="float">
            <text:p>6.6216943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69367" calcext:value-type="float">
            <text:p>6.69367</text:p>
          </table:table-cell>
          <table:table-cell office:value-type="float" office:value="6.6164528" calcext:value-type="float">
            <text:p>6.6164528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578793" calcext:value-type="float">
            <text:p>6.578793</text:p>
          </table:table-cell>
          <table:table-cell office:value-type="float" office:value="6.60884355" calcext:value-type="float">
            <text:p>6.6088435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47356" calcext:value-type="float">
            <text:p>6.47356</text:p>
          </table:table-cell>
          <table:table-cell office:value-type="float" office:value="6.60086775" calcext:value-type="float">
            <text:p>6.6008677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383764" calcext:value-type="float">
            <text:p>6.383764</text:p>
          </table:table-cell>
          <table:table-cell office:value-type="float" office:value="6.59437145" calcext:value-type="float">
            <text:p>6.5943714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486077" calcext:value-type="float">
            <text:p>6.486077</text:p>
          </table:table-cell>
          <table:table-cell office:value-type="float" office:value="6.5971615" calcext:value-type="float">
            <text:p>6.597161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576476" calcext:value-type="float">
            <text:p>6.576476</text:p>
          </table:table-cell>
          <table:table-cell office:value-type="float" office:value="6.6029578" calcext:value-type="float">
            <text:p>6.6029578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675153" calcext:value-type="float">
            <text:p>6.675153</text:p>
          </table:table-cell>
          <table:table-cell office:value-type="float" office:value="6.61032945" calcext:value-type="float">
            <text:p>6.6103294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53331" calcext:value-type="float">
            <text:p>6.753331</text:p>
          </table:table-cell>
          <table:table-cell office:value-type="float" office:value="6.615256" calcext:value-type="float">
            <text:p>6.615256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75357" calcext:value-type="float">
            <text:p>6.775357</text:p>
          </table:table-cell>
          <table:table-cell office:value-type="float" office:value="6.6155516" calcext:value-type="float">
            <text:p>6.615551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20818" calcext:value-type="float">
            <text:p>6.720818</text:p>
          </table:table-cell>
          <table:table-cell office:value-type="float" office:value="6.6109312" calcext:value-type="float">
            <text:p>6.6109312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616917" calcext:value-type="float">
            <text:p>6.616917</text:p>
          </table:table-cell>
          <table:table-cell office:value-type="float" office:value="6.60455355" calcext:value-type="float">
            <text:p>6.6045535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507418" calcext:value-type="float">
            <text:p>6.507418</text:p>
          </table:table-cell>
          <table:table-cell office:value-type="float" office:value="6.60089765" calcext:value-type="float">
            <text:p>6.6008976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40634" calcext:value-type="float">
            <text:p>6.40634</text:p>
          </table:table-cell>
          <table:table-cell office:value-type="float" office:value="6.59827365" calcext:value-type="float">
            <text:p>6.5982736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512435" calcext:value-type="float">
            <text:p>6.512435</text:p>
          </table:table-cell>
          <table:table-cell office:value-type="float" office:value="6.60588625" calcext:value-type="float">
            <text:p>6.6058862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562315" calcext:value-type="float">
            <text:p>6.562315</text:p>
          </table:table-cell>
          <table:table-cell office:value-type="float" office:value="6.61039865" calcext:value-type="float">
            <text:p>6.6103986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59721" calcext:value-type="float">
            <text:p>6.659721</text:p>
          </table:table-cell>
          <table:table-cell office:value-type="float" office:value="6.61672495" calcext:value-type="float">
            <text:p>6.6167249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47151" calcext:value-type="float">
            <text:p>6.747151</text:p>
          </table:table-cell>
          <table:table-cell office:value-type="float" office:value="6.6218814" calcext:value-type="float">
            <text:p>6.6218814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82777" calcext:value-type="float">
            <text:p>6.782777</text:p>
          </table:table-cell>
          <table:table-cell office:value-type="float" office:value="6.62371" calcext:value-type="float">
            <text:p>6.62371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51855" calcext:value-type="float">
            <text:p>6.751855</text:p>
          </table:table-cell>
          <table:table-cell office:value-type="float" office:value="6.62153705" calcext:value-type="float">
            <text:p>6.6215370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665128" calcext:value-type="float">
            <text:p>6.665128</text:p>
          </table:table-cell>
          <table:table-cell office:value-type="float" office:value="6.6161333" calcext:value-type="float">
            <text:p>6.6161333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541485" calcext:value-type="float">
            <text:p>6.541485</text:p>
          </table:table-cell>
          <table:table-cell office:value-type="float" office:value="6.6094573" calcext:value-type="float">
            <text:p>6.6094573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419277" calcext:value-type="float">
            <text:p>6.419277</text:p>
          </table:table-cell>
          <table:table-cell office:value-type="float" office:value="6.60491665" calcext:value-type="float">
            <text:p>6.6049166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343634" calcext:value-type="float">
            <text:p>6.343634</text:p>
          </table:table-cell>
          <table:table-cell office:value-type="float" office:value="6.6052292" calcext:value-type="float">
            <text:p>6.6052292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439565" calcext:value-type="float">
            <text:p>6.439565</text:p>
          </table:table-cell>
          <table:table-cell office:value-type="float" office:value="6.6133365" calcext:value-type="float">
            <text:p>6.613336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602003" calcext:value-type="float">
            <text:p>6.602003</text:p>
          </table:table-cell>
          <table:table-cell office:value-type="float" office:value="6.6233608" calcext:value-type="float">
            <text:p>6.6233608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23909" calcext:value-type="float">
            <text:p>6.723909</text:p>
          </table:table-cell>
          <table:table-cell office:value-type="float" office:value="6.63118995" calcext:value-type="float">
            <text:p>6.6311899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73684" calcext:value-type="float">
            <text:p>6.773684</text:p>
          </table:table-cell>
          <table:table-cell office:value-type="float" office:value="6.63510945" calcext:value-type="float">
            <text:p>6.6351094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59243" calcext:value-type="float">
            <text:p>6.759243</text:p>
          </table:table-cell>
          <table:table-cell office:value-type="float" office:value="6.63480205" calcext:value-type="float">
            <text:p>6.6348020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682949" calcext:value-type="float">
            <text:p>6.682949</text:p>
          </table:table-cell>
          <table:table-cell office:value-type="float" office:value="6.63071935" calcext:value-type="float">
            <text:p>6.6307193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593265" calcext:value-type="float">
            <text:p>6.593265</text:p>
          </table:table-cell>
          <table:table-cell office:value-type="float" office:value="6.62460675" calcext:value-type="float">
            <text:p>6.6246067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543799" calcext:value-type="float">
            <text:p>6.543799</text:p>
          </table:table-cell>
          <table:table-cell office:value-type="float" office:value="6.61752925" calcext:value-type="float">
            <text:p>6.6175292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454938" calcext:value-type="float">
            <text:p>6.454938</text:p>
          </table:table-cell>
          <table:table-cell office:value-type="float" office:value="6.6261269" calcext:value-type="float">
            <text:p>6.6261269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558592" calcext:value-type="float">
            <text:p>6.558592</text:p>
          </table:table-cell>
          <table:table-cell office:value-type="float" office:value="6.6294283" calcext:value-type="float">
            <text:p>6.6294283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602683" calcext:value-type="float">
            <text:p>6.602683</text:p>
          </table:table-cell>
          <table:table-cell office:value-type="float" office:value="6.6319228" calcext:value-type="float">
            <text:p>6.6319228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688841" calcext:value-type="float">
            <text:p>6.688841</text:p>
          </table:table-cell>
          <table:table-cell office:value-type="float" office:value="6.63732295" calcext:value-type="float">
            <text:p>6.6373229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6285" calcext:value-type="float">
            <text:p>6.76285</text:p>
          </table:table-cell>
          <table:table-cell office:value-type="float" office:value="6.6417376" calcext:value-type="float">
            <text:p>6.6417376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83723" calcext:value-type="float">
            <text:p>6.783723</text:p>
          </table:table-cell>
          <table:table-cell office:value-type="float" office:value="6.64260845" calcext:value-type="float">
            <text:p>6.6426084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39318" calcext:value-type="float">
            <text:p>6.739318</text:p>
          </table:table-cell>
          <table:table-cell office:value-type="float" office:value="6.6394013" calcext:value-type="float">
            <text:p>6.6394013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64378" calcext:value-type="float">
            <text:p>6.64378</text:p>
          </table:table-cell>
          <table:table-cell office:value-type="float" office:value="6.63339275" calcext:value-type="float">
            <text:p>6.6333927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531608" calcext:value-type="float">
            <text:p>6.531608</text:p>
          </table:table-cell>
          <table:table-cell office:value-type="float" office:value="6.6268596" calcext:value-type="float">
            <text:p>6.6268596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450672" calcext:value-type="float">
            <text:p>6.450672</text:p>
          </table:table-cell>
          <table:table-cell office:value-type="float" office:value="6.62007995" calcext:value-type="float">
            <text:p>6.6200799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425528" calcext:value-type="float">
            <text:p>6.425528</text:p>
          </table:table-cell>
          <table:table-cell office:value-type="float" office:value="6.6227581" calcext:value-type="float">
            <text:p>6.6227581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50578" calcext:value-type="float">
            <text:p>6.50578</text:p>
          </table:table-cell>
          <table:table-cell office:value-type="float" office:value="6.6295773" calcext:value-type="float">
            <text:p>6.6295773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640051" calcext:value-type="float">
            <text:p>6.640051</text:p>
          </table:table-cell>
          <table:table-cell office:value-type="float" office:value="6.63710355" calcext:value-type="float">
            <text:p>6.6371035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58586" calcext:value-type="float">
            <text:p>6.758586</text:p>
          </table:table-cell>
          <table:table-cell office:value-type="float" office:value="6.6422673" calcext:value-type="float">
            <text:p>6.642267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02299" calcext:value-type="float">
            <text:p>6.802299</text:p>
          </table:table-cell>
          <table:table-cell office:value-type="float" office:value="6.64328425" calcext:value-type="float">
            <text:p>6.6432842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67536" calcext:value-type="float">
            <text:p>6.767536</text:p>
          </table:table-cell>
          <table:table-cell office:value-type="float" office:value="6.6403553" calcext:value-type="float">
            <text:p>6.6403553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677589" calcext:value-type="float">
            <text:p>6.677589</text:p>
          </table:table-cell>
          <table:table-cell office:value-type="float" office:value="6.63453715" calcext:value-type="float">
            <text:p>6.6345371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560697" calcext:value-type="float">
            <text:p>6.560697</text:p>
          </table:table-cell>
          <table:table-cell office:value-type="float" office:value="6.62728755" calcext:value-type="float">
            <text:p>6.6272875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451715" calcext:value-type="float">
            <text:p>6.451715</text:p>
          </table:table-cell>
          <table:table-cell office:value-type="float" office:value="6.6206694" calcext:value-type="float">
            <text:p>6.6206694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15752" calcext:value-type="float">
            <text:p>6.715752</text:p>
          </table:table-cell>
          <table:table-cell office:value-type="float" office:value="6.62430525" calcext:value-type="float">
            <text:p>6.6243052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520966" calcext:value-type="float">
            <text:p>6.520966</text:p>
          </table:table-cell>
          <table:table-cell office:value-type="float" office:value="6.6158751" calcext:value-type="float">
            <text:p>6.615875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08482" calcext:value-type="float">
            <text:p>6.608482</text:p>
          </table:table-cell>
          <table:table-cell office:value-type="float" office:value="6.6220674" calcext:value-type="float">
            <text:p>6.6220674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10686" calcext:value-type="float">
            <text:p>6.710686</text:p>
          </table:table-cell>
          <table:table-cell office:value-type="float" office:value="6.6282682" calcext:value-type="float">
            <text:p>6.6282682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77134" calcext:value-type="float">
            <text:p>6.777134</text:p>
          </table:table-cell>
          <table:table-cell office:value-type="float" office:value="6.6317044" calcext:value-type="float">
            <text:p>6.6317044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80267" calcext:value-type="float">
            <text:p>6.780267</text:p>
          </table:table-cell>
          <table:table-cell office:value-type="float" office:value="6.63140725" calcext:value-type="float">
            <text:p>6.6314072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1958" calcext:value-type="float">
            <text:p>6.71958</text:p>
          </table:table-cell>
          <table:table-cell office:value-type="float" office:value="6.627735" calcext:value-type="float">
            <text:p>6.62773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619147" calcext:value-type="float">
            <text:p>6.619147</text:p>
          </table:table-cell>
          <table:table-cell office:value-type="float" office:value="6.62195535" calcext:value-type="float">
            <text:p>6.62195535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513117" calcext:value-type="float">
            <text:p>6.513117</text:p>
          </table:table-cell>
          <table:table-cell office:value-type="float" office:value="6.6155252" calcext:value-type="float">
            <text:p>6.6155252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396015" calcext:value-type="float">
            <text:p>6.396015</text:p>
          </table:table-cell>
          <table:table-cell office:value-type="float" office:value="6.61439655" calcext:value-type="float">
            <text:p>6.6143965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504235" calcext:value-type="float">
            <text:p>6.504235</text:p>
          </table:table-cell>
          <table:table-cell office:value-type="float" office:value="6.62061065" calcext:value-type="float">
            <text:p>6.6206106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561912" calcext:value-type="float">
            <text:p>6.561912</text:p>
          </table:table-cell>
          <table:table-cell office:value-type="float" office:value="6.6245241" calcext:value-type="float">
            <text:p>6.6245241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56305" calcext:value-type="float">
            <text:p>6.656305</text:p>
          </table:table-cell>
          <table:table-cell office:value-type="float" office:value="6.63063255" calcext:value-type="float">
            <text:p>6.6306325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43326" calcext:value-type="float">
            <text:p>6.743326</text:p>
          </table:table-cell>
          <table:table-cell office:value-type="float" office:value="6.63584825" calcext:value-type="float">
            <text:p>6.6358482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78925" calcext:value-type="float">
            <text:p>6.778925</text:p>
          </table:table-cell>
          <table:table-cell office:value-type="float" office:value="6.63749885" calcext:value-type="float">
            <text:p>6.6374988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4372" calcext:value-type="float">
            <text:p>6.74372</text:p>
          </table:table-cell>
          <table:table-cell office:value-type="float" office:value="6.63467815" calcext:value-type="float">
            <text:p>6.63467815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51173" calcext:value-type="float">
            <text:p>6.651173</text:p>
          </table:table-cell>
          <table:table-cell office:value-type="float" office:value="6.6285426" calcext:value-type="float">
            <text:p>6.6285426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532597" calcext:value-type="float">
            <text:p>6.532597</text:p>
          </table:table-cell>
          <table:table-cell office:value-type="float" office:value="6.6212612" calcext:value-type="float">
            <text:p>6.6212612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428334" calcext:value-type="float">
            <text:p>6.428334</text:p>
          </table:table-cell>
          <table:table-cell office:value-type="float" office:value="6.612944" calcext:value-type="float">
            <text:p>6.612944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524432" calcext:value-type="float">
            <text:p>6.524432</text:p>
          </table:table-cell>
          <table:table-cell office:value-type="float" office:value="6.61806225" calcext:value-type="float">
            <text:p>6.61806225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547149" calcext:value-type="float">
            <text:p>6.547149</text:p>
          </table:table-cell>
          <table:table-cell office:value-type="float" office:value="6.620059" calcext:value-type="float">
            <text:p>6.620059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644812" calcext:value-type="float">
            <text:p>6.644812</text:p>
          </table:table-cell>
          <table:table-cell office:value-type="float" office:value="6.62593985" calcext:value-type="float">
            <text:p>6.6259398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32498" calcext:value-type="float">
            <text:p>6.732498</text:p>
          </table:table-cell>
          <table:table-cell office:value-type="float" office:value="6.63134325" calcext:value-type="float">
            <text:p>6.6313432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7941" calcext:value-type="float">
            <text:p>6.77941</text:p>
          </table:table-cell>
          <table:table-cell office:value-type="float" office:value="6.6340374" calcext:value-type="float">
            <text:p>6.6340374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71191" calcext:value-type="float">
            <text:p>6.771191</text:p>
          </table:table-cell>
          <table:table-cell office:value-type="float" office:value="6.6329048" calcext:value-type="float">
            <text:p>6.6329048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06822" calcext:value-type="float">
            <text:p>6.706822</text:p>
          </table:table-cell>
          <table:table-cell office:value-type="float" office:value="6.62828215" calcext:value-type="float">
            <text:p>6.62828215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603987" calcext:value-type="float">
            <text:p>6.603987</text:p>
          </table:table-cell>
          <table:table-cell office:value-type="float" office:value="6.62157905" calcext:value-type="float">
            <text:p>6.62157905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490544" calcext:value-type="float">
            <text:p>6.490544</text:p>
          </table:table-cell>
          <table:table-cell office:value-type="float" office:value="6.61442245" calcext:value-type="float">
            <text:p>6.61442245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490544" calcext:value-type="float">
            <text:p>6.490544</text:p>
          </table:table-cell>
          <table:table-cell office:value-type="float" office:value="6.61596495" calcext:value-type="float">
            <text:p>6.6159649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520297" calcext:value-type="float">
            <text:p>6.520297</text:p>
          </table:table-cell>
          <table:table-cell office:value-type="float" office:value="6.61673595" calcext:value-type="float">
            <text:p>6.61673595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582504" calcext:value-type="float">
            <text:p>6.582504</text:p>
          </table:table-cell>
          <table:table-cell office:value-type="float" office:value="6.6214459" calcext:value-type="float">
            <text:p>6.6214459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84081" calcext:value-type="float">
            <text:p>6.684081</text:p>
          </table:table-cell>
          <table:table-cell office:value-type="float" office:value="6.62881475" calcext:value-type="float">
            <text:p>6.6288147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60619" calcext:value-type="float">
            <text:p>6.760619</text:p>
          </table:table-cell>
          <table:table-cell office:value-type="float" office:value="6.63464095" calcext:value-type="float">
            <text:p>6.6346409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76338" calcext:value-type="float">
            <text:p>6.776338</text:p>
          </table:table-cell>
          <table:table-cell office:value-type="float" office:value="6.63630985" calcext:value-type="float">
            <text:p>6.6363098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22511" calcext:value-type="float">
            <text:p>6.722511</text:p>
          </table:table-cell>
          <table:table-cell office:value-type="float" office:value="6.6329966" calcext:value-type="float">
            <text:p>6.6329966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621009" calcext:value-type="float">
            <text:p>6.621009</text:p>
          </table:table-cell>
          <table:table-cell office:value-type="float" office:value="6.6282853158" calcext:value-type="float">
            <text:p>6.6282853158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505545" calcext:value-type="float">
            <text:p>6.505545</text:p>
          </table:table-cell>
          <table:table-cell office:value-type="float" office:value="6.6286895556" calcext:value-type="float">
            <text:p>6.6286895556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366253" calcext:value-type="float">
            <text:p>6.366253</text:p>
          </table:table-cell>
          <table:table-cell office:value-type="float" office:value="6.6359333529" calcext:value-type="float">
            <text:p>6.6359333529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530699" calcext:value-type="float">
            <text:p>6.530699</text:p>
          </table:table-cell>
          <table:table-cell office:value-type="float" office:value="6.652788375" calcext:value-type="float">
            <text:p>6.65278837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564367" calcext:value-type="float">
            <text:p>6.564367</text:p>
          </table:table-cell>
          <table:table-cell office:value-type="float" office:value="6.6609276667" calcext:value-type="float">
            <text:p>6.6609276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64766" calcext:value-type="float">
            <text:p>6.664766</text:p>
          </table:table-cell>
          <table:table-cell office:value-type="float" office:value="6.6678248571" calcext:value-type="float">
            <text:p>6.667824857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5288" calcext:value-type="float">
            <text:p>6.75288</text:p>
          </table:table-cell>
          <table:table-cell office:value-type="float" office:value="6.6680601538" calcext:value-type="float">
            <text:p>6.6680601538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86381" calcext:value-type="float">
            <text:p>6.786381</text:p>
          </table:table-cell>
          <table:table-cell office:value-type="float" office:value="6.6609918333" calcext:value-type="float">
            <text:p>6.660991833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56758" calcext:value-type="float">
            <text:p>6.756758</text:p>
          </table:table-cell>
          <table:table-cell office:value-type="float" office:value="6.6495928182" calcext:value-type="float">
            <text:p>6.6495928182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78738" calcext:value-type="float">
            <text:p>6.678738</text:p>
          </table:table-cell>
          <table:table-cell office:value-type="float" office:value="6.6388763" calcext:value-type="float">
            <text:p>6.6388763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57276" calcext:value-type="float">
            <text:p>6.57276</text:p>
          </table:table-cell>
          <table:table-cell office:value-type="float" office:value="6.6344472222" calcext:value-type="float">
            <text:p>6.6344472222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460855" calcext:value-type="float">
            <text:p>6.460855</text:p>
          </table:table-cell>
          <table:table-cell office:value-type="float" office:value="6.642158125" calcext:value-type="float">
            <text:p>6.6421581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521394" calcext:value-type="float">
            <text:p>6.521394</text:p>
          </table:table-cell>
          <table:table-cell office:value-type="float" office:value="6.6680585714" calcext:value-type="float">
            <text:p>6.668058571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505964" calcext:value-type="float">
            <text:p>6.505964</text:p>
          </table:table-cell>
          <table:table-cell office:value-type="float" office:value="6.6925026667" calcext:value-type="float">
            <text:p>6.692502666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614496" calcext:value-type="float">
            <text:p>6.614496</text:p>
          </table:table-cell>
          <table:table-cell office:value-type="float" office:value="6.7298104" calcext:value-type="float">
            <text:p>6.729810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29881" calcext:value-type="float">
            <text:p>6.729881</text:p>
          </table:table-cell>
          <table:table-cell office:value-type="float" office:value="6.758639" calcext:value-type="float">
            <text:p>6.758639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00605" calcext:value-type="float">
            <text:p>6.800605</text:p>
          </table:table-cell>
          <table:table-cell office:value-type="float" office:value="6.768225" calcext:value-type="float">
            <text:p>6.768225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93997" calcext:value-type="float">
            <text:p>6.793997</text:p>
          </table:table-cell>
          <table:table-cell office:value-type="float" office:value="6.752035" calcext:value-type="float">
            <text:p>6.75203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10073" calcext:value-type="float">
            <text:p>6.7100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23:21.091191764</dc:date>
    <meta:document-statistic meta:table-count="1" meta:cell-count="3101" meta:object-count="0"/>
    <meta:generator>LibreOffice/4.2.7.2$Linux_X86_64 LibreOffice_project/420m0$Build-2</meta:generator>
  </office:meta>
</office:document-meta>
</file>